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svg" manifest:media-type=""/>
  <manifest:file-entry manifest:full-path="media/image4.svg" manifest:media-type=""/>
  <manifest:file-entry manifest:full-path="media/image5.svg" manifest:media-type=""/>
  <manifest:file-entry manifest:full-path="media/image6.svg" manifest:media-type=""/>
  <manifest:file-entry manifest:full-path="media/image7.svg" manifest:media-type=""/>
  <manifest:file-entry manifest:full-path="media/image8.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754">
      <style:graphic-properties draw:fill="none" draw:stroke="solid" svg:stroke-width="0.01389in" svg:stroke-color="#000000" svg:stroke-opacity="100%"/>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7">
      <style:drawing-page-properties draw:fill="solid" draw:fill-color="#1f2c8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text-transform="uppercase" fo:color="#1f2c8f" style:text-line-through-type="none" style:text-line-through-style="none" style:text-line-through-width="auto" style:text-line-through-color="font-color" style:text-position="0% 100%" fo:font-family="Arial Black"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text-transform="uppercase" fo:color="#1f2c8f" style:text-line-through-type="none" style:text-line-through-style="none" style:text-line-through-width="auto" style:text-line-through-color="font-color" style:text-position="0% 100%" fo:font-family="Arial Black"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8">
      <style:drawing-page-properties draw:fill="solid" draw:fill-color="#f5cd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text-transform="uppercase" fo:color="#1f2c8f" style:text-line-through-type="none" style:text-line-through-style="none" style:text-line-through-width="auto" style:text-line-through-color="font-color" style:text-position="0% 100%" fo:font-family="Arial Black" fo:font-size="0.66667in" style:font-size-asian="0.66667in" style:font-size-complex="0.66667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2">
      <style:graphic-properties draw:fill="none" draw:stroke="solid" svg:stroke-width="0.01389in" svg:stroke-color="#000000" svg:stroke-opacity="100%"/>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70">
      <style:text-properties fo:text-transform="uppercase" fo:color="#1f2c8f" style:text-line-through-type="none" style:text-line-through-style="none" style:text-line-through-width="auto" style:text-line-through-color="font-color" style:text-position="0% 100%" fo:font-family="Arial Blac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36">
      <style:graphic-properties draw:fill="none" draw:stroke="solid" svg:stroke-width="0.01389in" svg:stroke-color="#000000" svg:stroke-opacity="100%"/>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fo:wrap-option="wrap" fo:padding-top="0in" fo:padding-bottom="0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0">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1f2c8f" style:text-line-through-type="none" style:text-line-through-style="none" style:text-line-through-width="auto" style:text-line-through-color="font-color" style:text-position="0% 100%" fo:font-family="Arial Black"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1f2c8f" style:text-line-through-type="none" style:text-line-through-style="none" style:text-line-through-width="auto" style:text-line-through-color="font-color" style:text-position="0% 100%" fo:font-family="Arial Black"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7">
      <style:text-properties fo:font-variant="normal" fo:text-transform="none" fo:color="#1f2c8f" style:text-line-through-type="none" style:text-line-through-style="none" style:text-line-through-width="auto" style:text-line-through-color="font-color" style:text-position="0% 100%" fo:font-family="Arial Black"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1f2c8f" style:text-line-through-type="none" style:text-line-through-style="none" style:text-line-through-width="auto" style:text-line-through-color="font-color" style:text-position="0% 100%" fo:font-family="Arial Blac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8">
      <style:graphic-properties draw:fill="none" draw:stroke="solid" svg:stroke-width="0.01389in" svg:stroke-color="#000000" svg:stroke-opacity="100%"/>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0">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in" fo:padding-bottom="0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4">
      <style:graphic-properties draw:fill="none" fo:clip="rect(1.11901in, 0in, 1.11901in, 0in)" draw:stroke="none"/>
    </style:style>
    <style:style style:family="presentation" style:name="a745">
      <style:graphic-properties draw:fill="none" draw:stroke="solid" svg:stroke-width="0.01389in" svg:stroke-color="#000000" svg:stroke-opacity="100%"/>
    </style:style>
    <style:style style:family="graphic" style:name="a6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draw:fill="none" draw:stroke="solid" svg:stroke-width="0.01389in" svg:stroke-color="#000000" svg:stroke-opacity="100%"/>
    </style:style>
    <style:style style:family="drawing-page" style:name="a7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9">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11">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4">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5">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5">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3">
      <style:graphic-properties draw:fill="solid" draw:fill-color="#aac3e8" draw:opacity="100%" fo:clip="rect(0in, 0.34925in, 0in, 0.34925in)" draw:stroke="none"/>
    </style:style>
    <text:list-style style:name="a731">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03">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27">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23">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691">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19">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office:automatic-styles>
  <office:body>
    <office:presentation>
      <draw:page draw:name="Slide57" draw:style-name="a668" draw:master-page-name="Master1-Layout1-cust-Title-Slide" presentation:presentation-page-layout-name="Master1-PPL1" draw:id="Slide-312">
        <draw:frame draw:id="id124" presentation:style-name="a672" draw:name="Title 1" svg:x="3.28349in" svg:y="0.88265in" svg:width="6.99084in" svg:height="1.13265in" presentation:class="title" presentation:placeholder="false">
          <draw:text-box>
            <text:p text:style-name="a671" text:class-names="" text:cond-style-name=""><text:span text:style-name="a669" text:class-names="">FINAL PROJECT</text:span><text:span text:style-name="a670" text:class-names=""/></text:p>
          </draw:text-box>
          <svg:title/>
          <svg:desc/>
        </draw:frame>
        <draw:frame draw:id="id125" draw:style-name="a680" draw:name="TextBox 2" svg:x="4.72789in" svg:y="2.99267in" svg:width="3.87755in" svg:height="1.51465in">
          <draw:text-box>
            <text:p text:style-name="a674" text:class-names="" text:cond-style-name=""><text:span text:style-name="a673" text:class-names="">Toni Vlašić</text:span></text:p>
            <text:p text:style-name="a676" text:class-names="" text:cond-style-name=""><text:span text:style-name="a675" text:class-names="">Đorđe Vulević</text:span></text:p>
            <text:p text:style-name="a679" text:class-names="" text:cond-style-name=""><text:span text:style-name="a677" text:class-names="">Bruno Maleš</text:span><text:span text:style-name="a678" text:class-names=""/></text:p>
          </draw:text-box>
          <svg:title/>
          <svg:desc/>
        </draw:frame>
        <presentation:notes draw:style-name="a683">
          <draw:page-thumbnail draw:page-number="1" svg:x="-0.5in" svg:y="3.33333in" svg:width="16in" svg:height="9in" presentation:class="page" draw:id="id126" presentation:style-name="a681" draw:name="Slide Image Placeholder 1">
            <svg:title/>
            <svg:desc/>
          </draw:page-thumbnail>
          <draw:frame draw:id="id127" presentation:style-name="a682" draw:name="Notes Placeholder 2" svg:x="1.5in" svg:y="12.83333in" svg:width="12in" svg:height="10.5in" presentation:class="notes" presentation:placeholder="true">
            <draw:text-box/>
            <svg:title/>
            <svg:desc/>
          </draw:frame>
        </presentation:notes>
      </draw:page>
      <draw:page draw:name="Slide49" draw:style-name="a684" draw:master-page-name="Master1-Layout2-cust-Agenda" presentation:presentation-page-layout-name="Master1-PPL2" draw:id="Slide-304">
        <draw:frame draw:id="id128" presentation:style-name="a687" draw:name="Title 1" svg:x="1in" svg:y="1.15625in" svg:width="7.2in" svg:height="1.67471in" presentation:class="title" presentation:placeholder="false">
          <draw:text-box>
            <text:p text:style-name="a686" text:class-names="" text:cond-style-name=""><text:span text:style-name="a685" text:class-names="">agenda</text:span></text:p>
          </draw:text-box>
          <svg:title/>
          <svg:desc/>
        </draw:frame>
        <draw:frame draw:id="id129" presentation:style-name="a704" draw:name="Content Placeholder 2" svg:x="1in" svg:y="3.1in" svg:width="7.2in" svg:height="3.50759in" presentation:class="outline" presentation:placeholder="false">
          <draw:text-box>
            <text:list text:style-name="a691">
              <text:list-item>
                <text:p text:style-name="a690" text:class-names="" text:cond-style-name=""><text:span text:style-name="a688" text:class-names="">FUNCTIONALITIES</text:span><text:span text:style-name="a689" text:class-names=""/></text:p>
              </text:list-item>
            </text:list>
            <text:list text:style-name="a695">
              <text:list-item>
                <text:p text:style-name="a694" text:class-names="" text:cond-style-name=""><text:span text:style-name="a692" text:class-names="">UML</text:span><text:span text:style-name="a693" text:class-names=""/></text:p>
              </text:list-item>
            </text:list>
            <text:list text:style-name="a699">
              <text:list-item>
                <text:p text:style-name="a698" text:class-names="" text:cond-style-name=""><text:span text:style-name="a696" text:class-names="">SEQUENCE DIAGRAM</text:span><text:span text:style-name="a697" text:class-names=""/></text:p>
              </text:list-item>
            </text:list>
            <text:list text:style-name="a703">
              <text:list-item>
                <text:p text:style-name="a702" text:class-names="" text:cond-style-name=""><text:span text:style-name="a700" text:class-names="">DEMO</text:span><text:span text:style-name="a701" text:class-names=""/></text:p>
              </text:list-item>
            </text:list>
          </draw:text-box>
          <svg:title/>
          <svg:desc/>
        </draw:frame>
        <draw:frame draw:id="id130" draw:style-name="a707" draw:name="Slide Number Placeholder 3" svg:x="11.32812in" svg:y="0.5in" svg:width="1.16753in" svg:height="0.51563in">
          <draw:text-box>
            <text:p text:style-name="a706" text:class-names="" text:cond-style-name=""><text:span text:style-name="a705" text:class-names=""><text:page-number style:num-format="1" text:fixed="false"/></text:span></text:p>
          </draw:text-box>
          <svg:title/>
          <svg:desc/>
        </draw:frame>
        <presentation:notes draw:style-name="a710">
          <draw:page-thumbnail draw:page-number="2" svg:x="-0.5in" svg:y="3.33333in" svg:width="16in" svg:height="9in" presentation:class="page" draw:id="id131" presentation:style-name="a708" draw:name="Slide Image Placeholder 1">
            <svg:title/>
            <svg:desc/>
          </draw:page-thumbnail>
          <draw:frame draw:id="id132" presentation:style-name="a709" draw:name="Notes Placeholder 2" svg:x="1.5in" svg:y="12.83333in" svg:width="12in" svg:height="10.5in" presentation:class="notes" presentation:placeholder="true">
            <draw:text-box/>
            <svg:title/>
            <svg:desc/>
          </draw:frame>
        </presentation:notes>
      </draw:page>
      <draw:page draw:name="Slide58" draw:style-name="a711" draw:master-page-name="Master1-Layout2-cust-Agenda" presentation:presentation-page-layout-name="Master1-PPL2" draw:id="Slide-313">
        <draw:frame draw:id="id133" presentation:style-name="a715" draw:name="Title 1" svg:x="1in" svg:y="1.15625in" svg:width="7.2in" svg:height="1.67471in" presentation:class="title" presentation:placeholder="false">
          <draw:text-box>
            <text:p text:style-name="a714" text:class-names="" text:cond-style-name=""><text:span text:style-name="a712" text:class-names="">Functionalities</text:span><text:span text:style-name="a713" text:class-names=""/></text:p>
          </draw:text-box>
          <svg:title/>
          <svg:desc/>
        </draw:frame>
        <draw:frame draw:id="id134" presentation:style-name="a732" draw:name="Content Placeholder 2" svg:x="1in" svg:y="3.1in" svg:width="7.2in" svg:height="3.50759in" presentation:class="outline" presentation:placeholder="false">
          <draw:text-box>
            <text:list text:style-name="a719">
              <text:list-item>
                <text:p text:style-name="a718" text:class-names="" text:cond-style-name=""><text:span text:style-name="a716" text:class-names="">ABOUT</text:span><text:span text:style-name="a717" text:class-names=""/></text:p>
              </text:list-item>
            </text:list>
            <text:list text:style-name="a723">
              <text:list-item>
                <text:p text:style-name="a722" text:class-names="" text:cond-style-name=""><text:span text:style-name="a720" text:class-names="">UML</text:span><text:span text:style-name="a721" text:class-names=""/></text:p>
              </text:list-item>
            </text:list>
            <text:list text:style-name="a727">
              <text:list-item>
                <text:p text:style-name="a726" text:class-names="" text:cond-style-name=""><text:span text:style-name="a724" text:class-names="">SEQUENCE DIAGRAM</text:span><text:span text:style-name="a725" text:class-names=""/></text:p>
              </text:list-item>
            </text:list>
            <text:list text:style-name="a731">
              <text:list-item>
                <text:p text:style-name="a730" text:class-names="" text:cond-style-name=""><text:span text:style-name="a728" text:class-names="">DEMO</text:span><text:span text:style-name="a729" text:class-names=""/></text:p>
              </text:list-item>
            </text:list>
          </draw:text-box>
          <svg:title/>
          <svg:desc/>
        </draw:frame>
        <draw:frame draw:id="id135" draw:style-name="a735" draw:name="Slide Number Placeholder 3" svg:x="11.32812in" svg:y="0.5in" svg:width="1.16753in" svg:height="0.51563in">
          <draw:text-box>
            <text:p text:style-name="a734" text:class-names="" text:cond-style-name=""><text:span text:style-name="a733" text:class-names=""><text:page-number style:num-format="1" text:fixed="false">2</text:page-number></text:span></text:p>
          </draw:text-box>
          <svg:title/>
          <svg:desc/>
        </draw:frame>
        <presentation:notes draw:style-name="a738">
          <draw:page-thumbnail draw:page-number="3" svg:x="-0.5in" svg:y="3.33333in" svg:width="16in" svg:height="9in" presentation:class="page" draw:id="id136" presentation:style-name="a736" draw:name="Slide Image Placeholder 1">
            <svg:title/>
            <svg:desc/>
          </draw:page-thumbnail>
          <draw:frame draw:id="id137" presentation:style-name="a737" draw:name="Notes Placeholder 2" svg:x="1.5in" svg:y="12.83333in" svg:width="12in" svg:height="10.5in" presentation:class="notes" presentation:placeholder="true">
            <draw:text-box/>
            <svg:title/>
            <svg:desc/>
          </draw:frame>
        </presentation:notes>
      </draw:page>
      <draw:page draw:name="Slide52" draw:style-name="a739" draw:master-page-name="Master1-Layout3-cust-Introduction-2" presentation:presentation-page-layout-name="Master1-PPL3" draw:id="Slide-307">
        <draw:frame draw:id="id138" presentation:style-name="a743" draw:name="Title 1" svg:x="6.23627in" svg:y="1.16101in" svg:width="6.25939in" svg:height="5.18275in" presentation:class="title" presentation:placeholder="false">
          <draw:text-box>
            <text:p text:style-name="a742" text:class-names="" text:cond-style-name=""><text:span text:style-name="a740" text:class-names="">Uml diagram</text:span><text:span text:style-name="a741" text:class-names=""/></text:p>
          </draw:text-box>
          <svg:title/>
          <svg:desc/>
        </draw:frame>
        <draw:frame draw:id="id139" presentation:style-name="a744" draw:name="Picture Placeholder 6" svg:x="0.48485in" svg:y="0in" svg:width="4.75142in" svg:height="6.95486in" style:rel-width="scale" style:rel-height="scale" presentation:class="graphic" presentation:placeholder="false">
          <draw:image xlink:href="media/image1.png" xlink:type="simple" xlink:show="embed" xlink:actuate="onLoad"/>
          <svg:title/>
          <svg:desc/>
        </draw:frame>
        <presentation:notes draw:style-name="a747">
          <draw:page-thumbnail draw:page-number="4" svg:x="-0.5in" svg:y="3.33333in" svg:width="16in" svg:height="9in" presentation:class="page" draw:id="id140" presentation:style-name="a745" draw:name="Slide Image Placeholder 1">
            <svg:title/>
            <svg:desc/>
          </draw:page-thumbnail>
          <draw:frame draw:id="id141" presentation:style-name="a746" draw:name="Notes Placeholder 2" svg:x="1.5in" svg:y="12.83333in" svg:width="12in" svg:height="10.5in" presentation:class="notes" presentation:placeholder="true">
            <draw:text-box/>
            <svg:title/>
            <svg:desc/>
          </draw:frame>
        </presentation:notes>
      </draw:page>
      <draw:page draw:name="Slide26" draw:style-name="a748" draw:master-page-name="Master1-Layout4-cust-Section-Header" presentation:presentation-page-layout-name="Master1-PPL4" draw:id="Slide-281">
        <draw:frame draw:id="id142" presentation:style-name="a752" draw:name="Title 1" svg:x="1in" svg:y="1.15625in" svg:width="5.75192in" svg:height="2.7286in" presentation:class="title" presentation:placeholder="false">
          <draw:text-box>
            <text:p text:style-name="a751" text:class-names="" text:cond-style-name=""><text:span text:style-name="a749" text:class-names="">SEQUENCE<text:line-break/>DIAGRAM</text:span><text:span text:style-name="a750" text:class-names=""/></text:p>
          </draw:text-box>
          <svg:title/>
          <svg:desc/>
        </draw:frame>
        <draw:frame draw:id="id143" presentation:style-name="a753" draw:name="Picture Placeholder 5" svg:x="8.10826in" svg:y="0.44923in" svg:width="4.75142in" svg:height="7.05077in" style:rel-width="scale" style:rel-height="scale" presentation:class="graphic" presentation:placeholder="false">
          <draw:image xlink:href="media/image2.png" xlink:type="simple" xlink:show="embed" xlink:actuate="onLoad"/>
          <svg:title/>
          <svg:desc/>
        </draw:frame>
        <presentation:notes draw:style-name="a756">
          <draw:page-thumbnail draw:page-number="5" svg:x="-0.5in" svg:y="3.33333in" svg:width="16in" svg:height="9in" presentation:class="page" draw:id="id144" presentation:style-name="a754" draw:name="Slide Image Placeholder 1">
            <svg:title/>
            <svg:desc/>
          </draw:page-thumbnail>
          <draw:frame draw:id="id145" presentation:style-name="a755" draw:name="Notes Placeholder 2" svg:x="1.5in" svg:y="12.83333in" svg:width="12in" svg:height="10.5in" presentation:class="notes" presentation:placeholder="true">
            <draw:text-box/>
            <svg:title/>
            <svg:desc/>
          </draw:frame>
        </presentation:notes>
      </draw:page>
      <draw:page draw:name="Slide42" draw:style-name="a757" draw:master-page-name="Master1-Layout13-cust-Closing" presentation:presentation-page-layout-name="Master1-PPL13" draw:id="Slide-297">
        <draw:frame draw:id="id146" presentation:style-name="a761" draw:name="Title 1" svg:x="1in" svg:y="0.92933in" svg:width="6.25in" svg:height="2.98306in" presentation:class="title" presentation:placeholder="false">
          <draw:text-box>
            <text:p text:style-name="a760" text:class-names="" text:cond-style-name=""><text:span text:style-name="a758" text:class-names="">DEMO</text:span><text:span text:style-name="a759" text:class-names=""/></text:p>
          </draw:text-box>
          <svg:title/>
          <svg:desc/>
        </draw:frame>
        <presentation:notes draw:style-name="a764">
          <draw:page-thumbnail draw:page-number="6" svg:x="-0.5in" svg:y="3.33333in" svg:width="16in" svg:height="9in" presentation:class="page" draw:id="id147" presentation:style-name="a762" draw:name="Slide Image Placeholder 1">
            <svg:title/>
            <svg:desc/>
          </draw:page-thumbnail>
          <draw:frame draw:id="id148" presentation:style-name="a763" draw:name="Notes Placeholder 2" svg:x="1.5in" svg:y="12.83333in" svg:width="12in" svg:height="10.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3.17125in" svg:y="0.88608in" svg:width="6.99084in" svg:height="4.18987in"/>
    </style:presentation-page-layout>
    <style:presentation-page-layout style:name="Master1-PPL2" style:display-name="Agenda">
      <presentation:placeholder presentation:object="title" svg:x="1in" svg:y="1.15625in" svg:width="7.2in" svg:height="1.67471in"/>
      <presentation:placeholder presentation:object="object" svg:x="1in" svg:y="3.1in" svg:width="7.2in" svg:height="3.50759in"/>
      <presentation:placeholder presentation:object="page-number" svg:x="11.32812in" svg:y="0.5in" svg:width="1.16753in" svg:height="0.51563in"/>
    </style:presentation-page-layout>
    <style:presentation-page-layout style:name="Master1-PPL3" style:display-name="Introduction 2">
      <presentation:placeholder presentation:object="title" svg:x="6.23627in" svg:y="1.16101in" svg:width="6.25939in" svg:height="5.18275in"/>
      <presentation:placeholder presentation:object="graphic" svg:x="0.48485in" svg:y="0in" svg:width="4.75142in" svg:height="6.95486in"/>
    </style:presentation-page-layout>
    <style:presentation-page-layout style:name="Master1-PPL4" style:display-name="Section Header">
      <presentation:placeholder presentation:object="title" svg:x="1in" svg:y="1.15625in" svg:width="5.75192in" svg:height="2.7286in"/>
      <presentation:placeholder presentation:object="object" svg:x="1in" svg:y="4.1653in" svg:width="5.75192in" svg:height="2.44229in"/>
      <presentation:placeholder presentation:object="graphic" svg:x="8.10826in" svg:y="0.44923in" svg:width="4.75142in" svg:height="7.05077in"/>
    </style:presentation-page-layout>
    <style:presentation-page-layout style:name="Master1-PPL5" style:display-name="Quote">
      <presentation:placeholder presentation:object="title" svg:x="3.78452in" svg:y="1.15625in" svg:width="8.71113in" svg:height="1.08723in"/>
      <presentation:placeholder presentation:object="object" svg:x="3.78452in" svg:y="2.51862in" svg:width="8.71113in" svg:height="3.82513in"/>
      <presentation:placeholder presentation:object="page-number" svg:x="11.32812in" svg:y="0.5in" svg:width="1.16753in" svg:height="0.51563in"/>
    </style:presentation-page-layout>
    <style:presentation-page-layout style:name="Master1-PPL6" style:display-name="1_Comparison 1">
      <presentation:placeholder presentation:object="title" svg:x="4.77341in" svg:y="1.15625in" svg:width="7.70299in" svg:height="2.75614in"/>
      <presentation:placeholder presentation:object="page-number" svg:x="11.41566in" svg:y="0.5in" svg:width="1.08in" svg:height="0.51563in"/>
      <presentation:placeholder presentation:object="object" svg:x="4.77341in" svg:y="4.1653in" svg:width="7.70299in" svg:height="2.44229in"/>
    </style:presentation-page-layout>
    <style:presentation-page-layout style:name="Master1-PPL7" style:display-name="Comparison 4">
      <presentation:placeholder presentation:object="title" svg:x="1in" svg:y="0.91277in" svg:width="8.52632in" svg:height="1.33682in"/>
      <presentation:placeholder presentation:object="page-number" svg:x="11.41566in" svg:y="0.5in" svg:width="1.08in" svg:height="0.51563in"/>
      <presentation:placeholder presentation:object="object" svg:x="1in" svg:y="2.51862in" svg:width="3.59046in" svg:height="4.06861in"/>
      <presentation:placeholder presentation:object="object" svg:x="5.22983in" svg:y="2.51862in" svg:width="3.59247in" svg:height="4.06861in"/>
    </style:presentation-page-layout>
    <style:presentation-page-layout style:name="Master1-PPL8" style:display-name="Timeline 1">
      <presentation:placeholder presentation:object="title" svg:x="1in" svg:y="1.05577in" svg:width="8.34614in" svg:height="1.19382in"/>
      <presentation:placeholder presentation:object="object" svg:x="1in" svg:y="2.51862in" svg:width="3.59046in" svg:height="4.53214in"/>
      <presentation:placeholder presentation:object="object" svg:x="5.22983in" svg:y="2.51862in" svg:width="4.11631in" svg:height="4.53214in"/>
      <presentation:placeholder presentation:object="graphic" svg:x="9.83099in" svg:y="1.05577in" svg:width="3.50235in" svg:height="6.44423in"/>
      <presentation:placeholder presentation:object="page-number" svg:x="11.32812in" svg:y="0.5in" svg:width="1.16753in" svg:height="0.51563in"/>
    </style:presentation-page-layout>
    <style:presentation-page-layout style:name="Master1-PPL9" style:display-name="Summary 2">
      <presentation:placeholder presentation:object="title" svg:x="1in" svg:y="1.15625in" svg:width="8.57812in" svg:height="1.10759in"/>
      <presentation:placeholder presentation:object="object" svg:x="1in" svg:y="2.55008in" svg:width="7.5493in" svg:height="4.07023in"/>
      <presentation:placeholder presentation:object="graphic" svg:x="9.83099in" svg:y="3.72396in" svg:width="3.50235in" svg:height="3.77604in"/>
      <presentation:placeholder presentation:object="page-number" svg:x="11.41566in" svg:y="0.5in" svg:width="1.08in" svg:height="0.51563in"/>
    </style:presentation-page-layout>
    <style:presentation-page-layout style:name="Master1-PPL10" style:display-name="Timeline 3">
      <presentation:placeholder presentation:object="title" svg:x="1.69572in" svg:y="1.19118in" svg:width="10.80428in" svg:height="1.07266in"/>
      <presentation:placeholder presentation:object="outline" svg:x="1.69572in" svg:y="2.55026in" svg:width="3.25374in" svg:height="4.05103in"/>
      <presentation:placeholder presentation:object="object" svg:x="5.56338in" svg:y="2.55008in" svg:width="6.93995in" svg:height="4.07023in"/>
      <presentation:placeholder presentation:object="page-number" svg:x="11.32812in" svg:y="0.5in" svg:width="1.16753in" svg:height="0.51563in"/>
    </style:presentation-page-layout>
    <style:presentation-page-layout style:name="Master1-PPL11" style:display-name="Summary 3">
      <presentation:placeholder presentation:object="title" svg:x="1.69572in" svg:y="1.15625in" svg:width="10.79994in" svg:height="1.09334in"/>
      <presentation:placeholder presentation:object="object" svg:x="1.69572in" svg:y="2.51862in" svg:width="6.37483in" svg:height="4.33245in"/>
      <presentation:placeholder presentation:object="object" svg:x="8.68421in" svg:y="2.51862in" svg:width="3.81144in" svg:height="4.33245in"/>
      <presentation:placeholder presentation:object="page-number" svg:x="11.41566in" svg:y="0.5in" svg:width="1.08in" svg:height="0.51563in"/>
    </style:presentation-page-layout>
    <style:presentation-page-layout style:name="Master1-PPL12" style:display-name="Timeline 2">
      <presentation:placeholder presentation:object="title" svg:x="1in" svg:y="1.15625in" svg:width="11.49566in" svg:height="1.1076in"/>
      <presentation:placeholder presentation:object="object" svg:x="1in" svg:y="2.53288in" svg:width="11.49566in" svg:height="4.31819in"/>
      <presentation:placeholder presentation:object="page-number" svg:x="11.32812in" svg:y="0.5in" svg:width="1.16753in" svg:height="0.51563in"/>
    </style:presentation-page-layout>
    <style:presentation-page-layout style:name="Master1-PPL13" style:display-name="Closing">
      <presentation:placeholder presentation:object="title" svg:x="1in" svg:y="0.92933in" svg:width="6.25in" svg:height="2.98306in"/>
      <presentation:placeholder presentation:object="subtitle" svg:x="1in" svg:y="4.17061in" svg:width="6.25in" svg:height="2.44383in"/>
    </style:presentation-page-layout>
    <style:presentation-page-layout style:name="Master1-PPL14" style:display-name="Title Only">
      <presentation:placeholder presentation:object="title" svg:x="0.83in" svg:y="0.8in" svg:width="11.67in" svg:height="1.48956in"/>
      <presentation:placeholder presentation:object="page-number" svg:x="11.41566in" svg:y="0.5in" svg:width="1.08in" svg:height="0.26739in"/>
    </style:presentation-page-layout>
    <style:presentation-page-layout style:name="Master1-PPL15" style:display-name="Blank">
      <presentation:placeholder presentation:object="page-number" svg:x="11.41566in" svg:y="0.5in" svg:width="1.08in" svg:height="0.26739in"/>
    </style:presentation-page-layout>
    <style:presentation-page-layout style:name="Master1-PPL16" style:display-name="Content with Caption">
      <presentation:placeholder presentation:object="title" svg:x="0.83in" svg:y="0.83in" svg:width="4.30035in" svg:height="1.66739in"/>
      <presentation:placeholder presentation:object="page-number" svg:x="11.41566in" svg:y="0.5in" svg:width="1.08in" svg:height="0.26739in"/>
      <presentation:placeholder presentation:object="outline" svg:x="0.83in" svg:y="2.5in" svg:width="4.30035in" svg:height="3.90101in"/>
      <presentation:placeholder presentation:object="object" svg:x="5.6684in" svg:y="0.81087in" svg:width="6.82725in" svg:height="5.59885in"/>
    </style:presentation-page-layout>
    <style:presentation-page-layout style:name="Master1-PPL17" style:display-name="Picture with Caption">
      <presentation:placeholder presentation:object="title" svg:x="0.83217in" svg:y="0.82608in" svg:width="4.3in" svg:height="1.67in"/>
      <presentation:placeholder presentation:object="page-number" svg:x="11.41566in" svg:y="0.5in" svg:width="1.08in" svg:height="0.26739in"/>
      <presentation:placeholder presentation:object="outline" svg:x="0.83217in" svg:y="2.5in" svg:width="4.3in" svg:height="4.1684in"/>
      <presentation:placeholder presentation:object="graphic" svg:x="5.75536in" svg:y="1.07986in" svg:width="6.75in" svg:height="5.32986in"/>
    </style:presentation-page-layout>
    <style:style style:family="table-cell" style:name="a620">
      <style:table-cell-properties fo:background-color="#ed7d31"/>
      <style:text-properties fo:color="#ffffff" fo:font-family="+mn-lt" style:font-family-asian="+mn-ea" style:font-family-complex="+mn-cs" fo:font-weight="bold" style:font-weight-asian="bold" style:font-weight-complex="bold"/>
    </style:style>
    <style:style style:family="table-cell" style:name="a621">
      <style:table-cell-properties fo:background-color="#ed7d31"/>
      <style:text-properties fo:color="#ffffff" fo:font-family="+mn-lt" style:font-family-asian="+mn-ea" style:font-family-complex="+mn-cs" fo:font-weight="bold" style:font-weight-asian="bold" style:font-weight-complex="bold"/>
    </style:style>
    <style:style style:family="table-cell" style:name="a622">
      <style:table-cell-properties fo:background-color="#ffffff" fo:border-top="0.02778in solid #000000" fo:border-bottom="0.02778in solid #000000"/>
      <style:text-properties fo:color="#000000" fo:font-family="+mn-lt" style:font-family-asian="+mn-ea" style:font-family-complex="+mn-cs"/>
    </style:style>
    <style:style style:family="table-cell" style:name="a623">
      <style:table-cell-properties fo:background-color="#e7e7e7"/>
    </style:style>
    <style:style style:family="table-cell" style:name="a624">
      <style:table-cell-properties fo:background-color="#e7e7e7"/>
    </style:style>
    <style:style style:family="table-cell" style:name="a625">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626">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627">
      <style:table-cell-properties fo:background-color="#a5a5a5"/>
      <style:text-properties fo:color="#ffffff" fo:font-family="+mn-lt" style:font-family-asian="+mn-ea" style:font-family-complex="+mn-cs" fo:font-weight="bold" style:font-weight-asian="bold" style:font-weight-complex="bold"/>
    </style:style>
    <style:style style:family="table-cell" style:name="a628">
      <style:table-cell-properties fo:background-color="#a5a5a5"/>
      <style:text-properties fo:color="#ffffff" fo:font-family="+mn-lt" style:font-family-asian="+mn-ea" style:font-family-complex="+mn-cs" fo:font-weight="bold" style:font-weight-asian="bold" style:font-weight-complex="bold"/>
    </style:style>
    <style:style style:family="table-cell" style:name="a629">
      <style:table-cell-properties fo:border-top="0.01389in solid #ed7d31" fo:border-bottom="0.01389in solid #ed7d31"/>
      <style:text-properties fo:color="#000000" fo:font-family="+mn-lt" style:font-family-asian="+mn-ea" style:font-family-complex="+mn-cs"/>
    </style:style>
    <style:style style:family="table-cell" style:name="a580">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581">
      <style:table-cell-properties fo:background-color="#ffc000"/>
      <style:text-properties fo:color="#ffffff" fo:font-family="+mn-lt" style:font-family-asian="+mn-ea" style:font-family-complex="+mn-cs" fo:font-weight="bold" style:font-weight-asian="bold" style:font-weight-complex="bold"/>
    </style:style>
    <style:style style:family="table-cell" style:name="a582">
      <style:table-cell-properties fo:background-color="#ffc000"/>
      <style:text-properties fo:color="#ffffff" fo:font-family="+mn-lt" style:font-family-asian="+mn-ea" style:font-family-complex="+mn-cs" fo:font-weight="bold" style:font-weight-asian="bold" style:font-weight-complex="bold"/>
    </style:style>
    <style:style style:family="table-cell" style:name="a583">
      <style:table-cell-properties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584">
      <style:table-cell-properties fo:background-color="#ed7d31"/>
    </style:style>
    <style:style style:family="table-cell" style:name="a585">
      <style:table-cell-properties fo:background-color="#ed7d31"/>
    </style:style>
    <style:style style:family="table-cell" style:name="a586">
      <style:table-cell-properties fo:border-bottom="0.02778in solid #ed7d31"/>
      <style:text-properties fo:font-family="" style:font-family-asian="" style:font-family-complex="" fo:font-weight="bold" style:font-weight-asian="bold" style:font-weight-complex="bold"/>
    </style:style>
    <style:style style:family="table-cell" style:name="a587">
      <style:table-cell-properties fo:border-top="0.05556in double #ed7d31"/>
      <style:text-properties fo:font-family="" style:font-family-asian="" style:font-family-complex="" fo:font-weight="bold" style:font-weight-asian="bold" style:font-weight-complex="bold"/>
    </style:style>
    <style:style style:family="table-cell" style:name="a588">
      <style:table-cell-properties/>
      <style:text-properties fo:font-family="" style:font-family-asian="" style:font-family-complex="" fo:font-weight="bold" style:font-weight-asian="bold" style:font-weight-complex="bold"/>
    </style:style>
    <style:style style:family="table-cell" style:name="a589">
      <style:table-cell-properties/>
      <style:text-properties fo:font-family="" style:font-family-asian="" style:font-family-complex="" fo:font-weight="bold" style:font-weight-asian="bold" style:font-weight-complex="bold"/>
    </style:style>
    <style:style style:family="table-cell" style:name="a630">
      <style:table-cell-properties fo:background-color="#ed7d31"/>
    </style:style>
    <style:style style:family="table-cell" style:name="a631">
      <style:table-cell-properties/>
    </style:style>
    <style:style style:family="table-cell" style:name="a632">
      <style:table-cell-properties fo:background-color="#ed7d31"/>
    </style:style>
    <style:style style:family="table-cell" style:name="a633">
      <style:table-cell-properties fo:border-bottom="0.01389in solid #ed7d31"/>
      <style:text-properties fo:font-family="" style:font-family-asian="" style:font-family-complex="" fo:font-weight="bold" style:font-weight-asian="bold" style:font-weight-complex="bold"/>
    </style:style>
    <style:style style:family="table-cell" style:name="a634">
      <style:table-cell-properties fo:border-top="0.01389in solid #ed7d31"/>
      <style:text-properties fo:font-family="" style:font-family-asian="" style:font-family-complex="" fo:font-weight="bold" style:font-weight-asian="bold" style:font-weight-complex="bold"/>
    </style:style>
    <style:style style:family="table-cell" style:name="a635">
      <style:table-cell-properties/>
      <style:text-properties fo:font-family="" style:font-family-asian="" style:font-family-complex="" fo:font-weight="bold" style:font-weight-asian="bold" style:font-weight-complex="bold"/>
    </style:style>
    <style:style style:family="table-cell" style:name="a636">
      <style:table-cell-properties/>
      <style:text-properties fo:font-family="" style:font-family-asian="" style:font-family-complex="" fo:font-weight="bold" style:font-weight-asian="bold" style:font-weight-complex="bold"/>
    </style:style>
    <style:style style:family="table-cell" style:name="a637">
      <style:table-cell-properties fo:border-top="0.01389in solid #4472c4" fo:border-bottom="0.01389in solid #4472c4"/>
      <style:text-properties fo:color="#000000" fo:font-family="+mn-lt" style:font-family-asian="+mn-ea" style:font-family-complex="+mn-cs"/>
    </style:style>
    <style:style style:family="table-cell" style:name="a638">
      <style:table-cell-properties fo:background-color="#4472c4"/>
    </style:style>
    <style:style style:family="table-cell" style:name="a548">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39">
      <style:table-cell-properties/>
    </style:style>
    <style:style style:family="table-cell" style:name="a549">
      <style:table-cell-properties/>
    </style:style>
    <style:style style:family="table-cell" style:name="a590">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91">
      <style:table-cell-properties/>
    </style:style>
    <style:style style:family="table-cell" style:name="a592">
      <style:table-cell-properties fo:background-color="#d5e3cf"/>
    </style:style>
    <style:style style:family="table-cell" style:name="a593">
      <style:table-cell-properties/>
    </style:style>
    <style:style style:family="table-cell" style:name="a594">
      <style:table-cell-properties fo:background-color="#d5e3cf"/>
    </style:style>
    <style:style style:family="table-cell" style:name="a595">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596">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597">
      <style:table-cell-properties fo:background-color="#70ad47"/>
      <style:text-properties fo:color="#ffffff" fo:font-family="+mn-lt" style:font-family-asian="+mn-ea" style:font-family-complex="+mn-cs" fo:font-weight="bold" style:font-weight-asian="bold" style:font-weight-complex="bold"/>
    </style:style>
    <style:style style:family="table-cell" style:name="a598">
      <style:table-cell-properties fo:background-color="#70ad47"/>
      <style:text-properties fo:color="#ffffff" fo:font-family="+mn-lt" style:font-family-asian="+mn-ea" style:font-family-complex="+mn-cs" fo:font-weight="bold" style:font-weight-asian="bold" style:font-weight-complex="bold"/>
    </style:style>
    <style:style style:family="table-cell" style:name="a599">
      <style:table-cell-properties fo:background-color="#ffffff" fo:border-top="0.02778in solid #000000" fo:border-bottom="0.02778in solid #000000"/>
      <style:text-properties fo:color="#000000" fo:font-family="+mn-lt" style:font-family-asian="+mn-ea" style:font-family-complex="+mn-cs"/>
    </style:style>
    <style:style style:family="table-cell" style:name="a640">
      <style:table-cell-properties fo:background-color="#4472c4"/>
    </style:style>
    <style:style style:family="table-cell" style:name="a550">
      <style:table-cell-properties fo:background-color="#f8d7cd"/>
    </style:style>
    <style:style style:family="table-cell" style:name="a641">
      <style:table-cell-properties fo:border-bottom="0.01389in solid #4472c4"/>
      <style:text-properties fo:font-family="" style:font-family-asian="" style:font-family-complex="" fo:font-weight="bold" style:font-weight-asian="bold" style:font-weight-complex="bold"/>
    </style:style>
    <style:style style:family="table-cell" style:name="a551">
      <style:table-cell-properties/>
    </style:style>
    <style:style style:family="table-cell" style:name="a642">
      <style:table-cell-properties fo:border-top="0.01389in solid #4472c4"/>
      <style:text-properties fo:font-family="" style:font-family-asian="" style:font-family-complex="" fo:font-weight="bold" style:font-weight-asian="bold" style:font-weight-complex="bold"/>
    </style:style>
    <style:style style:family="table-cell" style:name="a552">
      <style:table-cell-properties fo:background-color="#f8d7cd"/>
    </style:style>
    <style:style style:family="table-cell" style:name="a643">
      <style:table-cell-properties/>
      <style:text-properties fo:font-family="" style:font-family-asian="" style:font-family-complex="" fo:font-weight="bold" style:font-weight-asian="bold" style:font-weight-complex="bold"/>
    </style:style>
    <style:style style:family="table-cell" style:name="a553">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644">
      <style:table-cell-properties/>
      <style:text-properties fo:font-family="" style:font-family-asian="" style:font-family-complex="" fo:font-weight="bold" style:font-weight-asian="bold" style:font-weight-complex="bold"/>
    </style:style>
    <style:style style:family="table-cell" style:name="a554">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645">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55">
      <style:table-cell-properties fo:background-color="#ed7d31"/>
      <style:text-properties fo:color="#ffffff" fo:font-family="+mn-lt" style:font-family-asian="+mn-ea" style:font-family-complex="+mn-cs" fo:font-weight="bold" style:font-weight-asian="bold" style:font-weight-complex="bold"/>
    </style:style>
    <style:style style:family="table-cell" style:name="a646">
      <style:table-cell-properties/>
    </style:style>
    <style:style style:family="table-cell" style:name="a556">
      <style:table-cell-properties fo:background-color="#ed7d31"/>
      <style:text-properties fo:color="#ffffff" fo:font-family="+mn-lt" style:font-family-asian="+mn-ea" style:font-family-complex="+mn-cs" fo:font-weight="bold" style:font-weight-asian="bold" style:font-weight-complex="bold"/>
    </style:style>
    <style:style style:family="table-cell" style:name="a647">
      <style:table-cell-properties fo:background-color="#d2deef"/>
    </style:style>
    <style:style style:family="table-cell" style:name="a557">
      <style:table-cell-properties fo:border-top="0.01389in solid #a5a5a5" fo:border-bottom="0.01389in solid #a5a5a5"/>
      <style:text-properties fo:color="#000000" fo:font-family="+mn-lt" style:font-family-asian="+mn-ea" style:font-family-complex="+mn-cs"/>
    </style:style>
    <style:style style:family="table-cell" style:name="a648">
      <style:table-cell-properties/>
    </style:style>
    <style:style style:family="table-cell" style:name="a558">
      <style:table-cell-properties fo:background-color="#a5a5a5"/>
    </style:style>
    <style:style style:family="table-cell" style:name="a649">
      <style:table-cell-properties fo:background-color="#d2deef"/>
    </style:style>
    <style:style style:family="table-cell" style:name="a559">
      <style:table-cell-properties/>
    </style:style>
    <style:style style:family="table-cell" style:name="a600">
      <style:table-cell-properties fo:background-color="#e7e7e7"/>
    </style:style>
    <style:style style:family="table-cell" style:name="a601">
      <style:table-cell-properties fo:background-color="#e7e7e7"/>
    </style:style>
    <style:style style:family="table-cell" style:name="a602">
      <style:table-cell-properties fo:background-color="#4472c4" fo:border-bottom="0.02778in solid #000000"/>
      <style:text-properties fo:color="#ffffff" fo:font-family="+mn-lt" style:font-family-asian="+mn-ea" style:font-family-complex="+mn-cs" fo:font-weight="bold" style:font-weight-asian="bold" style:font-weight-complex="bold"/>
    </style:style>
    <style:style style:family="graphic" style:name="Graphics"/>
    <style:style style:family="table-cell" style:name="a603">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604">
      <style:table-cell-properties fo:background-color="#4472c4"/>
      <style:text-properties fo:color="#ffffff" fo:font-family="+mn-lt" style:font-family-asian="+mn-ea" style:font-family-complex="+mn-cs" fo:font-weight="bold" style:font-weight-asian="bold" style:font-weight-complex="bold"/>
    </style:style>
    <style:style style:family="table-cell" style:name="a605">
      <style:table-cell-properties fo:background-color="#4472c4"/>
      <style:text-properties fo:color="#ffffff" fo:font-family="+mn-lt" style:font-family-asian="+mn-ea" style:font-family-complex="+mn-cs" fo:font-weight="bold" style:font-weight-asian="bold" style:font-weight-complex="bold"/>
    </style:style>
    <style:style style:family="table-cell" style:name="a60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07">
      <style:table-cell-properties/>
    </style:style>
    <style:style style:family="table-cell" style:name="a608">
      <style:table-cell-properties fo:background-color="#cfd5ea"/>
    </style:style>
    <style:style style:family="table-cell" style:name="a609">
      <style:table-cell-properties/>
    </style:style>
    <style:style style:family="table-cell" style:name="a650">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560">
      <style:table-cell-properties fo:background-color="#a5a5a5"/>
    </style:style>
    <style:style style:family="table-cell" style:name="a651">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561">
      <style:table-cell-properties fo:border-bottom="0.01389in solid #a5a5a5"/>
      <style:text-properties fo:font-family="" style:font-family-asian="" style:font-family-complex="" fo:font-weight="bold" style:font-weight-asian="bold" style:font-weight-complex="bold"/>
    </style:style>
    <style:style style:family="table-cell" style:name="a652">
      <style:table-cell-properties fo:background-color="#5b9bd5"/>
      <style:text-properties fo:color="#ffffff" fo:font-family="+mn-lt" style:font-family-asian="+mn-ea" style:font-family-complex="+mn-cs" fo:font-weight="bold" style:font-weight-asian="bold" style:font-weight-complex="bold"/>
    </style:style>
    <style:style style:family="table-cell" style:name="a562">
      <style:table-cell-properties fo:border-top="0.01389in solid #a5a5a5"/>
      <style:text-properties fo:font-family="" style:font-family-asian="" style:font-family-complex="" fo:font-weight="bold" style:font-weight-asian="bold" style:font-weight-complex="bold"/>
    </style:style>
    <style:style style:family="table-cell" style:name="a653">
      <style:table-cell-properties fo:background-color="#5b9bd5"/>
      <style:text-properties fo:color="#ffffff" fo:font-family="+mn-lt" style:font-family-asian="+mn-ea" style:font-family-complex="+mn-cs" fo:font-weight="bold" style:font-weight-asian="bold" style:font-weight-complex="bold"/>
    </style:style>
    <style:style style:family="table-cell" style:name="a563">
      <style:table-cell-properties/>
      <style:text-properties fo:font-family="" style:font-family-asian="" style:font-family-complex="" fo:font-weight="bold" style:font-weight-asian="bold" style:font-weight-complex="bold"/>
    </style:style>
    <style:style style:family="table-cell" style:name="a654">
      <style:table-cell-properties fo:background-color="#ffffff" fo:border-top="0.02778in solid #000000" fo:border-bottom="0.02778in solid #000000"/>
      <style:text-properties fo:color="#000000" fo:font-family="+mn-lt" style:font-family-asian="+mn-ea" style:font-family-complex="+mn-cs"/>
    </style:style>
    <style:style style:family="table-cell" style:name="a564">
      <style:table-cell-properties/>
      <style:text-properties fo:font-family="" style:font-family-asian="" style:font-family-complex="" fo:font-weight="bold" style:font-weight-asian="bold" style:font-weight-complex="bold"/>
    </style:style>
    <style:style style:family="table-cell" style:name="a655">
      <style:table-cell-properties fo:background-color="#e7e7e7"/>
    </style:style>
    <style:style style:family="table-cell" style:name="a565">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56">
      <style:table-cell-properties fo:background-color="#e7e7e7"/>
    </style:style>
    <style:style style:family="table-cell" style:name="a566">
      <style:table-cell-properties/>
    </style:style>
    <style:style style:family="table-cell" style:name="a657">
      <style:table-cell-properties fo:background-color="#ffc000" fo:border-bottom="0.02778in solid #000000"/>
      <style:text-properties fo:color="#ffffff" fo:font-family="+mn-lt" style:font-family-asian="+mn-ea" style:font-family-complex="+mn-cs" fo:font-weight="bold" style:font-weight-asian="bold" style:font-weight-complex="bold"/>
    </style:style>
    <style:style style:family="table-cell" style:name="a567">
      <style:table-cell-properties fo:background-color="#e1e1e1"/>
    </style:style>
    <style:style style:family="table-cell" style:name="a658">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568">
      <style:table-cell-properties/>
    </style:style>
    <style:style style:family="table-cell" style:name="a659">
      <style:table-cell-properties fo:background-color="#ffc000"/>
      <style:text-properties fo:color="#ffffff" fo:font-family="+mn-lt" style:font-family-asian="+mn-ea" style:font-family-complex="+mn-cs" fo:font-weight="bold" style:font-weight-asian="bold" style:font-weight-complex="bold"/>
    </style:style>
    <style:style style:family="table-cell" style:name="a569">
      <style:table-cell-properties fo:background-color="#e1e1e1"/>
    </style:style>
    <style:style style:family="table-cell" style:name="a610">
      <style:table-cell-properties fo:background-color="#cfd5ea"/>
    </style:style>
    <style:style style:family="table-cell" style:name="a61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61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613">
      <style:table-cell-properties fo:background-color="#4472c4"/>
      <style:text-properties fo:color="#ffffff" fo:font-family="+mn-lt" style:font-family-asian="+mn-ea" style:font-family-complex="+mn-cs" fo:font-weight="bold" style:font-weight-asian="bold" style:font-weight-complex="bold"/>
    </style:style>
    <style:style style:family="table-cell" style:name="a614">
      <style:table-cell-properties fo:background-color="#4472c4"/>
      <style:text-properties fo:color="#ffffff" fo:font-family="+mn-lt" style:font-family-asian="+mn-ea" style:font-family-complex="+mn-cs" fo:font-weight="bold" style:font-weight-asian="bold" style:font-weight-complex="bold"/>
    </style:style>
    <style:style style:family="table-cell" style:name="a615">
      <style:table-cell-properties fo:background-color="#ffffff" fo:border-top="0.02778in solid #000000" fo:border-bottom="0.02778in solid #000000"/>
      <style:text-properties fo:color="#000000" fo:font-family="+mn-lt" style:font-family-asian="+mn-ea" style:font-family-complex="+mn-cs"/>
    </style:style>
    <style:style style:family="table-cell" style:name="a616">
      <style:table-cell-properties fo:background-color="#e7e7e7"/>
    </style:style>
    <style:style style:family="table-cell" style:name="a617">
      <style:table-cell-properties fo:background-color="#e7e7e7"/>
    </style:style>
    <style:style style:family="table-cell" style:name="a618">
      <style:table-cell-properties fo:background-color="#ed7d31" fo:border-bottom="0.02778in solid #000000"/>
      <style:text-properties fo:color="#ffffff" fo:font-family="+mn-lt" style:font-family-asian="+mn-ea" style:font-family-complex="+mn-cs" fo:font-weight="bold" style:font-weight-asian="bold" style:font-weight-complex="bold"/>
    </style:style>
    <style:style style:family="table-cell" style:name="a619">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660">
      <style:table-cell-properties fo:background-color="#ffc000"/>
      <style:text-properties fo:color="#ffffff" fo:font-family="+mn-lt" style:font-family-asian="+mn-ea" style:font-family-complex="+mn-cs" fo:font-weight="bold" style:font-weight-asian="bold" style:font-weight-complex="bold"/>
    </style:style>
    <style:style style:family="table-cell" style:name="a570">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661">
      <style:table-cell-properties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571">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662">
      <style:table-cell-properties fo:background-color="#a5a5a5"/>
    </style:style>
    <style:style style:family="table-cell" style:name="a572">
      <style:table-cell-properties fo:background-color="#a5a5a5"/>
      <style:text-properties fo:color="#ffffff" fo:font-family="+mn-lt" style:font-family-asian="+mn-ea" style:font-family-complex="+mn-cs" fo:font-weight="bold" style:font-weight-asian="bold" style:font-weight-complex="bold"/>
    </style:style>
    <style:style style:family="table-cell" style:name="a663">
      <style:table-cell-properties fo:background-color="#a5a5a5"/>
    </style:style>
    <style:style style:family="table-cell" style:name="a573">
      <style:table-cell-properties fo:background-color="#a5a5a5"/>
      <style:text-properties fo:color="#ffffff" fo:font-family="+mn-lt" style:font-family-asian="+mn-ea" style:font-family-complex="+mn-cs" fo:font-weight="bold" style:font-weight-asian="bold" style:font-weight-complex="bold"/>
    </style:style>
    <style:style style:family="table-cell" style:name="a664">
      <style:table-cell-properties fo:border-bottom="0.02778in solid #a5a5a5"/>
      <style:text-properties fo:font-family="" style:font-family-asian="" style:font-family-complex="" fo:font-weight="bold" style:font-weight-asian="bold" style:font-weight-complex="bold"/>
    </style:style>
    <style:style style:family="table-cell" style:name="a574">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65">
      <style:table-cell-properties fo:border-top="0.05556in double #a5a5a5"/>
      <style:text-properties fo:font-family="" style:font-family-asian="" style:font-family-complex="" fo:font-weight="bold" style:font-weight-asian="bold" style:font-weight-complex="bold"/>
    </style:style>
    <style:style style:family="table-cell" style:name="a575">
      <style:table-cell-properties/>
    </style:style>
    <style:style style:family="table-cell" style:name="a666">
      <style:table-cell-properties/>
      <style:text-properties fo:font-family="" style:font-family-asian="" style:font-family-complex="" fo:font-weight="bold" style:font-weight-asian="bold" style:font-weight-complex="bold"/>
    </style:style>
    <style:style style:family="table-cell" style:name="a576">
      <style:table-cell-properties fo:background-color="#ffe8cb"/>
    </style:style>
    <style:style style:family="table-cell" style:name="a667">
      <style:table-cell-properties/>
      <style:text-properties fo:font-family="" style:font-family-asian="" style:font-family-complex="" fo:font-weight="bold" style:font-weight-asian="bold" style:font-weight-complex="bold"/>
    </style:style>
    <style:style style:family="table-cell" style:name="a577">
      <style:table-cell-properties/>
    </style:style>
    <style:style style:family="table-cell" style:name="a578">
      <style:table-cell-properties fo:background-color="#ffe8cb"/>
    </style:style>
    <style:style style:family="table-cell" style:name="a579">
      <style:table-cell-properties fo:background-color="#ffc000"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table:table-template table:name="{21E4AEA4-8DFA-4A89-87EB-49C32662AFE0}">
      <table:first-row table:style-name="a553" table:paragraph-style-name=""/>
      <table:last-row table:style-name="a554" table:paragraph-style-name=""/>
      <table:first-column table:style-name="a555" table:paragraph-style-name=""/>
      <table:last-column table:style-name="a556" table:paragraph-style-name=""/>
      <table:body table:style-name="a548" table:paragraph-style-name=""/>
      <table:even-rows table:style-name="a551" table:paragraph-style-name=""/>
      <table:odd-rows table:style-name="a552" table:paragraph-style-name=""/>
      <table:even-columns table:style-name="a549" table:paragraph-style-name=""/>
      <table:odd-columns table:style-name="a550" table:paragraph-style-name=""/>
    </table:table-template>
    <table:table-template table:name="{C083E6E3-FA7D-4D7B-A595-EF9225AFEA82}">
      <table:first-row table:style-name="a561" table:paragraph-style-name=""/>
      <table:last-row table:style-name="a562" table:paragraph-style-name=""/>
      <table:first-column table:style-name="a563" table:paragraph-style-name=""/>
      <table:last-column table:style-name="a564" table:paragraph-style-name=""/>
      <table:body table:style-name="a557" table:paragraph-style-name=""/>
      <table:even-rows table:style-name="a559" table:paragraph-style-name=""/>
      <table:odd-rows table:style-name="a560" table:paragraph-style-name=""/>
      <table:odd-columns table:style-name="a558" table:paragraph-style-name=""/>
    </table:table-template>
    <table:table-template table:name="{F5AB1C69-6EDB-4FF4-983F-18BD219EF322}">
      <table:first-row table:style-name="a570" table:paragraph-style-name=""/>
      <table:last-row table:style-name="a571" table:paragraph-style-name=""/>
      <table:first-column table:style-name="a572" table:paragraph-style-name=""/>
      <table:last-column table:style-name="a573" table:paragraph-style-name=""/>
      <table:body table:style-name="a565" table:paragraph-style-name=""/>
      <table:even-rows table:style-name="a568" table:paragraph-style-name=""/>
      <table:odd-rows table:style-name="a569" table:paragraph-style-name=""/>
      <table:even-columns table:style-name="a566" table:paragraph-style-name=""/>
      <table:odd-columns table:style-name="a567" table:paragraph-style-name=""/>
    </table:table-template>
    <table:table-template table:name="{00A15C55-8517-42AA-B614-E9B94910E393}">
      <table:first-row table:style-name="a579" table:paragraph-style-name=""/>
      <table:last-row table:style-name="a580" table:paragraph-style-name=""/>
      <table:first-column table:style-name="a581" table:paragraph-style-name=""/>
      <table:last-column table:style-name="a582" table:paragraph-style-name=""/>
      <table:body table:style-name="a574" table:paragraph-style-name=""/>
      <table:even-rows table:style-name="a577" table:paragraph-style-name=""/>
      <table:odd-rows table:style-name="a578" table:paragraph-style-name=""/>
      <table:even-columns table:style-name="a575" table:paragraph-style-name=""/>
      <table:odd-columns table:style-name="a576" table:paragraph-style-name=""/>
    </table:table-template>
    <table:table-template table:name="{5DA37D80-6434-44D0-A028-1B22A696006F}">
      <table:first-row table:style-name="a586" table:paragraph-style-name=""/>
      <table:last-row table:style-name="a587" table:paragraph-style-name=""/>
      <table:first-column table:style-name="a588" table:paragraph-style-name=""/>
      <table:last-column table:style-name="a589" table:paragraph-style-name=""/>
      <table:body table:style-name="a583" table:paragraph-style-name=""/>
      <table:odd-rows table:style-name="a585" table:paragraph-style-name=""/>
      <table:odd-columns table:style-name="a584" table:paragraph-style-name=""/>
    </table:table-template>
    <table:table-template table:name="{93296810-A885-4BE3-A3E7-6D5BEEA58F35}">
      <table:first-row table:style-name="a595" table:paragraph-style-name=""/>
      <table:last-row table:style-name="a596" table:paragraph-style-name=""/>
      <table:first-column table:style-name="a597" table:paragraph-style-name=""/>
      <table:last-column table:style-name="a598" table:paragraph-style-name=""/>
      <table:body table:style-name="a590" table:paragraph-style-name=""/>
      <table:even-rows table:style-name="a593" table:paragraph-style-name=""/>
      <table:odd-rows table:style-name="a594" table:paragraph-style-name=""/>
      <table:even-columns table:style-name="a591" table:paragraph-style-name=""/>
      <table:odd-columns table:style-name="a592" table:paragraph-style-name=""/>
    </table:table-template>
    <table:table-template table:name="{6E25E649-3F16-4E02-A733-19D2CDBF48F0}">
      <table:first-row table:style-name="a602" table:paragraph-style-name=""/>
      <table:last-row table:style-name="a603" table:paragraph-style-name=""/>
      <table:first-column table:style-name="a604" table:paragraph-style-name=""/>
      <table:last-column table:style-name="a605" table:paragraph-style-name=""/>
      <table:body table:style-name="a599" table:paragraph-style-name=""/>
      <table:odd-rows table:style-name="a601" table:paragraph-style-name=""/>
      <table:odd-columns table:style-name="a600" table:paragraph-style-name=""/>
    </table:table-template>
    <table:table-template table:name="{5C22544A-7EE6-4342-B048-85BDC9FD1C3A}">
      <table:first-row table:style-name="a611" table:paragraph-style-name=""/>
      <table:last-row table:style-name="a612" table:paragraph-style-name=""/>
      <table:first-column table:style-name="a613" table:paragraph-style-name=""/>
      <table:last-column table:style-name="a614" table:paragraph-style-name=""/>
      <table:body table:style-name="a606" table:paragraph-style-name=""/>
      <table:even-rows table:style-name="a609" table:paragraph-style-name=""/>
      <table:odd-rows table:style-name="a610" table:paragraph-style-name=""/>
      <table:even-columns table:style-name="a607" table:paragraph-style-name=""/>
      <table:odd-columns table:style-name="a608" table:paragraph-style-name=""/>
    </table:table-template>
    <table:table-template table:name="{85BE263C-DBD7-4A20-BB59-AAB30ACAA65A}">
      <table:first-row table:style-name="a618" table:paragraph-style-name=""/>
      <table:last-row table:style-name="a619" table:paragraph-style-name=""/>
      <table:first-column table:style-name="a620" table:paragraph-style-name=""/>
      <table:last-column table:style-name="a621" table:paragraph-style-name=""/>
      <table:body table:style-name="a615" table:paragraph-style-name=""/>
      <table:odd-rows table:style-name="a617" table:paragraph-style-name=""/>
      <table:odd-columns table:style-name="a616" table:paragraph-style-name=""/>
    </table:table-template>
    <table:table-template table:name="{EB344D84-9AFB-497E-A393-DC336BA19D2E}">
      <table:first-row table:style-name="a625" table:paragraph-style-name=""/>
      <table:last-row table:style-name="a626" table:paragraph-style-name=""/>
      <table:first-column table:style-name="a627" table:paragraph-style-name=""/>
      <table:last-column table:style-name="a628" table:paragraph-style-name=""/>
      <table:body table:style-name="a622" table:paragraph-style-name=""/>
      <table:odd-rows table:style-name="a624" table:paragraph-style-name=""/>
      <table:odd-columns table:style-name="a623" table:paragraph-style-name=""/>
    </table:table-template>
    <table:table-template table:name="{0E3FDE45-AF77-4B5C-9715-49D594BDF05E}">
      <table:first-row table:style-name="a633" table:paragraph-style-name=""/>
      <table:last-row table:style-name="a634" table:paragraph-style-name=""/>
      <table:first-column table:style-name="a635" table:paragraph-style-name=""/>
      <table:last-column table:style-name="a636" table:paragraph-style-name=""/>
      <table:body table:style-name="a629" table:paragraph-style-name=""/>
      <table:even-rows table:style-name="a631" table:paragraph-style-name=""/>
      <table:odd-rows table:style-name="a632" table:paragraph-style-name=""/>
      <table:odd-columns table:style-name="a630" table:paragraph-style-name=""/>
    </table:table-template>
    <table:table-template table:name="{3B4B98B0-60AC-42C2-AFA5-B58CD77FA1E5}">
      <table:first-row table:style-name="a641" table:paragraph-style-name=""/>
      <table:last-row table:style-name="a642" table:paragraph-style-name=""/>
      <table:first-column table:style-name="a643" table:paragraph-style-name=""/>
      <table:last-column table:style-name="a644" table:paragraph-style-name=""/>
      <table:body table:style-name="a637" table:paragraph-style-name=""/>
      <table:even-rows table:style-name="a639" table:paragraph-style-name=""/>
      <table:odd-rows table:style-name="a640" table:paragraph-style-name=""/>
      <table:odd-columns table:style-name="a638" table:paragraph-style-name=""/>
    </table:table-template>
    <table:table-template table:name="{7DF18680-E054-41AD-8BC1-D1AEF772440D}">
      <table:first-row table:style-name="a650" table:paragraph-style-name=""/>
      <table:last-row table:style-name="a651" table:paragraph-style-name=""/>
      <table:first-column table:style-name="a652" table:paragraph-style-name=""/>
      <table:last-column table:style-name="a653" table:paragraph-style-name=""/>
      <table:body table:style-name="a645" table:paragraph-style-name=""/>
      <table:even-rows table:style-name="a648" table:paragraph-style-name=""/>
      <table:odd-rows table:style-name="a649" table:paragraph-style-name=""/>
      <table:even-columns table:style-name="a646" table:paragraph-style-name=""/>
      <table:odd-columns table:style-name="a647" table:paragraph-style-name=""/>
    </table:table-template>
    <table:table-template table:name="{EB9631B5-78F2-41C9-869B-9F39066F8104}">
      <table:first-row table:style-name="a657" table:paragraph-style-name=""/>
      <table:last-row table:style-name="a658" table:paragraph-style-name=""/>
      <table:first-column table:style-name="a659" table:paragraph-style-name=""/>
      <table:last-column table:style-name="a660" table:paragraph-style-name=""/>
      <table:body table:style-name="a654" table:paragraph-style-name=""/>
      <table:odd-rows table:style-name="a656" table:paragraph-style-name=""/>
      <table:odd-columns table:style-name="a655" table:paragraph-style-name=""/>
    </table:table-template>
    <table:table-template table:name="{8799B23B-EC83-4686-B30A-512413B5E67A}">
      <table:first-row table:style-name="a664" table:paragraph-style-name=""/>
      <table:last-row table:style-name="a665" table:paragraph-style-name=""/>
      <table:first-column table:style-name="a666" table:paragraph-style-name=""/>
      <table:last-column table:style-name="a667" table:paragraph-style-name=""/>
      <table:body table:style-name="a661" table:paragraph-style-name=""/>
      <table:odd-rows table:style-name="a663" table:paragraph-style-name=""/>
      <table:odd-columns table:style-name="a66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5in" fo:page-height="26.66667in" style:print-orientation="portrait" style:register-truth-ref-style-name=""/>
    </style:page-layout>
    <style:page-layout style:name="pageLayout3">
      <style:page-layout-properties fo:page-width="15in" fo:page-height="26.66667in" style:print-orientation="portrait" style:register-truth-ref-style-name=""/>
    </style:page-layout>
    <style:style style:family="paragraph" style:name="a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presentation" style:name="a5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7">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5">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1f2c8f"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20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text" style:name="a42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05in" fo:padding-bottom="0.05in" fo:padding-left="0.1in" fo:padding-right="0.1in" draw:textarea-vertical-align="top" draw:textarea-horizontal-align="left" draw:fill="solid" draw:fill-color="#edeed3" draw:opacity="50%" draw:stroke="none" draw:auto-grow-width="false" draw:auto-grow-height="false"/>
      <style:paragraph-properties style:font-independent-line-spacing="true" style:writing-mode="lr-tb"/>
    </style:style>
    <style:style style:family="drawing-page" style:name="a5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fdfaf6"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8">
      <style:graphic-properties fo:wrap-option="wrap" fo:padding-top="0.05in" fo:padding-bottom="0.05in" fo:padding-left="0.1in" fo:padding-right="0.1in" draw:textarea-vertical-align="top" draw:textarea-horizontal-align="left" draw:fill="solid" draw:fill-color="#fdfaf6" draw:opacity="100%" draw:stroke="none" draw:auto-grow-width="false" draw:auto-grow-height="false"/>
      <style:paragraph-properties style:font-independent-line-spacing="true" style:writing-mode="lr-tb"/>
    </style:style>
    <style:style style:family="paragraph" style:name="a1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fo:wrap-option="wrap" fo:padding-top="0.05in" fo:padding-bottom="0.05in" fo:padding-left="0.1in" fo:padding-right="0.1in" draw:textarea-vertical-align="middle" draw:textarea-horizontal-align="center" draw:fill="solid" draw:fill-color="#aac3e8" draw:opacity="100%" draw:stroke="none" draw:auto-grow-width="false" draw:auto-grow-height="false"/>
      <style:paragraph-properties style:font-independent-line-spacing="true" style:writing-mode="lr-tb"/>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paragraph" style:name="a435">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5in" fo:padding-bottom="0.05in" fo:padding-left="0.1in" fo:padding-right="0.1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9">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presentation" style:name="a44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5">
      <style:drawing-page-properties draw:fill="solid" draw:fill-color="#1f2c8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left" draw:fill="solid" draw:fill-color="#fdfaf6" draw:opacity="100%" draw:stroke="none" draw:auto-grow-width="false" draw:auto-grow-height="false"/>
      <style:paragraph-properties style:font-independent-line-spacing="true" style:writing-mode="lr-tb"/>
    </style:style>
    <style:style style:family="presentation" style:name="a120">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middle" draw:textarea-horizontal-align="left" draw:fill="solid" draw:fill-color="#d2d592" draw:opacity="100%"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left" draw:fill="solid" draw:fill-color="#fdfaf6" draw:opacity="100%" draw:stroke="none" draw:auto-grow-width="false" draw:auto-grow-height="false"/>
      <style:paragraph-properties style:font-independent-line-spacing="true" style:writing-mode="lr-tb"/>
    </style:style>
    <style:style style:family="text" style:name="a23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41">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graphic" style:name="a452" style:parent-style-name="Graphics">
      <style:graphic-properties draw:fill="none" fo:clip="rect(0in, 0in, 0in, 0in)" draw:stroke="none"/>
    </style:style>
    <style:style style:family="text" style:name="a453">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1">
      <style:graphic-properties fo:wrap-option="wrap" fo:padding-top="0.05in" fo:padding-bottom="0.05in" fo:padding-left="0.1in" fo:padding-right="0.1in" draw:textarea-vertical-align="top" draw:textarea-horizontal-align="left" draw:fill="solid" draw:fill-color="#de8c8c" draw:opacity="50%"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left" draw:fill="solid" draw:fill-color="#dde7f6" draw:opacity="50%" draw:stroke="none" draw:auto-grow-width="false" draw:auto-grow-height="false"/>
      <style:paragraph-properties style:font-independent-line-spacing="true" style:writing-mode="lr-tb"/>
    </style:style>
    <style:style style:family="text" style:name="a240">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text-transform="uppercas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5in" fo:padding-bottom="0.05in" fo:padding-left="0.1in" fo:padding-right="0.1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text" style:name="a243">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text" style:name="a24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0">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9">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67">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8">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8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1.3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9">
      <style:paragraph-properties fo:line-height="100%" fo:text-align="left" style:tab-stop-distance="1in" fo:margin-left="1.8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7" style:parent-style-name="Graphics">
      <style:graphic-properties draw:fill="none" fo:clip="rect(0.81296in, 0in, 0in, 0in)" draw:stroke="none"/>
    </style:style>
    <style:style style:family="text" style:name="a368">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4">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9">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7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left" style:tab-stop-distance="1in" fo:margin-left="1.2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text" style:name="a37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81">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5">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drawing-page" style:name="a1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9">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1">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05in" fo:padding-bottom="0.05in" fo:padding-left="0.1in" fo:padding-right="0.1in" draw:textarea-vertical-align="middle" draw:textarea-horizontal-align="left" draw:fill="solid" draw:fill-color="#aac3e8" draw:opacity="100%" draw:stroke="none" draw:auto-grow-width="false" draw:auto-grow-height="false"/>
      <style:paragraph-properties style:font-independent-line-spacing="true" style:writing-mode="lr-tb"/>
    </style:style>
    <style:style style:family="text" style:name="a27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parent-style-name="Graphics">
      <style:graphic-properties draw:fill="none" fo:clip="rect(0in, 0in, 0in, 0in)" draw:stroke="none"/>
    </style:style>
    <style:style style:family="paragraph" style:name="a271">
      <style:paragraph-properties fo:line-height="100%" fo:text-align="left" style:tab-stop-distance="1in" fo:margin-left="1.7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2.2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solid" draw:fill-color="#d2d592" draw:opacity="100%" draw:stroke="none" draw:auto-grow-width="false" draw:auto-grow-height="false"/>
      <style:paragraph-properties style:font-independent-line-spacing="true" style:writing-mode="lr-tb"/>
    </style:style>
    <style:style style:family="text" style:name="a38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2">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1f2c8f"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1f2c8f"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
      <style:graphic-properties fo:wrap-option="wrap" fo:padding-top="0.05in" fo:padding-bottom="0.05in" fo:padding-left="0.1in" fo:padding-right="0.1in" draw:textarea-vertical-align="middle" draw:textarea-horizontal-align="left" draw:fill="solid" draw:fill-color="#fdfaf6" draw:opacity="99%"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graphic" style:name="a175" style:parent-style-name="Graphics">
      <style:graphic-properties draw:fill="none" fo:clip="rect(0in, 0in, 0in, 0in)" draw:stroke="none"/>
    </style:style>
    <style:style style:family="text" style:name="a17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8">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391">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1">
      <style:graphic-properties fo:wrap-option="wrap" fo:padding-top="0.05in" fo:padding-bottom="0.05in" fo:padding-left="0.1in" fo:padding-right="0.1in" draw:textarea-vertical-align="top" draw:textarea-horizontal-align="left" draw:fill="solid" draw:fill-color="#fdfaf6" draw:opacity="100%"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5in" fo:padding-bottom="0.05in" fo:padding-left="0.1in" fo:padding-right="0.1in" draw:textarea-vertical-align="top" draw:textarea-horizontal-align="left" draw:fill="solid" draw:fill-color="#ccbe89" draw:opacity="100%"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
      <style:drawing-page-properties draw:fill="solid" draw:fill-color="#f5cdc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in" fo:padding-bottom="0.05in" fo:padding-left="0.1in" fo:padding-right="0.1in" draw:textarea-vertical-align="middle" draw:textarea-horizontal-align="left" draw:fill="solid" draw:fill-color="#aac3e8" draw:opacity="100%"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5in" fo:padding-bottom="0.05in" fo:padding-left="0.1in" fo:padding-right="0.1in" draw:textarea-vertical-align="middle" draw:textarea-horizontal-align="left" draw:fill="solid" draw:fill-color="#fdfaf6" draw:opacity="99%" draw:stroke="none" draw:auto-grow-width="false" draw:auto-grow-height="false"/>
      <style:paragraph-properties style:font-independent-line-spacing="true" style:writing-mode="lr-tb"/>
    </style:style>
    <style:style style:family="text" style:name="a34">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4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5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dfaf6"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5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top" draw:textarea-horizontal-align="left" draw:fill="solid" draw:fill-color="#d2d592" draw:opacity="100%" draw:stroke="none" draw:auto-grow-width="false" draw:auto-grow-height="false"/>
      <style:paragraph-properties style:font-independent-line-spacing="true" style:writing-mode="lr-tb"/>
    </style:style>
    <style:style style:family="text" style:name="a50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graphic-properties fo:wrap-option="wrap" fo:padding-top="0.05in" fo:padding-bottom="0.05in" fo:padding-left="0.1in" fo:padding-right="0.1in" draw:textarea-vertical-align="top" draw:textarea-horizontal-align="left" draw:fill="solid" draw:fill-color="#ccbe89" draw:opacity="100%" draw:stroke="none" draw:auto-grow-width="false" draw:auto-grow-height="false"/>
      <style:paragraph-properties style:font-independent-line-spacing="true" style:writing-mode="lr-tb"/>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parent-style-name="Graphics">
      <style:graphic-properties draw:fill="none" fo:clip="rect(0.81296in, 0in, 0in, 0in)" draw:stroke="none"/>
    </style:style>
    <style:style style:family="text" style:name="a511">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05in" fo:padding-bottom="0.05in" fo:padding-left="0.1in" fo:padding-right="0.1in" draw:textarea-vertical-align="top" draw:textarea-horizontal-align="left" draw:fill="solid" draw:fill-color="#de8c8c" draw:opacity="100%" draw:stroke="none" draw:auto-grow-width="false" draw:auto-grow-height="false"/>
      <style:paragraph-properties style:font-independent-line-spacing="true" style:writing-mode="lr-tb"/>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left" draw:fill="solid" draw:fill-color="#d2d592" draw:opacity="100%"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middle" draw:textarea-horizontal-align="left" draw:fill="solid" draw:fill-color="#d2d592" draw:opacity="50%" draw:stroke="none" draw:auto-grow-width="false" draw:auto-grow-height="false"/>
      <style:paragraph-properties style:font-independent-line-spacing="true" style:writing-mode="lr-tb"/>
    </style:style>
    <style:style style:family="graphic" style:name="a306" style:parent-style-name="Graphics">
      <style:graphic-properties draw:fill="none" fo:clip="rect(0in, 0in, 0in, 0in)" draw:stroke="non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parent-style-name="Graphics">
      <style:graphic-properties draw:fill="none" fo:clip="rect(0.85942in, 0.81541in, 0in, 0in)" draw:stroke="non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drawing-page" style:name="a70">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graphic-properties fo:wrap-option="wrap" fo:padding-top="0.05in" fo:padding-bottom="0.05in" fo:padding-left="0.1in" fo:padding-right="0.1in" draw:textarea-vertical-align="middle" draw:textarea-horizontal-align="center" draw:fill="solid" draw:fill-color="#d2d592" draw:opacity="100%" draw:stroke="none" draw:auto-grow-width="false" draw:auto-grow-height="false"/>
      <style:paragraph-properties style:font-independent-line-spacing="true" style:writing-mode="lr-tb"/>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8">
      <style:graphic-properties fo:wrap-option="wrap" fo:padding-top="0.05in" fo:padding-bottom="0.05in" fo:padding-left="0.1in" fo:padding-right="0.1in" draw:textarea-vertical-align="middle" draw:textarea-horizontal-align="center" draw:fill="solid" draw:fill-color="#aac3e8" draw:opacity="100%" draw:stroke="none" draw:auto-grow-width="false" draw:auto-grow-height="false"/>
      <style:paragraph-properties style:font-independent-line-spacing="true" style:writing-mode="lr-tb"/>
    </style:style>
    <text:list-style style:name="a38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4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51">
      <text:list-level-style-number text:level="1" style:num-format="1" style:num-suffix="." style:num-list-format-name="">
        <style:list-level-properties text:space-before="0in" text:min-label-width="0.5in"/>
        <style:text-properties fo:font-family="Arial Black" fo:font-size="100%"/>
      </text:list-level-style-number>
      <text:list-level-style-number text:level="2" style:num-format="1" style:num-suffix="." style:num-list-format-name="">
        <style:list-level-properties text:space-before="0.315in" text:min-label-width="0.5in"/>
        <style:text-properties fo:font-family="Arial Black" fo:font-size="100%"/>
      </text:list-level-style-number>
      <text:list-level-style-number text:level="3" style:num-format="1" style:num-suffix="." style:num-list-format-name="">
        <style:list-level-properties text:space-before="0.815in" text:min-label-width="0.5in"/>
        <style:text-properties fo:font-family="Arial Black" fo:font-size="100%"/>
      </text:list-level-style-number>
      <text:list-level-style-number text:level="4" style:num-format="1" style:num-suffix="." style:num-list-format-name="">
        <style:list-level-properties text:space-before="1.315in" text:min-label-width="0.5in"/>
        <style:text-properties fo:font-family="Arial Black" fo:font-size="100%"/>
      </text:list-level-style-number>
      <text:list-level-style-number text:level="5" style:num-format="1" style:num-suffix="." style:num-list-format-name="">
        <style:list-level-properties text:space-before="1.75in" text:min-label-width="0.5in"/>
        <style:text-properties fo:font-family="Arial Black" fo:font-size="100%"/>
      </text:list-level-style-number>
      <text:list-level-style-number text:level="6" style:num-format="1" style:num-suffix="." style:num-list-format-name="">
        <style:list-level-properties text:space-before="2.25in" text:min-label-width="0.5in"/>
        <style:text-properties fo:font-family="Arial Black" fo:font-size="100%"/>
      </text:list-level-style-number>
      <text:list-level-style-number text:level="7" style:num-format="1" style:num-suffix="." style:num-list-format-name="">
        <style:list-level-properties text:space-before="2.75in" text:min-label-width="0.5in"/>
        <style:text-properties fo:font-family="Arial Black" fo:font-size="100%"/>
      </text:list-level-style-number>
      <text:list-level-style-number text:level="8" style:num-format="1" style:num-suffix="." style:num-list-format-name="">
        <style:list-level-properties text:space-before="3.25in" text:min-label-width="0.5in"/>
        <style:text-properties fo:font-family="Arial Black" fo:font-size="100%"/>
      </text:list-level-style-number>
      <text:list-level-style-number text:level="9" style:num-format="1" style:num-suffix="." style:num-list-format-name="">
        <style:list-level-properties text:space-before="3.75in" text:min-label-width="0.5in"/>
        <style:text-properties fo:font-family="Arial Black" fo:font-size="100%"/>
      </text:list-level-style-number>
    </text:list-style>
    <text:list-style style:name="a1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54">
      <text:list-level-style-number text:level="1" style:num-format="a" style:num-letter-sync="true" style:num-suffix="." style:num-list-format-name="">
        <style:list-level-properties text:space-before="0.125in" text:min-label-width="0.375in"/>
        <style:text-properties fo:font-family="Arial Black" fo:font-size="100%"/>
      </text:list-level-style-number>
      <text:list-level-style-number text:level="2" style:num-format="a" style:num-letter-sync="true" style:num-suffix="." style:num-list-format-name="">
        <style:list-level-properties text:space-before="0.44in" text:min-label-width="0.375in"/>
        <style:text-properties fo:font-family="Arial Black" fo:font-size="100%"/>
      </text:list-level-style-number>
      <text:list-level-style-number text:level="3" style:num-format="a" style:num-letter-sync="true" style:num-suffix="." style:num-list-format-name="">
        <style:list-level-properties text:space-before="0.94in" text:min-label-width="0.375in"/>
        <style:text-properties fo:font-family="Arial Black" fo:font-size="100%"/>
      </text:list-level-style-number>
      <text:list-level-style-number text:level="4" style:num-format="a" style:num-letter-sync="true" style:num-suffix="." style:num-list-format-name="">
        <style:list-level-properties text:space-before="1.44in" text:min-label-width="0.375in"/>
        <style:text-properties fo:font-family="Arial Black" fo:font-size="100%"/>
      </text:list-level-style-number>
      <text:list-level-style-number text:level="5" style:num-format="a" style:num-letter-sync="true" style:num-suffix="." style:num-list-format-name="">
        <style:list-level-properties text:space-before="1.875in" text:min-label-width="0.375in"/>
        <style:text-properties fo:font-family="Arial Black" fo:font-size="100%"/>
      </text:list-level-style-number>
      <text:list-level-style-number text:level="6" style:num-format="a" style:num-letter-sync="true" style:num-suffix="." style:num-list-format-name="">
        <style:list-level-properties text:space-before="2.375in" text:min-label-width="0.375in"/>
        <style:text-properties fo:font-family="Arial Black" fo:font-size="100%"/>
      </text:list-level-style-number>
      <text:list-level-style-number text:level="7" style:num-format="a" style:num-letter-sync="true" style:num-suffix="." style:num-list-format-name="">
        <style:list-level-properties text:space-before="2.875in" text:min-label-width="0.375in"/>
        <style:text-properties fo:font-family="Arial Black" fo:font-size="100%"/>
      </text:list-level-style-number>
      <text:list-level-style-number text:level="8" style:num-format="a" style:num-letter-sync="true" style:num-suffix="." style:num-list-format-name="">
        <style:list-level-properties text:space-before="3.375in" text:min-label-width="0.375in"/>
        <style:text-properties fo:font-family="Arial Black" fo:font-size="100%"/>
      </text:list-level-style-number>
      <text:list-level-style-number text:level="9" style:num-format="a" style:num-letter-sync="true" style:num-suffix="." style:num-list-format-name="">
        <style:list-level-properties text:space-before="3.875in" text:min-label-width="0.375in"/>
        <style:text-properties fo:font-family="Arial Black" fo:font-size="100%"/>
      </text:list-level-style-number>
    </text:list-style>
    <text:list-style style:name="a1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57">
      <text:list-level-style-number text:level="1" style:num-format="1" style:num-suffix=")" style:num-list-format-name="">
        <style:list-level-properties text:space-before="0.125in" text:min-label-width="0.375in"/>
        <style:text-properties fo:font-family="Arial Black" fo:font-size="100%"/>
      </text:list-level-style-number>
      <text:list-level-style-number text:level="2" style:num-format="1" style:num-suffix=")" style:num-list-format-name="">
        <style:list-level-properties text:space-before="0.44in" text:min-label-width="0.375in"/>
        <style:text-properties fo:font-family="Arial Black" fo:font-size="100%"/>
      </text:list-level-style-number>
      <text:list-level-style-number text:level="3" style:num-format="1" style:num-suffix=")" style:num-list-format-name="">
        <style:list-level-properties text:space-before="0.94in" text:min-label-width="0.375in"/>
        <style:text-properties fo:font-family="Arial Black" fo:font-size="100%"/>
      </text:list-level-style-number>
      <text:list-level-style-number text:level="4" style:num-format="1" style:num-suffix=")" style:num-list-format-name="">
        <style:list-level-properties text:space-before="1.44in" text:min-label-width="0.375in"/>
        <style:text-properties fo:font-family="Arial Black" fo:font-size="100%"/>
      </text:list-level-style-number>
      <text:list-level-style-number text:level="5" style:num-format="1" style:num-suffix=")" style:num-list-format-name="">
        <style:list-level-properties text:space-before="1.875in" text:min-label-width="0.375in"/>
        <style:text-properties fo:font-family="Arial Black" fo:font-size="100%"/>
      </text:list-level-style-number>
      <text:list-level-style-number text:level="6" style:num-format="1" style:num-suffix=")" style:num-list-format-name="">
        <style:list-level-properties text:space-before="2.375in" text:min-label-width="0.375in"/>
        <style:text-properties fo:font-family="Arial Black" fo:font-size="100%"/>
      </text:list-level-style-number>
      <text:list-level-style-number text:level="7" style:num-format="1" style:num-suffix=")" style:num-list-format-name="">
        <style:list-level-properties text:space-before="2.875in" text:min-label-width="0.375in"/>
        <style:text-properties fo:font-family="Arial Black" fo:font-size="100%"/>
      </text:list-level-style-number>
      <text:list-level-style-number text:level="8" style:num-format="1" style:num-suffix=")" style:num-list-format-name="">
        <style:list-level-properties text:space-before="3.375in" text:min-label-width="0.375in"/>
        <style:text-properties fo:font-family="Arial Black" fo:font-size="100%"/>
      </text:list-level-style-number>
      <text:list-level-style-number text:level="9" style:num-format="1" style:num-suffix=")" style:num-list-format-name="">
        <style:list-level-properties text:space-before="3.875in" text:min-label-width="0.375in"/>
        <style:text-properties fo:font-family="Arial Black" fo:font-size="100%"/>
      </text:list-level-style-number>
    </text:list-style>
    <text:list-style style:name="a1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0">
      <text:list-level-style-number text:level="1" style:num-format="a" style:num-letter-sync="true" style:num-suffix=")" style:num-list-format-name="">
        <style:list-level-properties text:space-before="0.125in" text:min-label-width="0.375in"/>
        <style:text-properties fo:font-family="Arial Black" fo:font-size="100%"/>
      </text:list-level-style-number>
      <text:list-level-style-number text:level="2" style:num-format="a" style:num-letter-sync="true" style:num-suffix=")" style:num-list-format-name="">
        <style:list-level-properties text:space-before="0.44in" text:min-label-width="0.375in"/>
        <style:text-properties fo:font-family="Arial Black" fo:font-size="100%"/>
      </text:list-level-style-number>
      <text:list-level-style-number text:level="3" style:num-format="a" style:num-letter-sync="true" style:num-suffix=")" style:num-list-format-name="">
        <style:list-level-properties text:space-before="0.94in" text:min-label-width="0.375in"/>
        <style:text-properties fo:font-family="Arial Black" fo:font-size="100%"/>
      </text:list-level-style-number>
      <text:list-level-style-number text:level="4" style:num-format="a" style:num-letter-sync="true" style:num-suffix=")" style:num-list-format-name="">
        <style:list-level-properties text:space-before="1.44in" text:min-label-width="0.375in"/>
        <style:text-properties fo:font-family="Arial Black" fo:font-size="100%"/>
      </text:list-level-style-number>
      <text:list-level-style-number text:level="5" style:num-format="a" style:num-letter-sync="true" style:num-suffix=")" style:num-list-format-name="">
        <style:list-level-properties text:space-before="1.875in" text:min-label-width="0.375in"/>
        <style:text-properties fo:font-family="Arial Black" fo:font-size="100%"/>
      </text:list-level-style-number>
      <text:list-level-style-number text:level="6" style:num-format="a" style:num-letter-sync="true" style:num-suffix=")" style:num-list-format-name="">
        <style:list-level-properties text:space-before="2.375in" text:min-label-width="0.375in"/>
        <style:text-properties fo:font-family="Arial Black" fo:font-size="100%"/>
      </text:list-level-style-number>
      <text:list-level-style-number text:level="7" style:num-format="a" style:num-letter-sync="true" style:num-suffix=")" style:num-list-format-name="">
        <style:list-level-properties text:space-before="2.875in" text:min-label-width="0.375in"/>
        <style:text-properties fo:font-family="Arial Black" fo:font-size="100%"/>
      </text:list-level-style-number>
      <text:list-level-style-number text:level="8" style:num-format="a" style:num-letter-sync="true" style:num-suffix=")" style:num-list-format-name="">
        <style:list-level-properties text:space-before="3.375in" text:min-label-width="0.375in"/>
        <style:text-properties fo:font-family="Arial Black" fo:font-size="100%"/>
      </text:list-level-style-number>
      <text:list-level-style-number text:level="9" style:num-format="a" style:num-letter-sync="true" style:num-suffix=")" style:num-list-format-name="">
        <style:list-level-properties text:space-before="3.875in" text:min-label-width="0.375in"/>
        <style:text-properties fo:font-family="Arial Black" fo:font-size="100%"/>
      </text:list-level-style-number>
    </text:list-style>
    <text:list-style style:name="a2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number:date-style xmlns:number="urn:oasis:names:tc:opendocument:xmlns:datastyle:1.0" style:name="a539" number:transliteration-format="" number:transliteration-style="long">
      <number:year number:style="long" number:calendar="gregorian"/>
    </number:date-style>
  </office:automatic-styles>
  <office:master-styles>
    <draw:layer-set>
      <draw:layer draw:name="Master1-bg" draw:protected="true"/>
    </draw:layer-set>
    <style:master-page style:name="Master1-Custom" style:page-layout-name="pageLayout1" draw:style-name="a0">
      <draw:frame draw:id="id0" presentation:style-name="a3" draw:name="Slide Number Placeholder 5" svg:x="11.41566in" svg:y="0.5in" svg:width="1.08in" svg:height="0.26739in" presentation:class="page-number" presentation:placeholder="false">
        <draw:text-box>
          <text:p text:style-name="a2" text:class-names="" text:cond-style-name=""><text:span text:style-name="a1" text:class-names=""><text:page-number style:num-format="1" text:fixed="false"/></text:span></text:p>
        </draw:text-box>
        <svg:title/>
        <svg:desc/>
      </draw:frame>
      <draw:frame draw:id="id1" presentation:style-name="a6" draw:name="Title Placeholder 1" svg:x="0.83in" svg:y="0.8in" svg:width="11.67in" svg:height="1.48956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0.83in" svg:y="2.3in" svg:width="11.67in" svg:height="4.75868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presentation:notes style:page-layout-name="pageLayout2" draw:style-name="a23"/>
    </style:master-page>
    <style:master-page style:name="Master1-Layout1-cust-Title-Slide" style:page-layout-name="pageLayout1" draw:style-name="a24">
      <draw:custom-shape svg:x="0in" svg:y="0in" svg:width="5.79167in" svg:height="7.52083in" draw:id="id3" draw:style-name="a27" draw:name="Image 0">
        <svg:title/>
        <svg:desc/>
        <text:p text:style-name="a26" text:class-names="" text:cond-style-name=""><text:span text:style-name="a25" text:class-names=""/></text:p>
        <draw:enhanced-geometry xmlns:dr3d="urn:oasis:names:tc:opendocument:xmlns:dr3d:1.0" draw:type="non-primitive" svg:viewBox="0 0 5295900 6877050" draw:enhanced-path="M ?f0 ?f0 L ?f1 ?f0 ?f1 ?f2 ?f0 ?f2 Z N" draw:text-areas="?f15 ?f17 ?f16 ?f18" draw:glue-points="?f19 ?f20 ?f21 ?f20 ?f21 ?f22 ?f19 ?f22" draw:glue-point-leaving-directions="-90, -90, -90, -90">
          <draw:equation draw:name="f0" draw:formula="0"/>
          <draw:equation draw:name="f1" draw:formula="5295900"/>
          <draw:equation draw:name="f2" draw:formula="6877050"/>
          <draw:equation draw:name="f3" draw:formula="?f2 - ?f0"/>
          <draw:equation draw:name="f4" draw:formula="?f1 - ?f0"/>
          <draw:equation draw:name="f5" draw:formula="?f4 / 5295900"/>
          <draw:equation draw:name="f6" draw:formula="?f3 / 6877050"/>
          <draw:equation draw:name="f7" draw:formula="0 * ?f4"/>
          <draw:equation draw:name="f8" draw:formula="0 * ?f3"/>
          <draw:equation draw:name="f9" draw:formula="5295900 * ?f4"/>
          <draw:equation draw:name="f10" draw:formula="6877050 * ?f3"/>
          <draw:equation draw:name="f11" draw:formula="?f7 / 5295900"/>
          <draw:equation draw:name="f12" draw:formula="?f8 / 6877050"/>
          <draw:equation draw:name="f13" draw:formula="?f9 / 5295900"/>
          <draw:equation draw:name="f14" draw:formula="?f10 / 687705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64063in" svg:y="1.28292in" svg:width="10.05208in" svg:height="6.23881in" draw:id="id4" draw:style-name="a30" draw:name="Freeform: Shape 19">
        <svg:title/>
        <svg:desc/>
        <text:p text:style-name="a29" text:class-names="" text:cond-style-name=""><text:span text:style-name="a28" text:class-names=""/></text:p>
        <draw:enhanced-geometry xmlns:dr3d="urn:oasis:names:tc:opendocument:xmlns:dr3d:1.0" draw:type="non-primitive" svg:viewBox="0 0 9191625 5704772" draw:enhanced-path="M ?f3 ?f0 C ?f4 ?f0 ?f1 ?f5 ?f1 ?f6 L ?f1 ?f2 ?f0 ?f2 ?f0 ?f6 C ?f0 ?f5 ?f7 ?f0 ?f3 ?f0 Z N" draw:text-areas="?f24 ?f26 ?f25 ?f27" draw:glue-points="?f28 ?f29 ?f30 ?f31 ?f30 ?f32 ?f33 ?f32 ?f33 ?f31 ?f28 ?f29" draw:glue-point-leaving-directions="-90, -90, -90, -90, -90, -90">
          <draw:equation draw:name="f0" draw:formula="0"/>
          <draw:equation draw:name="f1" draw:formula="9191625"/>
          <draw:equation draw:name="f2" draw:formula="5704772"/>
          <draw:equation draw:name="f3" draw:formula="4595813"/>
          <draw:equation draw:name="f4" draw:formula="7133987"/>
          <draw:equation draw:name="f5" draw:formula="2055957"/>
          <draw:equation draw:name="f6" draw:formula="4592108"/>
          <draw:equation draw:name="f7" draw:formula="2057614"/>
          <draw:equation draw:name="f8" draw:formula="?f2 - ?f0"/>
          <draw:equation draw:name="f9" draw:formula="?f1 - ?f0"/>
          <draw:equation draw:name="f10" draw:formula="?f9 / 9191625"/>
          <draw:equation draw:name="f11" draw:formula="?f8 / 5704772"/>
          <draw:equation draw:name="f12" draw:formula="4595813 * ?f9"/>
          <draw:equation draw:name="f13" draw:formula="0 * ?f8"/>
          <draw:equation draw:name="f14" draw:formula="9191625 * ?f9"/>
          <draw:equation draw:name="f15" draw:formula="4592108 * ?f8"/>
          <draw:equation draw:name="f16" draw:formula="5704772 * ?f8"/>
          <draw:equation draw:name="f17" draw:formula="0 * ?f9"/>
          <draw:equation draw:name="f18" draw:formula="?f12 / 9191625"/>
          <draw:equation draw:name="f19" draw:formula="?f13 / 5704772"/>
          <draw:equation draw:name="f20" draw:formula="?f14 / 9191625"/>
          <draw:equation draw:name="f21" draw:formula="?f15 / 5704772"/>
          <draw:equation draw:name="f22" draw:formula="?f16 / 5704772"/>
          <draw:equation draw:name="f23" draw:formula="?f17 / 9191625"/>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1"/>
          <draw:equation draw:name="f33" draw:formula="?f23 / ?f10"/>
        </draw:enhanced-geometry>
      </draw:custom-shape>
      <draw:custom-shape svg:x="2.94666in" svg:y="0in" svg:width="7.44001in" svg:height="5.90166in" draw:id="id5" draw:style-name="a33" draw:name="Freeform: Shape 17">
        <svg:title/>
        <svg:desc/>
        <text:p text:style-name="a32" text:class-names="" text:cond-style-name=""><text:span text:style-name="a31" text:class-names=""/></text:p>
        <draw:enhanced-geometry xmlns:dr3d="urn:oasis:names:tc:opendocument:xmlns:dr3d:1.0" draw:type="non-primitive" svg:viewBox="0 0 6803142 5396474" draw:enhanced-path="M ?f0 ?f0 L ?f1 ?f0 ?f1 ?f3 C ?f1 ?f4 ?f5 ?f2 ?f6 ?f2 ?f7 ?f2 ?f0 ?f4 ?f0 ?f3 Z N" draw:text-areas="?f24 ?f26 ?f25 ?f27" draw:glue-points="?f28 ?f29 ?f30 ?f29 ?f30 ?f31 ?f32 ?f33 ?f28 ?f31" draw:glue-point-leaving-directions="-90, -90, -90, -90, -90">
          <draw:equation draw:name="f0" draw:formula="0"/>
          <draw:equation draw:name="f1" draw:formula="6803142"/>
          <draw:equation draw:name="f2" draw:formula="5396474"/>
          <draw:equation draw:name="f3" draw:formula="1997094"/>
          <draw:equation draw:name="f4" draw:formula="3874511"/>
          <draw:equation draw:name="f5" draw:formula="5280228"/>
          <draw:equation draw:name="f6" draw:formula="3401576"/>
          <draw:equation draw:name="f7" draw:formula="1522938"/>
          <draw:equation draw:name="f8" draw:formula="?f2 - ?f0"/>
          <draw:equation draw:name="f9" draw:formula="?f1 - ?f0"/>
          <draw:equation draw:name="f10" draw:formula="?f9 / 6803142"/>
          <draw:equation draw:name="f11" draw:formula="?f8 / 5396474"/>
          <draw:equation draw:name="f12" draw:formula="0 * ?f9"/>
          <draw:equation draw:name="f13" draw:formula="0 * ?f8"/>
          <draw:equation draw:name="f14" draw:formula="6803142 * ?f9"/>
          <draw:equation draw:name="f15" draw:formula="1997094 * ?f8"/>
          <draw:equation draw:name="f16" draw:formula="3401576 * ?f9"/>
          <draw:equation draw:name="f17" draw:formula="5396474 * ?f8"/>
          <draw:equation draw:name="f18" draw:formula="?f12 / 6803142"/>
          <draw:equation draw:name="f19" draw:formula="?f13 / 5396474"/>
          <draw:equation draw:name="f20" draw:formula="?f14 / 6803142"/>
          <draw:equation draw:name="f21" draw:formula="?f15 / 5396474"/>
          <draw:equation draw:name="f22" draw:formula="?f16 / 6803142"/>
          <draw:equation draw:name="f23" draw:formula="?f17 / 5396474"/>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6" presentation:style-name="a36" draw:name="Title 1" svg:x="3.17125in" svg:y="0.88608in" svg:width="6.99084in" svg:height="4.18987in" presentation:class="title" presentation:placeholder="false">
        <draw:text-box>
          <text:p text:style-name="a35" text:class-names="" text:cond-style-name=""><text:span text:style-name="a34" text:class-names="">Click to add title</text:span></text:p>
        </draw:text-box>
        <svg:title/>
        <svg:desc/>
      </draw:frame>
      <presentation:notes style:page-layout-name="pageLayout2" draw:style-name="a37"/>
    </style:master-page>
    <style:master-page style:name="Master1-Layout2-cust-Agenda" style:page-layout-name="pageLayout1" draw:style-name="a38">
      <draw:g draw:name="Group 5" draw:id="id7">
        <svg:title/>
        <svg:desc/>
        <draw:custom-shape svg:x="7.05632in" svg:y="3.72377in" svg:width="3.15306in" svg:height="3.79262in" draw:id="id15" draw:style-name="a65" draw:name="Freeform 7">
          <svg:title/>
          <svg:desc/>
          <text:p text:style-name="a64" text:class-names="" text:cond-style-name=""><text:span text:style-name="a63" text:class-names=""/></text:p>
          <draw:enhanced-geometry xmlns:dr3d="urn:oasis:names:tc:opendocument:xmlns:dr3d:1.0" draw:type="non-primitive" svg:viewBox="0 0 1198 1441" draw:enhanced-path="M ?f1 ?f0 L ?f0 ?f2 ?f1 ?f2 ?f1 ?f0 Z N" draw:text-areas="?f15 ?f17 ?f16 ?f18" draw:glue-points="?f19 ?f20 ?f21 ?f22 ?f19 ?f22 ?f19 ?f20" draw:glue-point-leaving-directions="-90, -90, -90, -90">
            <draw:equation draw:name="f0" draw:formula="0"/>
            <draw:equation draw:name="f1" draw:formula="1198"/>
            <draw:equation draw:name="f2" draw:formula="1441"/>
            <draw:equation draw:name="f3" draw:formula="?f2 - ?f0"/>
            <draw:equation draw:name="f4" draw:formula="?f1 - ?f0"/>
            <draw:equation draw:name="f5" draw:formula="?f4 / 1198"/>
            <draw:equation draw:name="f6" draw:formula="?f3 / 1441"/>
            <draw:equation draw:name="f7" draw:formula="1198 * ?f4"/>
            <draw:equation draw:name="f8" draw:formula="0 * ?f3"/>
            <draw:equation draw:name="f9" draw:formula="0 * ?f4"/>
            <draw:equation draw:name="f10" draw:formula="1441 * ?f3"/>
            <draw:equation draw:name="f11" draw:formula="?f7 / 1198"/>
            <draw:equation draw:name="f12" draw:formula="?f8 / 1441"/>
            <draw:equation draw:name="f13" draw:formula="?f9 / 1198"/>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1908in" svg:y="3.72377in" svg:width="3.14253in" svg:height="3.79262in" draw:id="id16" draw:style-name="a68" draw:name="Freeform 6">
          <svg:title/>
          <svg:desc/>
          <text:p text:style-name="a67" text:class-names="" text:cond-style-name=""><text:span text:style-name="a66" text:class-names=""/></text:p>
          <draw:enhanced-geometry xmlns:dr3d="urn:oasis:names:tc:opendocument:xmlns:dr3d:1.0" draw:type="non-primitive" svg:viewBox="0 0 1194 1441" draw:enhanced-path="M ?f0 ?f0 L ?f1 ?f2 ?f0 ?f2 ?f0 ?f0 Z N" draw:text-areas="?f15 ?f17 ?f16 ?f18" draw:glue-points="?f19 ?f20 ?f21 ?f22 ?f19 ?f22 ?f19 ?f20" draw:glue-point-leaving-directions="-90, -90, -90, -90">
            <draw:equation draw:name="f0" draw:formula="0"/>
            <draw:equation draw:name="f1" draw:formula="1194"/>
            <draw:equation draw:name="f2" draw:formula="1441"/>
            <draw:equation draw:name="f3" draw:formula="?f2 - ?f0"/>
            <draw:equation draw:name="f4" draw:formula="?f1 - ?f0"/>
            <draw:equation draw:name="f5" draw:formula="?f4 / 1194"/>
            <draw:equation draw:name="f6" draw:formula="?f3 / 1441"/>
            <draw:equation draw:name="f7" draw:formula="0 * ?f4"/>
            <draw:equation draw:name="f8" draw:formula="0 * ?f3"/>
            <draw:equation draw:name="f9" draw:formula="1194 * ?f4"/>
            <draw:equation draw:name="f10" draw:formula="1441 * ?f3"/>
            <draw:equation draw:name="f11" draw:formula="?f7 / 1194"/>
            <draw:equation draw:name="f12" draw:formula="?f8 / 1441"/>
            <draw:equation draw:name="f13" draw:formula="?f9 / 1194"/>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g>
      <draw:g draw:name="Group 8" draw:id="id8">
        <svg:title/>
        <svg:desc/>
        <draw:custom-shape svg:x="10.19483in" svg:y="0in" svg:width="3.15306in" svg:height="3.79262in" draw:id="id13" draw:style-name="a59" draw:name="Freeform 7">
          <svg:title/>
          <svg:desc/>
          <text:p text:style-name="a58" text:class-names="" text:cond-style-name=""><text:span text:style-name="a57" text:class-names=""/></text:p>
          <draw:enhanced-geometry xmlns:dr3d="urn:oasis:names:tc:opendocument:xmlns:dr3d:1.0" draw:type="non-primitive" svg:viewBox="0 0 1198 1441" draw:enhanced-path="M ?f1 ?f0 L ?f0 ?f2 ?f1 ?f2 ?f1 ?f0 Z N" draw:text-areas="?f15 ?f17 ?f16 ?f18" draw:glue-points="?f19 ?f20 ?f21 ?f22 ?f19 ?f22 ?f19 ?f20" draw:glue-point-leaving-directions="-90, -90, -90, -90" draw:mirror-vertical="true" draw:mirror-horizontal="true">
            <draw:equation draw:name="f0" draw:formula="0"/>
            <draw:equation draw:name="f1" draw:formula="1198"/>
            <draw:equation draw:name="f2" draw:formula="1441"/>
            <draw:equation draw:name="f3" draw:formula="?f2 - ?f0"/>
            <draw:equation draw:name="f4" draw:formula="?f1 - ?f0"/>
            <draw:equation draw:name="f5" draw:formula="?f4 / 1198"/>
            <draw:equation draw:name="f6" draw:formula="?f3 / 1441"/>
            <draw:equation draw:name="f7" draw:formula="1198 * ?f4"/>
            <draw:equation draw:name="f8" draw:formula="0 * ?f3"/>
            <draw:equation draw:name="f9" draw:formula="0 * ?f4"/>
            <draw:equation draw:name="f10" draw:formula="1441 * ?f3"/>
            <draw:equation draw:name="f11" draw:formula="?f7 / 1198"/>
            <draw:equation draw:name="f12" draw:formula="?f8 / 1441"/>
            <draw:equation draw:name="f13" draw:formula="?f9 / 1198"/>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07088in" svg:y="0in" svg:width="3.14253in" svg:height="3.79262in" draw:id="id14" draw:style-name="a62" draw:name="Freeform 6">
          <svg:title/>
          <svg:desc/>
          <text:p text:style-name="a61" text:class-names="" text:cond-style-name=""><text:span text:style-name="a60" text:class-names=""/></text:p>
          <draw:enhanced-geometry xmlns:dr3d="urn:oasis:names:tc:opendocument:xmlns:dr3d:1.0" draw:type="non-primitive" svg:viewBox="0 0 1194 1441" draw:enhanced-path="M ?f0 ?f0 L ?f1 ?f2 ?f0 ?f2 ?f0 ?f0 Z N" draw:text-areas="?f15 ?f17 ?f16 ?f18" draw:glue-points="?f19 ?f20 ?f21 ?f22 ?f19 ?f22 ?f19 ?f20" draw:glue-point-leaving-directions="-90, -90, -90, -90" draw:mirror-vertical="true" draw:mirror-horizontal="true">
            <draw:equation draw:name="f0" draw:formula="0"/>
            <draw:equation draw:name="f1" draw:formula="1194"/>
            <draw:equation draw:name="f2" draw:formula="1441"/>
            <draw:equation draw:name="f3" draw:formula="?f2 - ?f0"/>
            <draw:equation draw:name="f4" draw:formula="?f1 - ?f0"/>
            <draw:equation draw:name="f5" draw:formula="?f4 / 1194"/>
            <draw:equation draw:name="f6" draw:formula="?f3 / 1441"/>
            <draw:equation draw:name="f7" draw:formula="0 * ?f4"/>
            <draw:equation draw:name="f8" draw:formula="0 * ?f3"/>
            <draw:equation draw:name="f9" draw:formula="1194 * ?f4"/>
            <draw:equation draw:name="f10" draw:formula="1441 * ?f3"/>
            <draw:equation draw:name="f11" draw:formula="?f7 / 1194"/>
            <draw:equation draw:name="f12" draw:formula="?f8 / 1441"/>
            <draw:equation draw:name="f13" draw:formula="?f9 / 1194"/>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g>
      <draw:custom-shape svg:x="8.35796in" svg:y="5.00619in" svg:width="0.84757in" svg:height="0.84757in" draw:id="id9" draw:style-name="a41" draw:name="Image 2">
        <svg:title/>
        <svg:desc/>
        <text:p text:style-name="a40" text:class-names="" text:cond-style-name=""><text:span text:style-name="a39"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10" presentation:style-name="a44" draw:name="Title 1" svg:x="1in" svg:y="1.15625in" svg:width="7.2in" svg:height="1.67471in" presentation:class="title" presentation:placeholder="false">
        <draw:text-box>
          <text:p text:style-name="a43" text:class-names="" text:cond-style-name=""><text:span text:style-name="a42" text:class-names="">Click to add title</text:span></text:p>
        </draw:text-box>
        <svg:title/>
        <svg:desc/>
      </draw:frame>
      <draw:frame draw:id="id11" presentation:style-name="a53" draw:name="Content Placeholder 2" svg:x="1in" svg:y="3.1in" svg:width="7.2in" svg:height="3.50759in" presentation:class="object" presentation:placeholder="false">
        <draw:text-box>
          <text:p text:style-name="a46" text:class-names="" text:cond-style-name=""><text:span text:style-name="a45" text:class-names="">Click to add text</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draw:text-box>
        <svg:title/>
        <svg:desc/>
      </draw:frame>
      <draw:frame draw:id="id12" presentation:style-name="a56" draw:name="Slide Number Placeholder 2" svg:x="11.32812in" svg:y="0.5in" svg:width="1.16753in" svg:height="0.51563in" presentation:class="page-number" presentation:placeholder="false">
        <draw:text-box>
          <text:p text:style-name="a55" text:class-names="" text:cond-style-name=""><text:span text:style-name="a54" text:class-names=""><text:page-number style:num-format="1" text:fixed="false"/></text:span></text:p>
        </draw:text-box>
        <svg:title/>
        <svg:desc/>
      </draw:frame>
      <presentation:notes style:page-layout-name="pageLayout2" draw:style-name="a69"/>
    </style:master-page>
    <style:master-page style:name="Master1-Layout3-cust-Introduction-2" style:page-layout-name="pageLayout1" draw:style-name="a70">
      <draw:custom-shape svg:x="-0.02632in" svg:y="3.70833in" svg:width="13.35965in" svg:height="3.79167in" draw:id="id17" draw:style-name="a73" draw:name="Rectangle 4">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custom-shape svg:x="0.48485in" svg:y="0.36364in" svg:width="12.36364in" svg:height="6.59091in" draw:id="id18" draw:style-name="a76" draw:name="Rectangle 5">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draw:g draw:name="Group 17" draw:id="id19">
        <svg:title/>
        <svg:desc/>
        <draw:custom-shape svg:x="10.22917in" svg:y="0in" svg:width="3.10417in" svg:height="3.1255in" draw:id="id22" draw:style-name="a85" draw:name="Freeform: Shape 28">
          <svg:title/>
          <svg:desc/>
          <text:p text:style-name="a84" text:class-names="" text:cond-style-name=""><text:span text:style-name="a83" text:class-names=""/></text:p>
          <draw:enhanced-geometry xmlns:dr3d="urn:oasis:names:tc:opendocument:xmlns:dr3d:1.0" draw:type="non-primitive" svg:viewBox="0 0 2838450 2857958" draw:enhanced-path="M ?f3 ?f0 L ?f1 ?f0 ?f1 ?f4 C ?f1 ?f5 ?f6 ?f7 ?f8 ?f9 L ?f0 ?f2 ?f0 ?f10 ?f11 ?f12 C ?f13 ?f14 ?f15 ?f16 ?f17 ?f18 Z N" draw:text-areas="?f49 ?f51 ?f50 ?f52" draw:glue-points="?f53 ?f54 ?f55 ?f54 ?f55 ?f56 ?f57 ?f58 ?f59 ?f60 ?f59 ?f61 ?f62 ?f63 ?f64 ?f65" draw:glue-point-leaving-directions="-90, -90, -90, -90, -90, -90, -90, -90" draw:mirror-horizontal="true">
            <draw:equation draw:name="f0" draw:formula="0"/>
            <draw:equation draw:name="f1" draw:formula="2838450"/>
            <draw:equation draw:name="f2" draw:formula="2857958"/>
            <draw:equation draw:name="f3" draw:formula="1971005"/>
            <draw:equation draw:name="f4" draw:formula="7240"/>
            <draw:equation draw:name="f5" draw:formula="1484015"/>
            <draw:equation draw:name="f6" draw:formula="1716931"/>
            <draw:equation draw:name="f7" draw:formula="2697914"/>
            <draw:equation draw:name="f8" draw:formula="278890"/>
            <draw:equation draw:name="f9" draw:formula="2843883"/>
            <draw:equation draw:name="f10" draw:formula="1990580"/>
            <draw:equation draw:name="f11" draw:formula="190293"/>
            <draw:equation draw:name="f12" draw:formula="1980883"/>
            <draw:equation draw:name="f13" draw:formula="1124600"/>
            <draw:equation draw:name="f14" draw:formula="1885128"/>
            <draw:equation draw:name="f15" draw:formula="1866185"/>
            <draw:equation draw:name="f16" draw:formula="1135788"/>
            <draw:equation draw:name="f17" draw:formula="1960910"/>
            <draw:equation draw:name="f18" draw:formula="200390"/>
            <draw:equation draw:name="f19" draw:formula="?f2 - ?f0"/>
            <draw:equation draw:name="f20" draw:formula="?f1 - ?f0"/>
            <draw:equation draw:name="f21" draw:formula="?f20 / 2838450"/>
            <draw:equation draw:name="f22" draw:formula="?f19 / 2857958"/>
            <draw:equation draw:name="f23" draw:formula="1971005 * ?f20"/>
            <draw:equation draw:name="f24" draw:formula="0 * ?f19"/>
            <draw:equation draw:name="f25" draw:formula="2838450 * ?f20"/>
            <draw:equation draw:name="f26" draw:formula="7240 * ?f19"/>
            <draw:equation draw:name="f27" draw:formula="278890 * ?f20"/>
            <draw:equation draw:name="f28" draw:formula="2843883 * ?f19"/>
            <draw:equation draw:name="f29" draw:formula="0 * ?f20"/>
            <draw:equation draw:name="f30" draw:formula="2857958 * ?f19"/>
            <draw:equation draw:name="f31" draw:formula="1990580 * ?f19"/>
            <draw:equation draw:name="f32" draw:formula="190293 * ?f20"/>
            <draw:equation draw:name="f33" draw:formula="1980883 * ?f19"/>
            <draw:equation draw:name="f34" draw:formula="1960910 * ?f20"/>
            <draw:equation draw:name="f35" draw:formula="200390 * ?f19"/>
            <draw:equation draw:name="f36" draw:formula="?f23 / 2838450"/>
            <draw:equation draw:name="f37" draw:formula="?f24 / 2857958"/>
            <draw:equation draw:name="f38" draw:formula="?f25 / 2838450"/>
            <draw:equation draw:name="f39" draw:formula="?f26 / 2857958"/>
            <draw:equation draw:name="f40" draw:formula="?f27 / 2838450"/>
            <draw:equation draw:name="f41" draw:formula="?f28 / 2857958"/>
            <draw:equation draw:name="f42" draw:formula="?f29 / 2838450"/>
            <draw:equation draw:name="f43" draw:formula="?f30 / 2857958"/>
            <draw:equation draw:name="f44" draw:formula="?f31 / 2857958"/>
            <draw:equation draw:name="f45" draw:formula="?f32 / 2838450"/>
            <draw:equation draw:name="f46" draw:formula="?f33 / 2857958"/>
            <draw:equation draw:name="f47" draw:formula="?f34 / 2838450"/>
            <draw:equation draw:name="f48" draw:formula="?f35 / 2857958"/>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x="12.23595in" svg:y="0in" svg:width="1.09739in" svg:height="1.10785in" draw:id="id23" draw:style-name="a88" draw:name="Freeform: Shape 15">
          <svg:title/>
          <svg:desc/>
          <text:p text:style-name="a87" text:class-names="" text:cond-style-name=""><text:span text:style-name="a86" text:class-names=""/></text:p>
          <draw:enhanced-geometry xmlns:dr3d="urn:oasis:names:tc:opendocument:xmlns:dr3d:1.0" draw:type="non-primitive" svg:viewBox="0 0 1003449 1013015" draw:enhanced-path="M ?f0 ?f0 L ?f1 ?f0 ?f3 ?f4 C ?f5 ?f6 ?f7 ?f8 ?f9 ?f10 L ?f0 ?f2 Z N" draw:text-areas="?f31 ?f33 ?f32 ?f34" draw:glue-points="?f35 ?f36 ?f37 ?f36 ?f38 ?f39 ?f40 ?f41 ?f35 ?f42" draw:glue-point-leaving-directions="-90, -90, -90, -90, -90" draw:mirror-horizontal="true">
            <draw:equation draw:name="f0" draw:formula="0"/>
            <draw:equation draw:name="f1" draw:formula="1003449"/>
            <draw:equation draw:name="f2" draw:formula="1013015"/>
            <draw:equation draw:name="f3" draw:formula="998306"/>
            <draw:equation draw:name="f4" draw:formula="100639"/>
            <draw:equation draw:name="f5" draw:formula="949402"/>
            <draw:equation draw:name="f6" draw:formula="576784"/>
            <draw:equation draw:name="f7" draw:formula="566756"/>
            <draw:equation draw:name="f8" draw:formula="959471"/>
            <draw:equation draw:name="f9" draw:formula="90663"/>
            <draw:equation draw:name="f10" draw:formula="1008380"/>
            <draw:equation draw:name="f11" draw:formula="?f2 - ?f0"/>
            <draw:equation draw:name="f12" draw:formula="?f1 - ?f0"/>
            <draw:equation draw:name="f13" draw:formula="?f12 / 1003449"/>
            <draw:equation draw:name="f14" draw:formula="?f11 / 1013015"/>
            <draw:equation draw:name="f15" draw:formula="0 * ?f12"/>
            <draw:equation draw:name="f16" draw:formula="0 * ?f11"/>
            <draw:equation draw:name="f17" draw:formula="1003449 * ?f12"/>
            <draw:equation draw:name="f18" draw:formula="998306 * ?f12"/>
            <draw:equation draw:name="f19" draw:formula="100639 * ?f11"/>
            <draw:equation draw:name="f20" draw:formula="90663 * ?f12"/>
            <draw:equation draw:name="f21" draw:formula="1008380 * ?f11"/>
            <draw:equation draw:name="f22" draw:formula="1013015 * ?f11"/>
            <draw:equation draw:name="f23" draw:formula="?f15 / 1003449"/>
            <draw:equation draw:name="f24" draw:formula="?f16 / 1013015"/>
            <draw:equation draw:name="f25" draw:formula="?f17 / 1003449"/>
            <draw:equation draw:name="f26" draw:formula="?f18 / 1003449"/>
            <draw:equation draw:name="f27" draw:formula="?f19 / 1013015"/>
            <draw:equation draw:name="f28" draw:formula="?f20 / 1003449"/>
            <draw:equation draw:name="f29" draw:formula="?f21 / 1013015"/>
            <draw:equation draw:name="f30" draw:formula="?f22 / 1013015"/>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x="10.89091in" svg:y="0.64538in" svg:width="0.84757in" svg:height="0.84757in" draw:id="id24" draw:style-name="a91" draw:name="Image 2">
          <svg:title/>
          <svg:desc/>
          <text:p text:style-name="a90" text:class-names="" text:cond-style-name=""><text:span text:style-name="a89"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mirror-horizontal="true">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g>
      <draw:frame draw:id="id20" presentation:style-name="a79" draw:name="Title 1" svg:x="6.23627in" svg:y="1.16101in" svg:width="6.25939in" svg:height="5.18275in" presentation:class="title" presentation:placeholder="false">
        <draw:text-box>
          <text:p text:style-name="a78" text:class-names="" text:cond-style-name=""><text:span text:style-name="a77" text:class-names="">Click to add title</text:span></text:p>
        </draw:text-box>
        <svg:title/>
        <svg:desc/>
      </draw:frame>
      <draw:frame draw:id="id21" presentation:style-name="a82" draw:name="Picture Placeholder 7" svg:x="0.48485in" svg:y="0in" svg:width="4.75142in" svg:height="6.95486in" presentation:class="graphic" presentation:placeholder="false">
        <draw:text-box>
          <text:p text:style-name="a81" text:class-names="" text:cond-style-name=""><text:span text:style-name="a80" text:class-names="">Click to add picture</text:span></text:p>
        </draw:text-box>
        <svg:title/>
        <svg:desc/>
      </draw:frame>
      <presentation:notes style:page-layout-name="pageLayout2" draw:style-name="a92"/>
    </style:master-page>
    <style:master-page style:name="Master1-Layout4-cust-Section-Header" style:page-layout-name="pageLayout1" draw:style-name="a93">
      <draw:custom-shape svg:x="-0.02632in" svg:y="-0.00044in" svg:width="13.35965in" svg:height="3.79167in" draw:id="id25" draw:style-name="a96" draw:name="Rectangle 20">
        <svg:title/>
        <svg:desc/>
        <text:p text:style-name="a95" text:class-names="" text:cond-style-name=""><text:span text:style-name="a94"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26" draw:style-name="a99" draw:name="Rectangle 21">
        <svg:title/>
        <svg:desc/>
        <text:p text:style-name="a98" text:class-names="" text:cond-style-name=""><text:span text:style-name="a97" text:class-names=""/></text:p>
        <draw:enhanced-geometry xmlns:dr3d="urn:oasis:names:tc:opendocument:xmlns:dr3d:1.0" draw:type="non-primitive" svg:viewBox="0 0 21600 21600" draw:enhanced-path="M 0 0 L 21600 0 21600 21600 0 21600 Z N"/>
      </draw:custom-shape>
      <draw:custom-shape svg:width="3.07563in" svg:height="3.71188in" draw:id="id27" draw:style-name="a102" draw:transform="translate(-1.53781in -1.85594in) rotate(-4.71239) translate(7.83705in 5.9728in)" draw:name="Freeform 35">
        <svg:title/>
        <svg:desc/>
        <text:p text:style-name="a101" text:class-names="" text:cond-style-name=""><text:span text:style-name="a100" text:class-names=""/></text:p>
        <draw:enhanced-geometry xmlns:dr3d="urn:oasis:names:tc:opendocument:xmlns:dr3d:1.0" draw:type="non-primitive" svg:viewBox="0 0 2812357 3394143" draw:enhanced-path="M ?f0 ?f0 L ?f1 ?f2 ?f0 ?f2 Z N" draw:text-areas="?f15 ?f17 ?f16 ?f18" draw:glue-points="?f19 ?f20 ?f21 ?f22 ?f19 ?f22" draw:glue-point-leaving-directions="-90, -90, -90">
          <draw:equation draw:name="f0" draw:formula="0"/>
          <draw:equation draw:name="f1" draw:formula="2812357"/>
          <draw:equation draw:name="f2" draw:formula="3394143"/>
          <draw:equation draw:name="f3" draw:formula="?f2 - ?f0"/>
          <draw:equation draw:name="f4" draw:formula="?f1 - ?f0"/>
          <draw:equation draw:name="f5" draw:formula="?f4 / 2812357"/>
          <draw:equation draw:name="f6" draw:formula="?f3 / 3394143"/>
          <draw:equation draw:name="f7" draw:formula="0 * ?f4"/>
          <draw:equation draw:name="f8" draw:formula="0 * ?f3"/>
          <draw:equation draw:name="f9" draw:formula="2812357 * ?f4"/>
          <draw:equation draw:name="f10" draw:formula="3394143 * ?f3"/>
          <draw:equation draw:name="f11" draw:formula="?f7 / 2812357"/>
          <draw:equation draw:name="f12" draw:formula="?f8 / 3394143"/>
          <draw:equation draw:name="f13" draw:formula="?f9 / 2812357"/>
          <draw:equation draw:name="f14" draw:formula="?f10 / 339414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in" svg:y="3.78812in" svg:width="0.47599in" svg:height="3.71188in" draw:id="id28" draw:style-name="a105" draw:name="Freeform 32">
        <svg:title/>
        <svg:desc/>
        <text:p text:style-name="a104" text:class-names="" text:cond-style-name=""><text:span text:style-name="a103" text:class-names=""/></text:p>
        <draw:enhanced-geometry xmlns:dr3d="urn:oasis:names:tc:opendocument:xmlns:dr3d:1.0" draw:type="non-primitive" svg:viewBox="0 0 435241 3394146" draw:enhanced-path="M ?f1 ?f0 L ?f1 ?f2 ?f0 ?f2 ?f0 ?f3 Z N" draw:text-areas="?f18 ?f20 ?f19 ?f21" draw:glue-points="?f22 ?f23 ?f22 ?f24 ?f25 ?f24 ?f25 ?f26" draw:glue-point-leaving-directions="-90, -90, -90, -90">
          <draw:equation draw:name="f0" draw:formula="0"/>
          <draw:equation draw:name="f1" draw:formula="435241"/>
          <draw:equation draw:name="f2" draw:formula="3394146"/>
          <draw:equation draw:name="f3" draw:formula="523525"/>
          <draw:equation draw:name="f4" draw:formula="?f2 - ?f0"/>
          <draw:equation draw:name="f5" draw:formula="?f1 - ?f0"/>
          <draw:equation draw:name="f6" draw:formula="?f5 / 435241"/>
          <draw:equation draw:name="f7" draw:formula="?f4 / 3394146"/>
          <draw:equation draw:name="f8" draw:formula="435241 * ?f5"/>
          <draw:equation draw:name="f9" draw:formula="0 * ?f4"/>
          <draw:equation draw:name="f10" draw:formula="3394146 * ?f4"/>
          <draw:equation draw:name="f11" draw:formula="0 * ?f5"/>
          <draw:equation draw:name="f12" draw:formula="523525 * ?f4"/>
          <draw:equation draw:name="f13" draw:formula="?f8 / 435241"/>
          <draw:equation draw:name="f14" draw:formula="?f9 / 3394146"/>
          <draw:equation draw:name="f15" draw:formula="?f10 / 3394146"/>
          <draw:equation draw:name="f16" draw:formula="?f11 / 435241"/>
          <draw:equation draw:name="f17" draw:formula="?f12 / 3394146"/>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draw:frame draw:id="id29" presentation:style-name="a108" draw:name="Title 1" svg:x="1in" svg:y="1.15625in" svg:width="5.75192in" svg:height="2.7286in" presentation:class="title" presentation:placeholder="false">
        <draw:text-box>
          <text:p text:style-name="a107" text:class-names="" text:cond-style-name=""><text:span text:style-name="a106" text:class-names="">Click to add text</text:span></text:p>
        </draw:text-box>
        <svg:title/>
        <svg:desc/>
      </draw:frame>
      <draw:frame draw:id="id30" presentation:style-name="a117" draw:name="Content Placeholder 2" svg:x="1in" svg:y="4.1653in" svg:width="5.75192in" svg:height="2.44229in" presentation:class="object" presentation:placeholder="false">
        <draw:text-box>
          <text:p text:style-name="a110" text:class-names="" text:cond-style-name=""><text:span text:style-name="a109" text:class-names="">Click to add text</text:span></text:p>
          <text:list text:style-name="a113">
            <text:list-item>
              <text:list text:style-name="a113">
                <text:list-item>
                  <text:p text:style-name="a112" text:class-names="" text:cond-style-name=""><text:span text:style-name="a111" text:class-names="">Second level</text:span></text:p>
                </text:list-item>
              </text:list>
            </text:list-item>
          </text:list>
          <text:list text:style-name="a116">
            <text:list-item>
              <text:list text:style-name="a116">
                <text:list-item>
                  <text:list text:style-name="a116">
                    <text:list-item>
                      <text:p text:style-name="a115" text:class-names="" text:cond-style-name=""><text:span text:style-name="a114" text:class-names="">Third level</text:span></text:p>
                    </text:list-item>
                  </text:list>
                </text:list-item>
              </text:list>
            </text:list-item>
          </text:list>
        </draw:text-box>
        <svg:title/>
        <svg:desc/>
      </draw:frame>
      <draw:frame draw:id="id31" presentation:style-name="a120" draw:name="Picture Placeholder 7" svg:x="8.10826in" svg:y="0.44923in" svg:width="4.75142in" svg:height="7.05077in" presentation:class="graphic" presentation:placeholder="false">
        <draw:text-box>
          <text:p text:style-name="a119" text:class-names="" text:cond-style-name=""><text:span text:style-name="a118" text:class-names="">Click to add picture</text:span></text:p>
        </draw:text-box>
        <svg:title/>
        <svg:desc/>
      </draw:frame>
      <presentation:notes style:page-layout-name="pageLayout2" draw:style-name="a121"/>
    </style:master-page>
    <style:master-page style:name="Master1-Layout5-cust-Quote" style:page-layout-name="pageLayout1" draw:style-name="a122">
      <draw:custom-shape svg:x="-0.00778in" svg:y="0in" svg:width="2.78979in" svg:height="7.5in" draw:id="id32" draw:style-name="a125" draw:name="Image 1">
        <svg:title/>
        <svg:desc/>
        <text:p text:style-name="a124" text:class-names="" text:cond-style-name=""><text:span text:style-name="a123" text:class-names=""/></text:p>
        <draw:enhanced-geometry xmlns:dr3d="urn:oasis:names:tc:opendocument:xmlns:dr3d:1.0" draw:type="non-primitive" svg:viewBox="0 0 2550985 6858000" draw:enhanced-path="M ?f1 ?f0 L ?f0 ?f0 ?f0 ?f2 ?f1 ?f2 ?f1 ?f0 Z N" draw:text-areas="?f15 ?f17 ?f16 ?f18" draw:glue-points="?f19 ?f20 ?f21 ?f20 ?f21 ?f22 ?f19 ?f22 ?f19 ?f20" draw:glue-point-leaving-directions="-90, -90, -90, -90, -90">
          <draw:equation draw:name="f0" draw:formula="0"/>
          <draw:equation draw:name="f1" draw:formula="2550985"/>
          <draw:equation draw:name="f2" draw:formula="6858000"/>
          <draw:equation draw:name="f3" draw:formula="?f2 - ?f0"/>
          <draw:equation draw:name="f4" draw:formula="?f1 - ?f0"/>
          <draw:equation draw:name="f5" draw:formula="?f4 / 2550985"/>
          <draw:equation draw:name="f6" draw:formula="?f3 / 6858000"/>
          <draw:equation draw:name="f7" draw:formula="2550985 * ?f4"/>
          <draw:equation draw:name="f8" draw:formula="0 * ?f3"/>
          <draw:equation draw:name="f9" draw:formula="0 * ?f4"/>
          <draw:equation draw:name="f10" draw:formula="6858000 * ?f3"/>
          <draw:equation draw:name="f11" draw:formula="?f7 / 2550985"/>
          <draw:equation draw:name="f12" draw:formula="?f8 / 6858000"/>
          <draw:equation draw:name="f13" draw:formula="?f9 / 2550985"/>
          <draw:equation draw:name="f14" draw:formula="?f10 / 6858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0103in" svg:y="0in" svg:width="2.78717in" svg:height="2.79487in" draw:id="id33" draw:style-name="a128" draw:name="Freeform: Shape 52">
        <svg:title/>
        <svg:desc/>
        <text:p text:style-name="a127" text:class-names="" text:cond-style-name=""><text:span text:style-name="a126" text:class-names=""/></text:p>
        <draw:enhanced-geometry xmlns:dr3d="urn:oasis:names:tc:opendocument:xmlns:dr3d:1.0" draw:type="non-primitive" svg:viewBox="0 0 2548591 2555628" draw:enhanced-path="M ?f3 ?f4 L ?f5 ?f4 C ?f5 ?f6 ?f7 ?f8 ?f9 ?f8 L ?f9 ?f10 ?f11 ?f12 C ?f13 ?f12 ?f3 ?f14 ?f3 ?f4 Z M ?f0 ?f4 L ?f15 ?f4 C ?f15 ?f16 ?f17 ?f18 ?f1 ?f18 L ?f1 ?f2 C ?f19 ?f2 ?f0 ?f20 ?f0 ?f4 Z M ?f21 ?f4 L ?f22 ?f4 C ?f22 ?f23 ?f24 ?f25 ?f26 ?f25 L ?f26 ?f27 C ?f28 ?f27 ?f21 ?f29 ?f21 ?f4 Z M ?f30 ?f4 L ?f31 ?f4 C ?f31 ?f32 ?f33 ?f34 ?f35 ?f34 L ?f35 ?f36 C ?f37 ?f36 ?f30 ?f38 ?f30 ?f4 Z M ?f39 ?f4 L ?f40 ?f4 C ?f40 ?f41 ?f42 ?f43 ?f44 ?f43 L ?f44 ?f45 ?f35 ?f46 C ?f47 ?f46 ?f39 ?f48 ?f39 ?f4 Z M ?f49 ?f0 L ?f50 ?f0 C ?f50 ?f51 ?f52 ?f53 ?f54 ?f53 L ?f54 ?f55 C ?f56 ?f55 ?f49 ?f57 ?f49 ?f0 Z M ?f58 ?f0 L ?f59 ?f0 C ?f59 ?f60 ?f61 ?f62 ?f26 ?f62 L ?f26 ?f63 C ?f64 ?f63 ?f58 ?f65 ?f58 ?f0 Z M ?f66 ?f0 L ?f67 ?f0 C ?f67 ?f68 ?f69 ?f70 ?f9 ?f70 L ?f9 ?f71 ?f11 ?f72 C ?f73 ?f72 ?f66 ?f74 ?f66 ?f0 Z M ?f75 ?f0 L ?f76 ?f0 C ?f76 ?f77 ?f78 ?f79 ?f35 ?f79 L ?f35 ?f80 C ?f81 ?f80 ?f75 ?f82 ?f75 ?f0 Z M ?f83 ?f0 L ?f84 ?f0 C ?f84 ?f85 ?f86 ?f87 ?f54 ?f87 L ?f54 ?f88 C ?f89 ?f88 ?f83 ?f90 ?f83 ?f0 Z M ?f91 ?f0 L ?f92 ?f0 C ?f92 ?f93 ?f94 ?f95 ?f35 ?f95 L ?f35 ?f96 ?f35 ?f97 C ?f98 ?f97 ?f91 ?f99 ?f91 ?f0 Z M ?f100 ?f0 L ?f101 ?f0 C ?f101 ?f102 ?f103 ?f104 ?f54 ?f104 L ?f54 ?f105 C ?f106 ?f105 ?f100 ?f107 ?f100 ?f0 Z M ?f108 ?f0 L ?f109 ?f0 C ?f109 ?f110 ?f111 ?f112 ?f35 ?f112 L ?f35 ?f113 C ?f114 ?f113 ?f108 ?f115 ?f108 ?f0 Z M ?f116 ?f0 L ?f117 ?f0 C ?f117 ?f118 ?f119 ?f120 ?f54 ?f120 L ?f54 ?f121 ?f54 ?f122 C ?f123 ?f122 ?f116 ?f124 ?f116 ?f0 Z M ?f125 ?f0 L ?f126 ?f0 C ?f126 ?f127 ?f128 ?f129 ?f35 ?f129 L ?f35 ?f130 C ?f131 ?f130 ?f125 ?f132 ?f125 ?f0 Z M ?f133 ?f0 L ?f134 ?f0 C ?f134 ?f135 ?f136 ?f137 ?f26 ?f137 L ?f26 ?f138 C ?f139 ?f138 ?f133 ?f140 ?f133 ?f0 Z M ?f141 ?f0 L ?f142 ?f0 C ?f142 ?f143 ?f144 ?f145 ?f26 ?f145 L ?f26 ?f146 C ?f147 ?f146 ?f141 ?f148 ?f141 ?f0 Z N" draw:text-areas="?f317 ?f319 ?f318 ?f320" draw:glue-points="?f321 ?f322 ?f323 ?f322 ?f324 ?f325 ?f324 ?f326 ?f327 ?f328 ?f321 ?f322 ?f329 ?f322 ?f330 ?f322 ?f331 ?f332 ?f331 ?f333 ?f329 ?f322 ?f334 ?f322 ?f335 ?f322 ?f336 ?f337 ?f336 ?f338 ?f334 ?f322 ?f339 ?f322 ?f340 ?f322 ?f341 ?f342 ?f341 ?f343 ?f339 ?f322 ?f344 ?f322 ?f345 ?f322 ?f346 ?f347 ?f346 ?f348 ?f341 ?f349 ?f344 ?f322 ?f350 ?f351 ?f352 ?f351 ?f353 ?f354 ?f353 ?f355 ?f350 ?f351 ?f356 ?f351 ?f357 ?f351 ?f336 ?f358 ?f336 ?f359 ?f356 ?f351 ?f360 ?f351 ?f361 ?f351 ?f324 ?f362 ?f324 ?f363 ?f327 ?f364 ?f360 ?f351 ?f365 ?f351 ?f366 ?f351 ?f341 ?f367 ?f341 ?f368 ?f365 ?f351 ?f369 ?f351 ?f370 ?f351 ?f353 ?f371 ?f353 ?f372 ?f369 ?f351 ?f373 ?f351 ?f374 ?f351 ?f341 ?f375 ?f341 ?f376 ?f341 ?f377 ?f373 ?f351 ?f378 ?f351 ?f379 ?f351 ?f353 ?f380 ?f353 ?f381 ?f378 ?f351 ?f382 ?f351 ?f383 ?f351 ?f341 ?f384 ?f341 ?f385 ?f382 ?f351 ?f386 ?f351 ?f387 ?f351 ?f353 ?f388 ?f353 ?f389 ?f353 ?f390 ?f386 ?f351 ?f391 ?f351 ?f392 ?f351 ?f341 ?f393 ?f341 ?f394 ?f391 ?f351 ?f395 ?f351 ?f396 ?f351 ?f336 ?f397 ?f336 ?f398 ?f395 ?f351 ?f399 ?f351 ?f400 ?f351 ?f336 ?f401 ?f336 ?f402 ?f399 ?f35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548591"/>
          <draw:equation draw:name="f2" draw:formula="2555628"/>
          <draw:equation draw:name="f3" draw:formula="138643"/>
          <draw:equation draw:name="f4" draw:formula="1"/>
          <draw:equation draw:name="f5" draw:formula="163874"/>
          <draw:equation draw:name="f6" draw:formula="1318576"/>
          <draw:equation draw:name="f7" draw:formula="1233644"/>
          <draw:equation draw:name="f8" draw:formula="2391168"/>
          <draw:equation draw:name="f9" draw:formula="2548463"/>
          <draw:equation draw:name="f10" draw:formula="2416472"/>
          <draw:equation draw:name="f11" draw:formula="2548590"/>
          <draw:equation draw:name="f12" draw:formula="2416600"/>
          <draw:equation draw:name="f13" draw:formula="1219755"/>
          <draw:equation draw:name="f14" draw:formula="1332503"/>
          <draw:equation draw:name="f15" draw:formula="25231"/>
          <draw:equation draw:name="f16" draw:formula="1395244"/>
          <draw:equation draw:name="f17" draw:formula="1157188"/>
          <draw:equation draw:name="f18" draw:formula="2530324"/>
          <draw:equation draw:name="f19" draw:formula="1143299"/>
          <draw:equation draw:name="f20" draw:formula="1409172"/>
          <draw:equation draw:name="f21" draw:formula="277411"/>
          <draw:equation draw:name="f22" draw:formula="302642"/>
          <draw:equation draw:name="f23" draw:formula="1241907"/>
          <draw:equation draw:name="f24" draw:formula="1310229"/>
          <draw:equation draw:name="f25" draw:formula="2252147"/>
          <draw:equation draw:name="f26" draw:formula="2548582"/>
          <draw:equation draw:name="f27" draw:formula="2277444"/>
          <draw:equation draw:name="f28" draw:formula="1296205"/>
          <draw:equation draw:name="f29" draw:formula="1255835"/>
          <draw:equation draw:name="f30" draw:formula="416054"/>
          <draw:equation draw:name="f31" draw:formula="441285"/>
          <draw:equation draw:name="f32" draw:formula="1165111"/>
          <draw:equation draw:name="f33" draw:formula="1386559"/>
          <draw:equation draw:name="f34" draw:formula="2113119"/>
          <draw:equation draw:name="f35" draw:formula="2548589"/>
          <draw:equation draw:name="f36" draw:formula="2138423"/>
          <draw:equation draw:name="f37" draw:formula="1372670"/>
          <draw:equation draw:name="f38" draw:formula="1179166"/>
          <draw:equation draw:name="f39" draw:formula="554698"/>
          <draw:equation draw:name="f40" draw:formula="579930"/>
          <draw:equation draw:name="f41" draw:formula="1088442"/>
          <draw:equation draw:name="f42" draw:formula="1463017"/>
          <draw:equation draw:name="f43" draw:formula="1973963"/>
          <draw:equation draw:name="f44" draw:formula="2548462"/>
          <draw:equation draw:name="f45" draw:formula="1999267"/>
          <draw:equation draw:name="f46" draw:formula="1999394"/>
          <draw:equation draw:name="f47" draw:formula="1449127"/>
          <draw:equation draw:name="f48" draw:formula="1102497"/>
          <draw:equation draw:name="f49" draw:formula="693468"/>
          <draw:equation draw:name="f50" draw:formula="718701"/>
          <draw:equation draw:name="f51" draw:formula="1011773"/>
          <draw:equation draw:name="f52" draw:formula="1539602"/>
          <draw:equation draw:name="f53" draw:formula="1834942"/>
          <draw:equation draw:name="f54" draw:formula="2548583"/>
          <draw:equation draw:name="f55" draw:formula="1860239"/>
          <draw:equation draw:name="f56" draw:formula="1525706"/>
          <draw:equation draw:name="f57" draw:formula="1025701"/>
          <draw:equation draw:name="f58" draw:formula="832112"/>
          <draw:equation draw:name="f59" draw:formula="857340"/>
          <draw:equation draw:name="f60" draw:formula="935105"/>
          <draw:equation draw:name="f61" draw:formula="1616059"/>
          <draw:equation draw:name="f62" draw:formula="1695913"/>
          <draw:equation draw:name="f63" draw:formula="1721210"/>
          <draw:equation draw:name="f64" draw:formula="1602170"/>
          <draw:equation draw:name="f65" draw:formula="949032"/>
          <draw:equation draw:name="f66" draw:formula="970758"/>
          <draw:equation draw:name="f67" draw:formula="995986"/>
          <draw:equation draw:name="f68" draw:formula="858436"/>
          <draw:equation draw:name="f69" draw:formula="1692391"/>
          <draw:equation draw:name="f70" draw:formula="1556758"/>
          <draw:equation draw:name="f71" draw:formula="1582062"/>
          <draw:equation draw:name="f72" draw:formula="1582189"/>
          <draw:equation draw:name="f73" draw:formula="1678628"/>
          <draw:equation draw:name="f74" draw:formula="872491"/>
          <draw:equation draw:name="f75" draw:formula="1109529"/>
          <draw:equation draw:name="f76" draw:formula="1134764"/>
          <draw:equation draw:name="f77" draw:formula="781767"/>
          <draw:equation draw:name="f78" draw:formula="1768975"/>
          <draw:equation draw:name="f79" draw:formula="1417736"/>
          <draw:equation draw:name="f80" draw:formula="1443033"/>
          <draw:equation draw:name="f81" draw:formula="1755086"/>
          <draw:equation draw:name="f82" draw:formula="795695"/>
          <draw:equation draw:name="f83" draw:formula="1248168"/>
          <draw:equation draw:name="f84" draw:formula="1273396"/>
          <draw:equation draw:name="f85" draw:formula="705097"/>
          <draw:equation draw:name="f86" draw:formula="1845433"/>
          <draw:equation draw:name="f87" draw:formula="1278708"/>
          <draw:equation draw:name="f88" draw:formula="1304005"/>
          <draw:equation draw:name="f89" draw:formula="1831537"/>
          <draw:equation draw:name="f90" draw:formula="719026"/>
          <draw:equation draw:name="f91" draw:formula="1386813"/>
          <draw:equation draw:name="f92" draw:formula="1412041"/>
          <draw:equation draw:name="f93" draw:formula="628428"/>
          <draw:equation draw:name="f94" draw:formula="1921890"/>
          <draw:equation draw:name="f95" draw:formula="1139552"/>
          <draw:equation draw:name="f96" draw:formula="1164857"/>
          <draw:equation draw:name="f97" draw:formula="1164984"/>
          <draw:equation draw:name="f98" draw:formula="1908001"/>
          <draw:equation draw:name="f99" draw:formula="642356"/>
          <draw:equation draw:name="f100" draw:formula="1525579"/>
          <draw:equation draw:name="f101" draw:formula="1550814"/>
          <draw:equation draw:name="f102" draw:formula="551759"/>
          <draw:equation draw:name="f103" draw:formula="1998468"/>
          <draw:equation draw:name="f104" draw:formula="1000531"/>
          <draw:equation draw:name="f105" draw:formula="1025828"/>
          <draw:equation draw:name="f106" draw:formula="1984452"/>
          <draw:equation draw:name="f107" draw:formula="565560"/>
          <draw:equation draw:name="f108" draw:formula="1664231"/>
          <draw:equation draw:name="f109" draw:formula="1689459"/>
          <draw:equation draw:name="f110" draw:formula="474963"/>
          <draw:equation draw:name="f111" draw:formula="2074805"/>
          <draw:equation draw:name="f112" draw:formula="861503"/>
          <draw:equation draw:name="f113" draw:formula="886800"/>
          <draw:equation draw:name="f114" draw:formula="2060916"/>
          <draw:equation draw:name="f115" draw:formula="489019"/>
          <draw:equation draw:name="f116" draw:formula="1802870"/>
          <draw:equation draw:name="f117" draw:formula="1828097"/>
          <draw:equation draw:name="f118" draw:formula="398295"/>
          <draw:equation draw:name="f119" draw:formula="2151263"/>
          <draw:equation draw:name="f120" draw:formula="722347"/>
          <draw:equation draw:name="f121" draw:formula="747651"/>
          <draw:equation draw:name="f122" draw:formula="747778"/>
          <draw:equation draw:name="f123" draw:formula="2137367"/>
          <draw:equation draw:name="f124" draw:formula="412350"/>
          <draw:equation draw:name="f125" draw:formula="1941642"/>
          <draw:equation draw:name="f126" draw:formula="1966877"/>
          <draw:equation draw:name="f127" draw:formula="321626"/>
          <draw:equation draw:name="f128" draw:formula="2227847"/>
          <draw:equation draw:name="f129" draw:formula="583321"/>
          <draw:equation draw:name="f130" draw:formula="608622"/>
          <draw:equation draw:name="f131" draw:formula="2213831"/>
          <draw:equation draw:name="f132" draw:formula="335553"/>
          <draw:equation draw:name="f133" draw:formula="2080281"/>
          <draw:equation draw:name="f134" draw:formula="2105508"/>
          <draw:equation draw:name="f135" draw:formula="244957"/>
          <draw:equation draw:name="f136" draw:formula="2304298"/>
          <draw:equation draw:name="f137" draw:formula="444296"/>
          <draw:equation draw:name="f138" draw:formula="469597"/>
          <draw:equation draw:name="f139" draw:formula="2290409"/>
          <draw:equation draw:name="f140" draw:formula="258885"/>
          <draw:equation draw:name="f141" draw:formula="2218926"/>
          <draw:equation draw:name="f142" draw:formula="2244153"/>
          <draw:equation draw:name="f143" draw:formula="168288"/>
          <draw:equation draw:name="f144" draw:formula="2380629"/>
          <draw:equation draw:name="f145" draw:formula="305270"/>
          <draw:equation draw:name="f146" draw:formula="330570"/>
          <draw:equation draw:name="f147" draw:formula="2366866"/>
          <draw:equation draw:name="f148" draw:formula="182344"/>
          <draw:equation draw:name="f149" draw:formula="?f2 - ?f0"/>
          <draw:equation draw:name="f150" draw:formula="?f1 - ?f0"/>
          <draw:equation draw:name="f151" draw:formula="?f150 / 2548591"/>
          <draw:equation draw:name="f152" draw:formula="?f149 / 2555628"/>
          <draw:equation draw:name="f153" draw:formula="138643 * ?f150"/>
          <draw:equation draw:name="f154" draw:formula="1 * ?f149"/>
          <draw:equation draw:name="f155" draw:formula="163874 * ?f150"/>
          <draw:equation draw:name="f156" draw:formula="2548463 * ?f150"/>
          <draw:equation draw:name="f157" draw:formula="2391168 * ?f149"/>
          <draw:equation draw:name="f158" draw:formula="2416472 * ?f149"/>
          <draw:equation draw:name="f159" draw:formula="2548590 * ?f150"/>
          <draw:equation draw:name="f160" draw:formula="2416600 * ?f149"/>
          <draw:equation draw:name="f161" draw:formula="0 * ?f150"/>
          <draw:equation draw:name="f162" draw:formula="25231 * ?f150"/>
          <draw:equation draw:name="f163" draw:formula="2548591 * ?f150"/>
          <draw:equation draw:name="f164" draw:formula="2530324 * ?f149"/>
          <draw:equation draw:name="f165" draw:formula="2555628 * ?f149"/>
          <draw:equation draw:name="f166" draw:formula="277411 * ?f150"/>
          <draw:equation draw:name="f167" draw:formula="302642 * ?f150"/>
          <draw:equation draw:name="f168" draw:formula="2548582 * ?f150"/>
          <draw:equation draw:name="f169" draw:formula="2252147 * ?f149"/>
          <draw:equation draw:name="f170" draw:formula="2277444 * ?f149"/>
          <draw:equation draw:name="f171" draw:formula="416054 * ?f150"/>
          <draw:equation draw:name="f172" draw:formula="441285 * ?f150"/>
          <draw:equation draw:name="f173" draw:formula="2548589 * ?f150"/>
          <draw:equation draw:name="f174" draw:formula="2113119 * ?f149"/>
          <draw:equation draw:name="f175" draw:formula="2138423 * ?f149"/>
          <draw:equation draw:name="f176" draw:formula="554698 * ?f150"/>
          <draw:equation draw:name="f177" draw:formula="579930 * ?f150"/>
          <draw:equation draw:name="f178" draw:formula="2548462 * ?f150"/>
          <draw:equation draw:name="f179" draw:formula="1973963 * ?f149"/>
          <draw:equation draw:name="f180" draw:formula="1999267 * ?f149"/>
          <draw:equation draw:name="f181" draw:formula="1999394 * ?f149"/>
          <draw:equation draw:name="f182" draw:formula="693468 * ?f150"/>
          <draw:equation draw:name="f183" draw:formula="0 * ?f149"/>
          <draw:equation draw:name="f184" draw:formula="718701 * ?f150"/>
          <draw:equation draw:name="f185" draw:formula="2548583 * ?f150"/>
          <draw:equation draw:name="f186" draw:formula="1834942 * ?f149"/>
          <draw:equation draw:name="f187" draw:formula="1860239 * ?f149"/>
          <draw:equation draw:name="f188" draw:formula="832112 * ?f150"/>
          <draw:equation draw:name="f189" draw:formula="857340 * ?f150"/>
          <draw:equation draw:name="f190" draw:formula="1695913 * ?f149"/>
          <draw:equation draw:name="f191" draw:formula="1721210 * ?f149"/>
          <draw:equation draw:name="f192" draw:formula="970758 * ?f150"/>
          <draw:equation draw:name="f193" draw:formula="995986 * ?f150"/>
          <draw:equation draw:name="f194" draw:formula="1556758 * ?f149"/>
          <draw:equation draw:name="f195" draw:formula="1582062 * ?f149"/>
          <draw:equation draw:name="f196" draw:formula="1582189 * ?f149"/>
          <draw:equation draw:name="f197" draw:formula="1109529 * ?f150"/>
          <draw:equation draw:name="f198" draw:formula="1134764 * ?f150"/>
          <draw:equation draw:name="f199" draw:formula="1417736 * ?f149"/>
          <draw:equation draw:name="f200" draw:formula="1443033 * ?f149"/>
          <draw:equation draw:name="f201" draw:formula="1248168 * ?f150"/>
          <draw:equation draw:name="f202" draw:formula="1273396 * ?f150"/>
          <draw:equation draw:name="f203" draw:formula="1278708 * ?f149"/>
          <draw:equation draw:name="f204" draw:formula="1304005 * ?f149"/>
          <draw:equation draw:name="f205" draw:formula="1386813 * ?f150"/>
          <draw:equation draw:name="f206" draw:formula="1412041 * ?f150"/>
          <draw:equation draw:name="f207" draw:formula="1139552 * ?f149"/>
          <draw:equation draw:name="f208" draw:formula="1164857 * ?f149"/>
          <draw:equation draw:name="f209" draw:formula="1164984 * ?f149"/>
          <draw:equation draw:name="f210" draw:formula="1525579 * ?f150"/>
          <draw:equation draw:name="f211" draw:formula="1550814 * ?f150"/>
          <draw:equation draw:name="f212" draw:formula="1000531 * ?f149"/>
          <draw:equation draw:name="f213" draw:formula="1025828 * ?f149"/>
          <draw:equation draw:name="f214" draw:formula="1664231 * ?f150"/>
          <draw:equation draw:name="f215" draw:formula="1689459 * ?f150"/>
          <draw:equation draw:name="f216" draw:formula="861503 * ?f149"/>
          <draw:equation draw:name="f217" draw:formula="886800 * ?f149"/>
          <draw:equation draw:name="f218" draw:formula="1802870 * ?f150"/>
          <draw:equation draw:name="f219" draw:formula="1828097 * ?f150"/>
          <draw:equation draw:name="f220" draw:formula="722347 * ?f149"/>
          <draw:equation draw:name="f221" draw:formula="747651 * ?f149"/>
          <draw:equation draw:name="f222" draw:formula="747778 * ?f149"/>
          <draw:equation draw:name="f223" draw:formula="1941642 * ?f150"/>
          <draw:equation draw:name="f224" draw:formula="1966877 * ?f150"/>
          <draw:equation draw:name="f225" draw:formula="583321 * ?f149"/>
          <draw:equation draw:name="f226" draw:formula="608622 * ?f149"/>
          <draw:equation draw:name="f227" draw:formula="2080281 * ?f150"/>
          <draw:equation draw:name="f228" draw:formula="2105508 * ?f150"/>
          <draw:equation draw:name="f229" draw:formula="444296 * ?f149"/>
          <draw:equation draw:name="f230" draw:formula="469597 * ?f149"/>
          <draw:equation draw:name="f231" draw:formula="2218926 * ?f150"/>
          <draw:equation draw:name="f232" draw:formula="2244153 * ?f150"/>
          <draw:equation draw:name="f233" draw:formula="305270 * ?f149"/>
          <draw:equation draw:name="f234" draw:formula="330570 * ?f149"/>
          <draw:equation draw:name="f235" draw:formula="?f153 / 2548591"/>
          <draw:equation draw:name="f236" draw:formula="?f154 / 2555628"/>
          <draw:equation draw:name="f237" draw:formula="?f155 / 2548591"/>
          <draw:equation draw:name="f238" draw:formula="?f156 / 2548591"/>
          <draw:equation draw:name="f239" draw:formula="?f157 / 2555628"/>
          <draw:equation draw:name="f240" draw:formula="?f158 / 2555628"/>
          <draw:equation draw:name="f241" draw:formula="?f159 / 2548591"/>
          <draw:equation draw:name="f242" draw:formula="?f160 / 2555628"/>
          <draw:equation draw:name="f243" draw:formula="?f161 / 2548591"/>
          <draw:equation draw:name="f244" draw:formula="?f162 / 2548591"/>
          <draw:equation draw:name="f245" draw:formula="?f163 / 2548591"/>
          <draw:equation draw:name="f246" draw:formula="?f164 / 2555628"/>
          <draw:equation draw:name="f247" draw:formula="?f165 / 2555628"/>
          <draw:equation draw:name="f248" draw:formula="?f166 / 2548591"/>
          <draw:equation draw:name="f249" draw:formula="?f167 / 2548591"/>
          <draw:equation draw:name="f250" draw:formula="?f168 / 2548591"/>
          <draw:equation draw:name="f251" draw:formula="?f169 / 2555628"/>
          <draw:equation draw:name="f252" draw:formula="?f170 / 2555628"/>
          <draw:equation draw:name="f253" draw:formula="?f171 / 2548591"/>
          <draw:equation draw:name="f254" draw:formula="?f172 / 2548591"/>
          <draw:equation draw:name="f255" draw:formula="?f173 / 2548591"/>
          <draw:equation draw:name="f256" draw:formula="?f174 / 2555628"/>
          <draw:equation draw:name="f257" draw:formula="?f175 / 2555628"/>
          <draw:equation draw:name="f258" draw:formula="?f176 / 2548591"/>
          <draw:equation draw:name="f259" draw:formula="?f177 / 2548591"/>
          <draw:equation draw:name="f260" draw:formula="?f178 / 2548591"/>
          <draw:equation draw:name="f261" draw:formula="?f179 / 2555628"/>
          <draw:equation draw:name="f262" draw:formula="?f180 / 2555628"/>
          <draw:equation draw:name="f263" draw:formula="?f181 / 2555628"/>
          <draw:equation draw:name="f264" draw:formula="?f182 / 2548591"/>
          <draw:equation draw:name="f265" draw:formula="?f183 / 2555628"/>
          <draw:equation draw:name="f266" draw:formula="?f184 / 2548591"/>
          <draw:equation draw:name="f267" draw:formula="?f185 / 2548591"/>
          <draw:equation draw:name="f268" draw:formula="?f186 / 2555628"/>
          <draw:equation draw:name="f269" draw:formula="?f187 / 2555628"/>
          <draw:equation draw:name="f270" draw:formula="?f188 / 2548591"/>
          <draw:equation draw:name="f271" draw:formula="?f189 / 2548591"/>
          <draw:equation draw:name="f272" draw:formula="?f190 / 2555628"/>
          <draw:equation draw:name="f273" draw:formula="?f191 / 2555628"/>
          <draw:equation draw:name="f274" draw:formula="?f192 / 2548591"/>
          <draw:equation draw:name="f275" draw:formula="?f193 / 2548591"/>
          <draw:equation draw:name="f276" draw:formula="?f194 / 2555628"/>
          <draw:equation draw:name="f277" draw:formula="?f195 / 2555628"/>
          <draw:equation draw:name="f278" draw:formula="?f196 / 2555628"/>
          <draw:equation draw:name="f279" draw:formula="?f197 / 2548591"/>
          <draw:equation draw:name="f280" draw:formula="?f198 / 2548591"/>
          <draw:equation draw:name="f281" draw:formula="?f199 / 2555628"/>
          <draw:equation draw:name="f282" draw:formula="?f200 / 2555628"/>
          <draw:equation draw:name="f283" draw:formula="?f201 / 2548591"/>
          <draw:equation draw:name="f284" draw:formula="?f202 / 2548591"/>
          <draw:equation draw:name="f285" draw:formula="?f203 / 2555628"/>
          <draw:equation draw:name="f286" draw:formula="?f204 / 2555628"/>
          <draw:equation draw:name="f287" draw:formula="?f205 / 2548591"/>
          <draw:equation draw:name="f288" draw:formula="?f206 / 2548591"/>
          <draw:equation draw:name="f289" draw:formula="?f207 / 2555628"/>
          <draw:equation draw:name="f290" draw:formula="?f208 / 2555628"/>
          <draw:equation draw:name="f291" draw:formula="?f209 / 2555628"/>
          <draw:equation draw:name="f292" draw:formula="?f210 / 2548591"/>
          <draw:equation draw:name="f293" draw:formula="?f211 / 2548591"/>
          <draw:equation draw:name="f294" draw:formula="?f212 / 2555628"/>
          <draw:equation draw:name="f295" draw:formula="?f213 / 2555628"/>
          <draw:equation draw:name="f296" draw:formula="?f214 / 2548591"/>
          <draw:equation draw:name="f297" draw:formula="?f215 / 2548591"/>
          <draw:equation draw:name="f298" draw:formula="?f216 / 2555628"/>
          <draw:equation draw:name="f299" draw:formula="?f217 / 2555628"/>
          <draw:equation draw:name="f300" draw:formula="?f218 / 2548591"/>
          <draw:equation draw:name="f301" draw:formula="?f219 / 2548591"/>
          <draw:equation draw:name="f302" draw:formula="?f220 / 2555628"/>
          <draw:equation draw:name="f303" draw:formula="?f221 / 2555628"/>
          <draw:equation draw:name="f304" draw:formula="?f222 / 2555628"/>
          <draw:equation draw:name="f305" draw:formula="?f223 / 2548591"/>
          <draw:equation draw:name="f306" draw:formula="?f224 / 2548591"/>
          <draw:equation draw:name="f307" draw:formula="?f225 / 2555628"/>
          <draw:equation draw:name="f308" draw:formula="?f226 / 2555628"/>
          <draw:equation draw:name="f309" draw:formula="?f227 / 2548591"/>
          <draw:equation draw:name="f310" draw:formula="?f228 / 2548591"/>
          <draw:equation draw:name="f311" draw:formula="?f229 / 2555628"/>
          <draw:equation draw:name="f312" draw:formula="?f230 / 2555628"/>
          <draw:equation draw:name="f313" draw:formula="?f231 / 2548591"/>
          <draw:equation draw:name="f314" draw:formula="?f232 / 2548591"/>
          <draw:equation draw:name="f315" draw:formula="?f233 / 2555628"/>
          <draw:equation draw:name="f316" draw:formula="?f234 / 2555628"/>
          <draw:equation draw:name="f317" draw:formula="?f0 / ?f151"/>
          <draw:equation draw:name="f318" draw:formula="?f1 / ?f151"/>
          <draw:equation draw:name="f319" draw:formula="?f0 / ?f152"/>
          <draw:equation draw:name="f320" draw:formula="?f2 / ?f152"/>
          <draw:equation draw:name="f321" draw:formula="?f235 / ?f151"/>
          <draw:equation draw:name="f322" draw:formula="?f236 / ?f152"/>
          <draw:equation draw:name="f323" draw:formula="?f237 / ?f151"/>
          <draw:equation draw:name="f324" draw:formula="?f238 / ?f151"/>
          <draw:equation draw:name="f325" draw:formula="?f239 / ?f152"/>
          <draw:equation draw:name="f326" draw:formula="?f240 / ?f152"/>
          <draw:equation draw:name="f327" draw:formula="?f241 / ?f151"/>
          <draw:equation draw:name="f328" draw:formula="?f242 / ?f152"/>
          <draw:equation draw:name="f329" draw:formula="?f243 / ?f151"/>
          <draw:equation draw:name="f330" draw:formula="?f244 / ?f151"/>
          <draw:equation draw:name="f331" draw:formula="?f245 / ?f151"/>
          <draw:equation draw:name="f332" draw:formula="?f246 / ?f152"/>
          <draw:equation draw:name="f333" draw:formula="?f247 / ?f152"/>
          <draw:equation draw:name="f334" draw:formula="?f248 / ?f151"/>
          <draw:equation draw:name="f335" draw:formula="?f249 / ?f151"/>
          <draw:equation draw:name="f336" draw:formula="?f250 / ?f151"/>
          <draw:equation draw:name="f337" draw:formula="?f251 / ?f152"/>
          <draw:equation draw:name="f338" draw:formula="?f252 / ?f152"/>
          <draw:equation draw:name="f339" draw:formula="?f253 / ?f151"/>
          <draw:equation draw:name="f340" draw:formula="?f254 / ?f151"/>
          <draw:equation draw:name="f341" draw:formula="?f255 / ?f151"/>
          <draw:equation draw:name="f342" draw:formula="?f256 / ?f152"/>
          <draw:equation draw:name="f343" draw:formula="?f257 / ?f152"/>
          <draw:equation draw:name="f344" draw:formula="?f258 / ?f151"/>
          <draw:equation draw:name="f345" draw:formula="?f259 / ?f151"/>
          <draw:equation draw:name="f346" draw:formula="?f260 / ?f151"/>
          <draw:equation draw:name="f347" draw:formula="?f261 / ?f152"/>
          <draw:equation draw:name="f348" draw:formula="?f262 / ?f152"/>
          <draw:equation draw:name="f349" draw:formula="?f263 / ?f152"/>
          <draw:equation draw:name="f350" draw:formula="?f264 / ?f151"/>
          <draw:equation draw:name="f351" draw:formula="?f265 / ?f152"/>
          <draw:equation draw:name="f352" draw:formula="?f266 / ?f151"/>
          <draw:equation draw:name="f353" draw:formula="?f267 / ?f151"/>
          <draw:equation draw:name="f354" draw:formula="?f268 / ?f152"/>
          <draw:equation draw:name="f355" draw:formula="?f269 / ?f152"/>
          <draw:equation draw:name="f356" draw:formula="?f270 / ?f151"/>
          <draw:equation draw:name="f357" draw:formula="?f271 / ?f151"/>
          <draw:equation draw:name="f358" draw:formula="?f272 / ?f152"/>
          <draw:equation draw:name="f359" draw:formula="?f273 / ?f152"/>
          <draw:equation draw:name="f360" draw:formula="?f274 / ?f151"/>
          <draw:equation draw:name="f361" draw:formula="?f275 / ?f151"/>
          <draw:equation draw:name="f362" draw:formula="?f276 / ?f152"/>
          <draw:equation draw:name="f363" draw:formula="?f277 / ?f152"/>
          <draw:equation draw:name="f364" draw:formula="?f278 / ?f152"/>
          <draw:equation draw:name="f365" draw:formula="?f279 / ?f151"/>
          <draw:equation draw:name="f366" draw:formula="?f280 / ?f151"/>
          <draw:equation draw:name="f367" draw:formula="?f281 / ?f152"/>
          <draw:equation draw:name="f368" draw:formula="?f282 / ?f152"/>
          <draw:equation draw:name="f369" draw:formula="?f283 / ?f151"/>
          <draw:equation draw:name="f370" draw:formula="?f284 / ?f151"/>
          <draw:equation draw:name="f371" draw:formula="?f285 / ?f152"/>
          <draw:equation draw:name="f372" draw:formula="?f286 / ?f152"/>
          <draw:equation draw:name="f373" draw:formula="?f287 / ?f151"/>
          <draw:equation draw:name="f374" draw:formula="?f288 / ?f151"/>
          <draw:equation draw:name="f375" draw:formula="?f289 / ?f152"/>
          <draw:equation draw:name="f376" draw:formula="?f290 / ?f152"/>
          <draw:equation draw:name="f377" draw:formula="?f291 / ?f152"/>
          <draw:equation draw:name="f378" draw:formula="?f292 / ?f151"/>
          <draw:equation draw:name="f379" draw:formula="?f293 / ?f151"/>
          <draw:equation draw:name="f380" draw:formula="?f294 / ?f152"/>
          <draw:equation draw:name="f381" draw:formula="?f295 / ?f152"/>
          <draw:equation draw:name="f382" draw:formula="?f296 / ?f151"/>
          <draw:equation draw:name="f383" draw:formula="?f297 / ?f151"/>
          <draw:equation draw:name="f384" draw:formula="?f298 / ?f152"/>
          <draw:equation draw:name="f385" draw:formula="?f299 / ?f152"/>
          <draw:equation draw:name="f386" draw:formula="?f300 / ?f151"/>
          <draw:equation draw:name="f387" draw:formula="?f301 / ?f151"/>
          <draw:equation draw:name="f388" draw:formula="?f302 / ?f152"/>
          <draw:equation draw:name="f389" draw:formula="?f303 / ?f152"/>
          <draw:equation draw:name="f390" draw:formula="?f304 / ?f152"/>
          <draw:equation draw:name="f391" draw:formula="?f305 / ?f151"/>
          <draw:equation draw:name="f392" draw:formula="?f306 / ?f151"/>
          <draw:equation draw:name="f393" draw:formula="?f307 / ?f152"/>
          <draw:equation draw:name="f394" draw:formula="?f308 / ?f152"/>
          <draw:equation draw:name="f395" draw:formula="?f309 / ?f151"/>
          <draw:equation draw:name="f396" draw:formula="?f310 / ?f151"/>
          <draw:equation draw:name="f397" draw:formula="?f311 / ?f152"/>
          <draw:equation draw:name="f398" draw:formula="?f312 / ?f152"/>
          <draw:equation draw:name="f399" draw:formula="?f313 / ?f151"/>
          <draw:equation draw:name="f400" draw:formula="?f314 / ?f151"/>
          <draw:equation draw:name="f401" draw:formula="?f315 / ?f152"/>
          <draw:equation draw:name="f402" draw:formula="?f316 / ?f152"/>
        </draw:enhanced-geometry>
      </draw:custom-shape>
      <draw:custom-shape svg:width="2.78979in" svg:height="2.80013in" draw:id="id34" draw:style-name="a131" draw:transform="translate(-1.39489in -1.40006in) rotate(-1.5708) translate(1.38462in 6.11186in)" draw:name="Freeform 70">
        <svg:title/>
        <svg:desc/>
        <text:p text:style-name="a130" text:class-names="" text:cond-style-name=""><text:span text:style-name="a129" text:class-names=""/></text:p>
        <draw:enhanced-geometry xmlns:dr3d="urn:oasis:names:tc:opendocument:xmlns:dr3d:1.0" draw:type="non-primitive" svg:viewBox="0 0 1079 1083" draw:enhanced-path="M ?f0 ?f2 L ?f1 ?f2 ?f1 ?f0 ?f0 ?f2 Z N" draw:text-areas="?f15 ?f17 ?f16 ?f18" draw:glue-points="?f19 ?f20 ?f21 ?f20 ?f21 ?f22 ?f19 ?f20" draw:glue-point-leaving-directions="-90, -90, -90, -90" draw:mirror-horizontal="true">
          <draw:equation draw:name="f0" draw:formula="0"/>
          <draw:equation draw:name="f1" draw:formula="1079"/>
          <draw:equation draw:name="f2" draw:formula="1083"/>
          <draw:equation draw:name="f3" draw:formula="?f2 - ?f0"/>
          <draw:equation draw:name="f4" draw:formula="?f1 - ?f0"/>
          <draw:equation draw:name="f5" draw:formula="?f4 / 1079"/>
          <draw:equation draw:name="f6" draw:formula="?f3 / 1083"/>
          <draw:equation draw:name="f7" draw:formula="0 * ?f4"/>
          <draw:equation draw:name="f8" draw:formula="1083 * ?f3"/>
          <draw:equation draw:name="f9" draw:formula="1079 * ?f4"/>
          <draw:equation draw:name="f10" draw:formula="0 * ?f3"/>
          <draw:equation draw:name="f11" draw:formula="?f7 / 1079"/>
          <draw:equation draw:name="f12" draw:formula="?f8 / 1083"/>
          <draw:equation draw:name="f13" draw:formula="?f9 / 1079"/>
          <draw:equation draw:name="f14" draw:formula="?f10 / 1083"/>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01161in" svg:y="4.7118in" svg:width="2.78979in" svg:height="2.80013in" draw:id="id35" draw:style-name="a134" draw:name="Freeform 70">
        <svg:title/>
        <svg:desc/>
        <text:p text:style-name="a133" text:class-names="" text:cond-style-name=""><text:span text:style-name="a132" text:class-names=""/></text:p>
        <draw:enhanced-geometry xmlns:dr3d="urn:oasis:names:tc:opendocument:xmlns:dr3d:1.0" draw:type="non-primitive" svg:viewBox="0 0 1079 1083" draw:enhanced-path="M ?f0 ?f2 L ?f1 ?f2 ?f1 ?f0 ?f0 ?f2 Z N" draw:text-areas="?f15 ?f17 ?f16 ?f18" draw:glue-points="?f19 ?f20 ?f21 ?f20 ?f21 ?f22 ?f19 ?f20" draw:glue-point-leaving-directions="-90, -90, -90, -90" draw:mirror-horizontal="true">
          <draw:equation draw:name="f0" draw:formula="0"/>
          <draw:equation draw:name="f1" draw:formula="1079"/>
          <draw:equation draw:name="f2" draw:formula="1083"/>
          <draw:equation draw:name="f3" draw:formula="?f2 - ?f0"/>
          <draw:equation draw:name="f4" draw:formula="?f1 - ?f0"/>
          <draw:equation draw:name="f5" draw:formula="?f4 / 1079"/>
          <draw:equation draw:name="f6" draw:formula="?f3 / 1083"/>
          <draw:equation draw:name="f7" draw:formula="0 * ?f4"/>
          <draw:equation draw:name="f8" draw:formula="1083 * ?f3"/>
          <draw:equation draw:name="f9" draw:formula="1079 * ?f4"/>
          <draw:equation draw:name="f10" draw:formula="0 * ?f3"/>
          <draw:equation draw:name="f11" draw:formula="?f7 / 1079"/>
          <draw:equation draw:name="f12" draw:formula="?f8 / 1083"/>
          <draw:equation draw:name="f13" draw:formula="?f9 / 1079"/>
          <draw:equation draw:name="f14" draw:formula="?f10 / 1083"/>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78201in" svg:y="0in" svg:width="2.80002in" svg:height="2.80002in" draw:id="id36" draw:style-name="a137" draw:name="Image 4">
        <svg:title/>
        <svg:desc/>
        <text:p text:style-name="a136" text:class-names="" text:cond-style-name=""><text:span text:style-name="a135" text:class-names=""/></text:p>
        <draw:enhanced-geometry xmlns:dr3d="urn:oasis:names:tc:opendocument:xmlns:dr3d:1.0" draw:type="non-primitive" svg:viewBox="0 0 2560340 2560340" draw:enhanced-path="M ?f0 ?f1 C ?f2 ?f1 ?f1 ?f2 ?f1 ?f0 L ?f0 ?f0 ?f0 ?f1 Z N" draw:text-areas="?f9 ?f9 ?f10 ?f10" draw:glue-points="?f11 ?f12 ?f12 ?f11 ?f11 ?f11 ?f11 ?f12" draw:glue-point-leaving-directions="-90, -90, -90, -90">
          <draw:equation draw:name="f0" draw:formula="0"/>
          <draw:equation draw:name="f1" draw:formula="2560340"/>
          <draw:equation draw:name="f2" draw:formula="1414079"/>
          <draw:equation draw:name="f3" draw:formula="?f1 - ?f0"/>
          <draw:equation draw:name="f4" draw:formula="?f3 / 2560340"/>
          <draw:equation draw:name="f5" draw:formula="0 * ?f3"/>
          <draw:equation draw:name="f6" draw:formula="2560340 * ?f3"/>
          <draw:equation draw:name="f7" draw:formula="?f5 / 2560340"/>
          <draw:equation draw:name="f8" draw:formula="?f6 / 2560340"/>
          <draw:equation draw:name="f9" draw:formula="?f0 / ?f4"/>
          <draw:equation draw:name="f10" draw:formula="?f1 / ?f4"/>
          <draw:equation draw:name="f11" draw:formula="?f7 / ?f4"/>
          <draw:equation draw:name="f12" draw:formula="?f8 / ?f4"/>
        </draw:enhanced-geometry>
      </draw:custom-shape>
      <draw:frame draw:id="id37" presentation:style-name="a140" draw:name="Title 1" svg:x="3.78452in" svg:y="1.15625in" svg:width="8.71113in" svg:height="1.08723in" presentation:class="title" presentation:placeholder="false">
        <draw:text-box>
          <text:p text:style-name="a139" text:class-names="" text:cond-style-name=""><text:span text:style-name="a138" text:class-names="">Click to add title</text:span></text:p>
        </draw:text-box>
        <svg:title/>
        <svg:desc/>
      </draw:frame>
      <draw:frame draw:id="id38" presentation:style-name="a156" draw:name="Content Placeholder 3" svg:x="3.78452in" svg:y="2.51862in" svg:width="8.71113in" svg:height="3.82513in" presentation:class="object" presentation:placeholder="false">
        <draw:text-box>
          <text:list text:style-name="a143">
            <text:list-item>
              <text:p text:style-name="a142" text:class-names="" text:cond-style-name=""><text:span text:style-name="a141" text:class-names="">Click to add text</text:span></text:p>
            </text:list-item>
          </text:list>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3" text:class-names="">Fifth level</text:span></text:p>
                            </text:list-item>
                          </text:list>
                        </text:list-item>
                      </text:list>
                    </text:list-item>
                  </text:list>
                </text:list-item>
              </text:list>
            </text:list-item>
          </text:list>
        </draw:text-box>
        <svg:title/>
        <svg:desc/>
      </draw:frame>
      <draw:frame draw:id="id39" presentation:style-name="a159" draw:name="Slide Number Placeholder 2" svg:x="11.32812in" svg:y="0.5in" svg:width="1.16753in" svg:height="0.51563in" presentation:class="page-number" presentation:placeholder="false">
        <draw:text-box>
          <text:p text:style-name="a158" text:class-names="" text:cond-style-name=""><text:span text:style-name="a157" text:class-names=""><text:page-number style:num-format="1" text:fixed="false"/></text:span></text:p>
        </draw:text-box>
        <svg:title/>
        <svg:desc/>
      </draw:frame>
      <presentation:notes style:page-layout-name="pageLayout2" draw:style-name="a160"/>
    </style:master-page>
    <style:master-page style:name="Master1-Layout6-cust-1_Comparison-1" style:page-layout-name="pageLayout1" draw:style-name="a161">
      <draw:frame draw:id="id40" presentation:style-name="a164" draw:name="Title 19" svg:x="4.77341in" svg:y="1.15625in" svg:width="7.70299in" svg:height="2.75614in" presentation:class="title" presentation:placeholder="false">
        <draw:text-box>
          <text:p text:style-name="a163" text:class-names="" text:cond-style-name=""><text:span text:style-name="a162" text:class-names="">Click to add title</text:span></text:p>
        </draw:text-box>
        <svg:title/>
        <svg:desc/>
      </draw:frame>
      <draw:custom-shape svg:x="-0.00609in" svg:y="-0.00304in" svg:width="3.76563in" svg:height="7.53646in" draw:id="id41" draw:style-name="a167" draw:name="Image 0">
        <svg:title/>
        <svg:desc/>
        <text:p text:style-name="a166" text:class-names="" text:cond-style-name=""><text:span text:style-name="a165" text:class-names=""/></text:p>
        <draw:enhanced-geometry xmlns:dr3d="urn:oasis:names:tc:opendocument:xmlns:dr3d:1.0" draw:type="non-primitive" svg:viewBox="0 0 3443288 6891337" draw:enhanced-path="M ?f1 ?f0 L ?f0 ?f0 ?f0 ?f3 ?f1 ?f3 ?f1 ?f0 Z N" draw:text-areas="?f16 ?f18 ?f17 ?f19" draw:glue-points="?f20 ?f21 ?f22 ?f21 ?f22 ?f23 ?f20 ?f23 ?f20 ?f21" draw:glue-point-leaving-directions="-90, -90, -90, -90, -90">
          <draw:equation draw:name="f0" draw:formula="0"/>
          <draw:equation draw:name="f1" draw:formula="3443288"/>
          <draw:equation draw:name="f2" draw:formula="6891337"/>
          <draw:equation draw:name="f3" draw:formula="6891338"/>
          <draw:equation draw:name="f4" draw:formula="?f2 - ?f0"/>
          <draw:equation draw:name="f5" draw:formula="?f1 - ?f0"/>
          <draw:equation draw:name="f6" draw:formula="?f5 / 3443288"/>
          <draw:equation draw:name="f7" draw:formula="?f4 / 6891337"/>
          <draw:equation draw:name="f8" draw:formula="3443288 * ?f5"/>
          <draw:equation draw:name="f9" draw:formula="0 * ?f4"/>
          <draw:equation draw:name="f10" draw:formula="0 * ?f5"/>
          <draw:equation draw:name="f11" draw:formula="6891338 * ?f4"/>
          <draw:equation draw:name="f12" draw:formula="?f8 / 3443288"/>
          <draw:equation draw:name="f13" draw:formula="?f9 / 6891337"/>
          <draw:equation draw:name="f14" draw:formula="?f10 / 3443288"/>
          <draw:equation draw:name="f15" draw:formula="?f11 / 6891337"/>
          <draw:equation draw:name="f16" draw:formula="?f0 / ?f6"/>
          <draw:equation draw:name="f17" draw:formula="?f1 / ?f6"/>
          <draw:equation draw:name="f18" draw:formula="?f0 / ?f7"/>
          <draw:equation draw:name="f19" draw:formula="?f2 / ?f7"/>
          <draw:equation draw:name="f20" draw:formula="?f12 / ?f6"/>
          <draw:equation draw:name="f21" draw:formula="?f13 / ?f7"/>
          <draw:equation draw:name="f22" draw:formula="?f14 / ?f6"/>
          <draw:equation draw:name="f23" draw:formula="?f15 / ?f7"/>
        </draw:enhanced-geometry>
      </draw:custom-shape>
      <draw:frame draw:id="id42" draw:style-name="a168" draw:name="Image 1" svg:x="1.86276in" svg:y="-0.00304in" svg:width="1.89677in" svg:height="5.65104in" style:rel-width="scale" style:rel-height="scale">
        <draw:image xlink:href="media/image3.svg" xlink:type="simple" xlink:show="embed" xlink:actuate="onLoad"/>
        <svg:title/>
        <svg:desc/>
      </draw:frame>
      <draw:custom-shape svg:x="1.88279in" svg:y="-0.00304in" svg:width="1.87677in" svg:height="1.88195in" draw:id="id43" draw:style-name="a171" draw:name="Freeform: Shape 38">
        <svg:title/>
        <svg:desc/>
        <text:p text:style-name="a170" text:class-names="" text:cond-style-name=""><text:span text:style-name="a169" text:class-names=""/></text:p>
        <draw:enhanced-geometry xmlns:dr3d="urn:oasis:names:tc:opendocument:xmlns:dr3d:1.0" draw:type="non-primitive" svg:viewBox="0 0 1716115 1720853" draw:enhanced-path="M ?f3 ?f0 L ?f4 ?f0 C ?f4 ?f5 ?f6 ?f7 ?f8 ?f7 L ?f8 ?f9 ?f1 ?f10 C ?f11 ?f10 ?f3 ?f12 ?f3 ?f0 Z M ?f0 ?f0 L ?f13 ?f0 C ?f13 ?f14 ?f15 ?f16 ?f17 ?f16 L ?f17 ?f2 C ?f18 ?f2 ?f0 ?f19 ?f0 ?f0 Z M ?f20 ?f0 L ?f21 ?f0 C ?f21 ?f22 ?f23 ?f24 ?f25 ?f24 L ?f25 ?f26 C ?f27 ?f26 ?f20 ?f28 ?f20 ?f0 Z M ?f29 ?f0 L ?f30 ?f0 C ?f30 ?f31 ?f32 ?f33 ?f17 ?f33 L ?f17 ?f34 C ?f35 ?f34 ?f29 ?f36 ?f29 ?f0 Z M ?f37 ?f0 L ?f38 ?f0 C ?f38 ?f39 ?f40 ?f41 ?f8 ?f41 L ?f8 ?f42 ?f17 ?f43 C ?f44 ?f43 ?f37 ?f45 ?f37 ?f0 Z M ?f46 ?f0 L ?f47 ?f0 C ?f47 ?f48 ?f49 ?f50 ?f51 ?f50 L ?f51 ?f52 C ?f53 ?f52 ?f46 ?f54 ?f46 ?f0 Z M ?f55 ?f0 L ?f56 ?f0 C ?f56 ?f57 ?f58 ?f59 ?f25 ?f59 L ?f25 ?f60 C ?f61 ?f60 ?f55 ?f62 ?f55 ?f0 Z M ?f63 ?f0 L ?f64 ?f0 C ?f64 ?f65 ?f66 ?f67 ?f8 ?f67 L ?f8 ?f68 ?f17 ?f69 C ?f70 ?f69 ?f63 ?f71 ?f63 ?f0 Z M ?f72 ?f0 L ?f73 ?f0 C ?f73 ?f74 ?f75 ?f76 ?f1 ?f76 L ?f1 ?f77 C ?f78 ?f77 ?f72 ?f79 ?f72 ?f0 Z M ?f80 ?f0 L ?f81 ?f0 C ?f81 ?f82 ?f83 ?f84 ?f25 ?f84 L ?f25 ?f85 C ?f86 ?f85 ?f80 ?f87 ?f80 ?f0 Z M ?f88 ?f0 L ?f89 ?f0 C ?f89 ?f90 ?f91 ?f92 ?f17 ?f92 L ?f17 ?f93 ?f17 ?f94 C ?f95 ?f94 ?f88 ?f96 ?f88 ?f0 Z M ?f97 ?f0 L ?f98 ?f0 C ?f98 ?f99 ?f100 ?f101 ?f51 ?f101 L ?f51 ?f102 C ?f103 ?f102 ?f97 ?f104 ?f97 ?f0 Z M ?f105 ?f0 L ?f106 ?f0 C ?f106 ?f107 ?f108 ?f109 ?f1 ?f109 L ?f1 ?f110 C ?f111 ?f110 ?f105 ?f112 ?f105 ?f0 Z M ?f113 ?f0 L ?f114 ?f0 C ?f114 ?f115 ?f116 ?f117 ?f25 ?f117 L ?f25 ?f118 ?f25 ?f119 C ?f120 ?f119 ?f113 ?f121 ?f113 ?f0 Z M ?f122 ?f0 L ?f123 ?f0 C ?f123 ?f124 ?f125 ?f126 ?f1 ?f126 L ?f1 ?f127 C ?f128 ?f127 ?f122 ?f129 ?f122 ?f0 Z M ?f130 ?f0 L ?f131 ?f0 C ?f131 ?f132 ?f133 ?f134 ?f25 ?f134 L ?f25 ?f135 C ?f136 ?f135 ?f130 ?f137 ?f130 ?f0 Z M ?f138 ?f0 L ?f139 ?f0 C ?f139 ?f140 ?f141 ?f142 ?f25 ?f142 L ?f25 ?f143 C ?f144 ?f143 ?f138 ?f145 ?f138 ?f0 Z N" draw:text-areas="?f308 ?f310 ?f309 ?f311" draw:glue-points="?f312 ?f313 ?f314 ?f313 ?f315 ?f316 ?f315 ?f317 ?f318 ?f319 ?f312 ?f313 ?f320 ?f313 ?f321 ?f313 ?f322 ?f323 ?f322 ?f324 ?f320 ?f313 ?f325 ?f313 ?f326 ?f313 ?f327 ?f328 ?f327 ?f329 ?f325 ?f313 ?f330 ?f313 ?f331 ?f313 ?f322 ?f332 ?f322 ?f333 ?f330 ?f313 ?f334 ?f313 ?f335 ?f313 ?f315 ?f336 ?f315 ?f337 ?f322 ?f338 ?f334 ?f313 ?f339 ?f313 ?f340 ?f313 ?f341 ?f342 ?f341 ?f343 ?f339 ?f313 ?f344 ?f313 ?f345 ?f313 ?f327 ?f346 ?f327 ?f347 ?f344 ?f313 ?f348 ?f313 ?f349 ?f313 ?f315 ?f350 ?f315 ?f351 ?f322 ?f352 ?f348 ?f313 ?f353 ?f313 ?f354 ?f313 ?f318 ?f355 ?f318 ?f356 ?f353 ?f313 ?f357 ?f313 ?f358 ?f313 ?f327 ?f359 ?f327 ?f360 ?f357 ?f313 ?f361 ?f313 ?f362 ?f313 ?f322 ?f363 ?f322 ?f364 ?f322 ?f365 ?f361 ?f313 ?f366 ?f313 ?f367 ?f313 ?f341 ?f368 ?f341 ?f369 ?f366 ?f313 ?f370 ?f313 ?f371 ?f313 ?f318 ?f372 ?f318 ?f373 ?f370 ?f313 ?f374 ?f313 ?f375 ?f313 ?f327 ?f376 ?f327 ?f377 ?f327 ?f378 ?f374 ?f313 ?f379 ?f313 ?f380 ?f313 ?f318 ?f381 ?f318 ?f382 ?f379 ?f313 ?f383 ?f313 ?f384 ?f313 ?f327 ?f385 ?f327 ?f386 ?f383 ?f313 ?f387 ?f313 ?f388 ?f313 ?f327 ?f389 ?f327 ?f390 ?f387 ?f31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716115"/>
          <draw:equation draw:name="f2" draw:formula="1720853"/>
          <draw:equation draw:name="f3" draw:formula="93358"/>
          <draw:equation draw:name="f4" draw:formula="110348"/>
          <draw:equation draw:name="f5" draw:formula="887874"/>
          <draw:equation draw:name="f6" draw:formula="830686"/>
          <draw:equation draw:name="f7" draw:formula="1610112"/>
          <draw:equation draw:name="f8" draw:formula="1716029"/>
          <draw:equation draw:name="f9" draw:formula="1627151"/>
          <draw:equation draw:name="f10" draw:formula="1627237"/>
          <draw:equation draw:name="f11" draw:formula="821334"/>
          <draw:equation draw:name="f12" draw:formula="897252"/>
          <draw:equation draw:name="f13" draw:formula="16989"/>
          <draw:equation draw:name="f14" draw:formula="939499"/>
          <draw:equation draw:name="f15" draw:formula="779202"/>
          <draw:equation draw:name="f16" draw:formula="1703814"/>
          <draw:equation draw:name="f17" draw:formula="1716114"/>
          <draw:equation draw:name="f18" draw:formula="769850"/>
          <draw:equation draw:name="f19" draw:formula="948877"/>
          <draw:equation draw:name="f20" draw:formula="186798"/>
          <draw:equation draw:name="f21" draw:formula="203788"/>
          <draw:equation draw:name="f22" draw:formula="836248"/>
          <draw:equation draw:name="f23" draw:formula="882254"/>
          <draw:equation draw:name="f24" draw:formula="1516501"/>
          <draw:equation draw:name="f25" draw:formula="1716109"/>
          <draw:equation draw:name="f26" draw:formula="1533535"/>
          <draw:equation draw:name="f27" draw:formula="872812"/>
          <draw:equation draw:name="f28" draw:formula="845626"/>
          <draw:equation draw:name="f29" draw:formula="280155"/>
          <draw:equation draw:name="f30" draw:formula="297145"/>
          <draw:equation draw:name="f31" draw:formula="784537"/>
          <draw:equation draw:name="f32" draw:formula="933652"/>
          <draw:equation draw:name="f33" draw:formula="1422885"/>
          <draw:equation draw:name="f34" draw:formula="1439924"/>
          <draw:equation draw:name="f35" draw:formula="924300"/>
          <draw:equation draw:name="f36" draw:formula="794001"/>
          <draw:equation draw:name="f37" draw:formula="373512"/>
          <draw:equation draw:name="f38" draw:formula="390502"/>
          <draw:equation draw:name="f39" draw:formula="732911"/>
          <draw:equation draw:name="f40" draw:formula="985135"/>
          <draw:equation draw:name="f41" draw:formula="1329184"/>
          <draw:equation draw:name="f42" draw:formula="1346223"/>
          <draw:equation draw:name="f43" draw:formula="1346308"/>
          <draw:equation draw:name="f44" draw:formula="975783"/>
          <draw:equation draw:name="f45" draw:formula="742375"/>
          <draw:equation draw:name="f46" draw:formula="466953"/>
          <draw:equation draw:name="f47" draw:formula="483944"/>
          <draw:equation draw:name="f48" draw:formula="681286"/>
          <draw:equation draw:name="f49" draw:formula="1036704"/>
          <draw:equation draw:name="f50" draw:formula="1235573"/>
          <draw:equation draw:name="f51" draw:formula="1716110"/>
          <draw:equation draw:name="f52" draw:formula="1252607"/>
          <draw:equation draw:name="f53" draw:formula="1027347"/>
          <draw:equation draw:name="f54" draw:formula="690664"/>
          <draw:equation draw:name="f55" draw:formula="560310"/>
          <draw:equation draw:name="f56" draw:formula="577297"/>
          <draw:equation draw:name="f57" draw:formula="629660"/>
          <draw:equation draw:name="f58" draw:formula="1088188"/>
          <draw:equation draw:name="f59" draw:formula="1141957"/>
          <draw:equation draw:name="f60" draw:formula="1158991"/>
          <draw:equation draw:name="f61" draw:formula="1078835"/>
          <draw:equation draw:name="f62" draw:formula="639038"/>
          <draw:equation draw:name="f63" draw:formula="653668"/>
          <draw:equation draw:name="f64" draw:formula="670655"/>
          <draw:equation draw:name="f65" draw:formula="578035"/>
          <draw:equation draw:name="f66" draw:formula="1139586"/>
          <draw:equation draw:name="f67" draw:formula="1048255"/>
          <draw:equation draw:name="f68" draw:formula="1065294"/>
          <draw:equation draw:name="f69" draw:formula="1065380"/>
          <draw:equation draw:name="f70" draw:formula="1130319"/>
          <draw:equation draw:name="f71" draw:formula="587499"/>
          <draw:equation draw:name="f72" draw:formula="747112"/>
          <draw:equation draw:name="f73" draw:formula="764104"/>
          <draw:equation draw:name="f74" draw:formula="526409"/>
          <draw:equation draw:name="f75" draw:formula="1191155"/>
          <draw:equation draw:name="f76" draw:formula="954644"/>
          <draw:equation draw:name="f77" draw:formula="971678"/>
          <draw:equation draw:name="f78" draw:formula="1181802"/>
          <draw:equation draw:name="f79" draw:formula="535787"/>
          <draw:equation draw:name="f80" draw:formula="840465"/>
          <draw:equation draw:name="f81" draw:formula="857452"/>
          <draw:equation draw:name="f82" draw:formula="474783"/>
          <draw:equation draw:name="f83" draw:formula="1242638"/>
          <draw:equation draw:name="f84" draw:formula="861028"/>
          <draw:equation draw:name="f85" draw:formula="878062"/>
          <draw:equation draw:name="f86" draw:formula="1233281"/>
          <draw:equation draw:name="f87" draw:formula="484162"/>
          <draw:equation draw:name="f88" draw:formula="933823"/>
          <draw:equation draw:name="f89" draw:formula="950810"/>
          <draw:equation draw:name="f90" draw:formula="423157"/>
          <draw:equation draw:name="f91" draw:formula="1294121"/>
          <draw:equation draw:name="f92" draw:formula="767327"/>
          <draw:equation draw:name="f93" draw:formula="784366"/>
          <draw:equation draw:name="f94" draw:formula="784451"/>
          <draw:equation draw:name="f95" draw:formula="1284769"/>
          <draw:equation draw:name="f96" draw:formula="432536"/>
          <draw:equation draw:name="f97" draw:formula="1027262"/>
          <draw:equation draw:name="f98" draw:formula="1044254"/>
          <draw:equation draw:name="f99" draw:formula="371532"/>
          <draw:equation draw:name="f100" draw:formula="1345685"/>
          <draw:equation draw:name="f101" draw:formula="673716"/>
          <draw:equation draw:name="f102" draw:formula="690750"/>
          <draw:equation draw:name="f103" draw:formula="1336248"/>
          <draw:equation draw:name="f104" draw:formula="380824"/>
          <draw:equation draw:name="f105" draw:formula="1120625"/>
          <draw:equation draw:name="f106" draw:formula="1137612"/>
          <draw:equation draw:name="f107" draw:formula="319820"/>
          <draw:equation draw:name="f108" draw:formula="1397088"/>
          <draw:equation draw:name="f109" draw:formula="580100"/>
          <draw:equation draw:name="f110" draw:formula="597134"/>
          <draw:equation draw:name="f111" draw:formula="1387736"/>
          <draw:equation draw:name="f112" draw:formula="329285"/>
          <draw:equation draw:name="f113" draw:formula="1213978"/>
          <draw:equation draw:name="f114" draw:formula="1230965"/>
          <draw:equation draw:name="f115" draw:formula="268195"/>
          <draw:equation draw:name="f116" draw:formula="1448571"/>
          <draw:equation draw:name="f117" draw:formula="486398"/>
          <draw:equation draw:name="f118" draw:formula="503437"/>
          <draw:equation draw:name="f119" draw:formula="503523"/>
          <draw:equation draw:name="f120" draw:formula="1439214"/>
          <draw:equation draw:name="f121" draw:formula="277659"/>
          <draw:equation draw:name="f122" draw:formula="1307422"/>
          <draw:equation draw:name="f123" draw:formula="1324414"/>
          <draw:equation draw:name="f124" draw:formula="216569"/>
          <draw:equation draw:name="f125" draw:formula="1500141"/>
          <draw:equation draw:name="f126" draw:formula="392784"/>
          <draw:equation draw:name="f127" draw:formula="409821"/>
          <draw:equation draw:name="f128" draw:formula="1490703"/>
          <draw:equation draw:name="f129" draw:formula="225948"/>
          <draw:equation draw:name="f130" draw:formula="1400775"/>
          <draw:equation draw:name="f131" draw:formula="1417762"/>
          <draw:equation draw:name="f132" draw:formula="164944"/>
          <draw:equation draw:name="f133" draw:formula="1551619"/>
          <draw:equation draw:name="f134" draw:formula="299170"/>
          <draw:equation draw:name="f135" draw:formula="316207"/>
          <draw:equation draw:name="f136" draw:formula="1542266"/>
          <draw:equation draw:name="f137" draw:formula="174322"/>
          <draw:equation draw:name="f138" draw:formula="1494133"/>
          <draw:equation draw:name="f139" draw:formula="1511120"/>
          <draw:equation draw:name="f140" draw:formula="113318"/>
          <draw:equation draw:name="f141" draw:formula="1603017"/>
          <draw:equation draw:name="f142" draw:formula="205556"/>
          <draw:equation draw:name="f143" draw:formula="222592"/>
          <draw:equation draw:name="f144" draw:formula="1593750"/>
          <draw:equation draw:name="f145" draw:formula="122783"/>
          <draw:equation draw:name="f146" draw:formula="?f2 - ?f0"/>
          <draw:equation draw:name="f147" draw:formula="?f1 - ?f0"/>
          <draw:equation draw:name="f148" draw:formula="?f147 / 1716115"/>
          <draw:equation draw:name="f149" draw:formula="?f146 / 1720853"/>
          <draw:equation draw:name="f150" draw:formula="93358 * ?f147"/>
          <draw:equation draw:name="f151" draw:formula="0 * ?f146"/>
          <draw:equation draw:name="f152" draw:formula="110348 * ?f147"/>
          <draw:equation draw:name="f153" draw:formula="1716029 * ?f147"/>
          <draw:equation draw:name="f154" draw:formula="1610112 * ?f146"/>
          <draw:equation draw:name="f155" draw:formula="1627151 * ?f146"/>
          <draw:equation draw:name="f156" draw:formula="1716115 * ?f147"/>
          <draw:equation draw:name="f157" draw:formula="1627237 * ?f146"/>
          <draw:equation draw:name="f158" draw:formula="0 * ?f147"/>
          <draw:equation draw:name="f159" draw:formula="16989 * ?f147"/>
          <draw:equation draw:name="f160" draw:formula="1716114 * ?f147"/>
          <draw:equation draw:name="f161" draw:formula="1703814 * ?f146"/>
          <draw:equation draw:name="f162" draw:formula="1720853 * ?f146"/>
          <draw:equation draw:name="f163" draw:formula="186798 * ?f147"/>
          <draw:equation draw:name="f164" draw:formula="203788 * ?f147"/>
          <draw:equation draw:name="f165" draw:formula="1716109 * ?f147"/>
          <draw:equation draw:name="f166" draw:formula="1516501 * ?f146"/>
          <draw:equation draw:name="f167" draw:formula="1533535 * ?f146"/>
          <draw:equation draw:name="f168" draw:formula="280155 * ?f147"/>
          <draw:equation draw:name="f169" draw:formula="297145 * ?f147"/>
          <draw:equation draw:name="f170" draw:formula="1422885 * ?f146"/>
          <draw:equation draw:name="f171" draw:formula="1439924 * ?f146"/>
          <draw:equation draw:name="f172" draw:formula="373512 * ?f147"/>
          <draw:equation draw:name="f173" draw:formula="390502 * ?f147"/>
          <draw:equation draw:name="f174" draw:formula="1329184 * ?f146"/>
          <draw:equation draw:name="f175" draw:formula="1346223 * ?f146"/>
          <draw:equation draw:name="f176" draw:formula="1346308 * ?f146"/>
          <draw:equation draw:name="f177" draw:formula="466953 * ?f147"/>
          <draw:equation draw:name="f178" draw:formula="483944 * ?f147"/>
          <draw:equation draw:name="f179" draw:formula="1716110 * ?f147"/>
          <draw:equation draw:name="f180" draw:formula="1235573 * ?f146"/>
          <draw:equation draw:name="f181" draw:formula="1252607 * ?f146"/>
          <draw:equation draw:name="f182" draw:formula="560310 * ?f147"/>
          <draw:equation draw:name="f183" draw:formula="577297 * ?f147"/>
          <draw:equation draw:name="f184" draw:formula="1141957 * ?f146"/>
          <draw:equation draw:name="f185" draw:formula="1158991 * ?f146"/>
          <draw:equation draw:name="f186" draw:formula="653668 * ?f147"/>
          <draw:equation draw:name="f187" draw:formula="670655 * ?f147"/>
          <draw:equation draw:name="f188" draw:formula="1048255 * ?f146"/>
          <draw:equation draw:name="f189" draw:formula="1065294 * ?f146"/>
          <draw:equation draw:name="f190" draw:formula="1065380 * ?f146"/>
          <draw:equation draw:name="f191" draw:formula="747112 * ?f147"/>
          <draw:equation draw:name="f192" draw:formula="764104 * ?f147"/>
          <draw:equation draw:name="f193" draw:formula="954644 * ?f146"/>
          <draw:equation draw:name="f194" draw:formula="971678 * ?f146"/>
          <draw:equation draw:name="f195" draw:formula="840465 * ?f147"/>
          <draw:equation draw:name="f196" draw:formula="857452 * ?f147"/>
          <draw:equation draw:name="f197" draw:formula="861028 * ?f146"/>
          <draw:equation draw:name="f198" draw:formula="878062 * ?f146"/>
          <draw:equation draw:name="f199" draw:formula="933823 * ?f147"/>
          <draw:equation draw:name="f200" draw:formula="950810 * ?f147"/>
          <draw:equation draw:name="f201" draw:formula="767327 * ?f146"/>
          <draw:equation draw:name="f202" draw:formula="784366 * ?f146"/>
          <draw:equation draw:name="f203" draw:formula="784451 * ?f146"/>
          <draw:equation draw:name="f204" draw:formula="1027262 * ?f147"/>
          <draw:equation draw:name="f205" draw:formula="1044254 * ?f147"/>
          <draw:equation draw:name="f206" draw:formula="673716 * ?f146"/>
          <draw:equation draw:name="f207" draw:formula="690750 * ?f146"/>
          <draw:equation draw:name="f208" draw:formula="1120625 * ?f147"/>
          <draw:equation draw:name="f209" draw:formula="1137612 * ?f147"/>
          <draw:equation draw:name="f210" draw:formula="580100 * ?f146"/>
          <draw:equation draw:name="f211" draw:formula="597134 * ?f146"/>
          <draw:equation draw:name="f212" draw:formula="1213978 * ?f147"/>
          <draw:equation draw:name="f213" draw:formula="1230965 * ?f147"/>
          <draw:equation draw:name="f214" draw:formula="486398 * ?f146"/>
          <draw:equation draw:name="f215" draw:formula="503437 * ?f146"/>
          <draw:equation draw:name="f216" draw:formula="503523 * ?f146"/>
          <draw:equation draw:name="f217" draw:formula="1307422 * ?f147"/>
          <draw:equation draw:name="f218" draw:formula="1324414 * ?f147"/>
          <draw:equation draw:name="f219" draw:formula="392784 * ?f146"/>
          <draw:equation draw:name="f220" draw:formula="409821 * ?f146"/>
          <draw:equation draw:name="f221" draw:formula="1400775 * ?f147"/>
          <draw:equation draw:name="f222" draw:formula="1417762 * ?f147"/>
          <draw:equation draw:name="f223" draw:formula="299170 * ?f146"/>
          <draw:equation draw:name="f224" draw:formula="316207 * ?f146"/>
          <draw:equation draw:name="f225" draw:formula="1494133 * ?f147"/>
          <draw:equation draw:name="f226" draw:formula="1511120 * ?f147"/>
          <draw:equation draw:name="f227" draw:formula="205556 * ?f146"/>
          <draw:equation draw:name="f228" draw:formula="222592 * ?f146"/>
          <draw:equation draw:name="f229" draw:formula="?f150 / 1716115"/>
          <draw:equation draw:name="f230" draw:formula="?f151 / 1720853"/>
          <draw:equation draw:name="f231" draw:formula="?f152 / 1716115"/>
          <draw:equation draw:name="f232" draw:formula="?f153 / 1716115"/>
          <draw:equation draw:name="f233" draw:formula="?f154 / 1720853"/>
          <draw:equation draw:name="f234" draw:formula="?f155 / 1720853"/>
          <draw:equation draw:name="f235" draw:formula="?f156 / 1716115"/>
          <draw:equation draw:name="f236" draw:formula="?f157 / 1720853"/>
          <draw:equation draw:name="f237" draw:formula="?f158 / 1716115"/>
          <draw:equation draw:name="f238" draw:formula="?f159 / 1716115"/>
          <draw:equation draw:name="f239" draw:formula="?f160 / 1716115"/>
          <draw:equation draw:name="f240" draw:formula="?f161 / 1720853"/>
          <draw:equation draw:name="f241" draw:formula="?f162 / 1720853"/>
          <draw:equation draw:name="f242" draw:formula="?f163 / 1716115"/>
          <draw:equation draw:name="f243" draw:formula="?f164 / 1716115"/>
          <draw:equation draw:name="f244" draw:formula="?f165 / 1716115"/>
          <draw:equation draw:name="f245" draw:formula="?f166 / 1720853"/>
          <draw:equation draw:name="f246" draw:formula="?f167 / 1720853"/>
          <draw:equation draw:name="f247" draw:formula="?f168 / 1716115"/>
          <draw:equation draw:name="f248" draw:formula="?f169 / 1716115"/>
          <draw:equation draw:name="f249" draw:formula="?f170 / 1720853"/>
          <draw:equation draw:name="f250" draw:formula="?f171 / 1720853"/>
          <draw:equation draw:name="f251" draw:formula="?f172 / 1716115"/>
          <draw:equation draw:name="f252" draw:formula="?f173 / 1716115"/>
          <draw:equation draw:name="f253" draw:formula="?f174 / 1720853"/>
          <draw:equation draw:name="f254" draw:formula="?f175 / 1720853"/>
          <draw:equation draw:name="f255" draw:formula="?f176 / 1720853"/>
          <draw:equation draw:name="f256" draw:formula="?f177 / 1716115"/>
          <draw:equation draw:name="f257" draw:formula="?f178 / 1716115"/>
          <draw:equation draw:name="f258" draw:formula="?f179 / 1716115"/>
          <draw:equation draw:name="f259" draw:formula="?f180 / 1720853"/>
          <draw:equation draw:name="f260" draw:formula="?f181 / 1720853"/>
          <draw:equation draw:name="f261" draw:formula="?f182 / 1716115"/>
          <draw:equation draw:name="f262" draw:formula="?f183 / 1716115"/>
          <draw:equation draw:name="f263" draw:formula="?f184 / 1720853"/>
          <draw:equation draw:name="f264" draw:formula="?f185 / 1720853"/>
          <draw:equation draw:name="f265" draw:formula="?f186 / 1716115"/>
          <draw:equation draw:name="f266" draw:formula="?f187 / 1716115"/>
          <draw:equation draw:name="f267" draw:formula="?f188 / 1720853"/>
          <draw:equation draw:name="f268" draw:formula="?f189 / 1720853"/>
          <draw:equation draw:name="f269" draw:formula="?f190 / 1720853"/>
          <draw:equation draw:name="f270" draw:formula="?f191 / 1716115"/>
          <draw:equation draw:name="f271" draw:formula="?f192 / 1716115"/>
          <draw:equation draw:name="f272" draw:formula="?f193 / 1720853"/>
          <draw:equation draw:name="f273" draw:formula="?f194 / 1720853"/>
          <draw:equation draw:name="f274" draw:formula="?f195 / 1716115"/>
          <draw:equation draw:name="f275" draw:formula="?f196 / 1716115"/>
          <draw:equation draw:name="f276" draw:formula="?f197 / 1720853"/>
          <draw:equation draw:name="f277" draw:formula="?f198 / 1720853"/>
          <draw:equation draw:name="f278" draw:formula="?f199 / 1716115"/>
          <draw:equation draw:name="f279" draw:formula="?f200 / 1716115"/>
          <draw:equation draw:name="f280" draw:formula="?f201 / 1720853"/>
          <draw:equation draw:name="f281" draw:formula="?f202 / 1720853"/>
          <draw:equation draw:name="f282" draw:formula="?f203 / 1720853"/>
          <draw:equation draw:name="f283" draw:formula="?f204 / 1716115"/>
          <draw:equation draw:name="f284" draw:formula="?f205 / 1716115"/>
          <draw:equation draw:name="f285" draw:formula="?f206 / 1720853"/>
          <draw:equation draw:name="f286" draw:formula="?f207 / 1720853"/>
          <draw:equation draw:name="f287" draw:formula="?f208 / 1716115"/>
          <draw:equation draw:name="f288" draw:formula="?f209 / 1716115"/>
          <draw:equation draw:name="f289" draw:formula="?f210 / 1720853"/>
          <draw:equation draw:name="f290" draw:formula="?f211 / 1720853"/>
          <draw:equation draw:name="f291" draw:formula="?f212 / 1716115"/>
          <draw:equation draw:name="f292" draw:formula="?f213 / 1716115"/>
          <draw:equation draw:name="f293" draw:formula="?f214 / 1720853"/>
          <draw:equation draw:name="f294" draw:formula="?f215 / 1720853"/>
          <draw:equation draw:name="f295" draw:formula="?f216 / 1720853"/>
          <draw:equation draw:name="f296" draw:formula="?f217 / 1716115"/>
          <draw:equation draw:name="f297" draw:formula="?f218 / 1716115"/>
          <draw:equation draw:name="f298" draw:formula="?f219 / 1720853"/>
          <draw:equation draw:name="f299" draw:formula="?f220 / 1720853"/>
          <draw:equation draw:name="f300" draw:formula="?f221 / 1716115"/>
          <draw:equation draw:name="f301" draw:formula="?f222 / 1716115"/>
          <draw:equation draw:name="f302" draw:formula="?f223 / 1720853"/>
          <draw:equation draw:name="f303" draw:formula="?f224 / 1720853"/>
          <draw:equation draw:name="f304" draw:formula="?f225 / 1716115"/>
          <draw:equation draw:name="f305" draw:formula="?f226 / 1716115"/>
          <draw:equation draw:name="f306" draw:formula="?f227 / 1720853"/>
          <draw:equation draw:name="f307" draw:formula="?f228 / 1720853"/>
          <draw:equation draw:name="f308" draw:formula="?f0 / ?f148"/>
          <draw:equation draw:name="f309" draw:formula="?f1 / ?f148"/>
          <draw:equation draw:name="f310" draw:formula="?f0 / ?f149"/>
          <draw:equation draw:name="f311" draw:formula="?f2 / ?f149"/>
          <draw:equation draw:name="f312" draw:formula="?f229 / ?f148"/>
          <draw:equation draw:name="f313" draw:formula="?f230 / ?f149"/>
          <draw:equation draw:name="f314" draw:formula="?f231 / ?f148"/>
          <draw:equation draw:name="f315" draw:formula="?f232 / ?f148"/>
          <draw:equation draw:name="f316" draw:formula="?f233 / ?f149"/>
          <draw:equation draw:name="f317" draw:formula="?f234 / ?f149"/>
          <draw:equation draw:name="f318" draw:formula="?f235 / ?f148"/>
          <draw:equation draw:name="f319" draw:formula="?f236 / ?f149"/>
          <draw:equation draw:name="f320" draw:formula="?f237 / ?f148"/>
          <draw:equation draw:name="f321" draw:formula="?f238 / ?f148"/>
          <draw:equation draw:name="f322" draw:formula="?f239 / ?f148"/>
          <draw:equation draw:name="f323" draw:formula="?f240 / ?f149"/>
          <draw:equation draw:name="f324" draw:formula="?f241 / ?f149"/>
          <draw:equation draw:name="f325" draw:formula="?f242 / ?f148"/>
          <draw:equation draw:name="f326" draw:formula="?f243 / ?f148"/>
          <draw:equation draw:name="f327" draw:formula="?f244 / ?f148"/>
          <draw:equation draw:name="f328" draw:formula="?f245 / ?f149"/>
          <draw:equation draw:name="f329" draw:formula="?f246 / ?f149"/>
          <draw:equation draw:name="f330" draw:formula="?f247 / ?f148"/>
          <draw:equation draw:name="f331" draw:formula="?f248 / ?f148"/>
          <draw:equation draw:name="f332" draw:formula="?f249 / ?f149"/>
          <draw:equation draw:name="f333" draw:formula="?f250 / ?f149"/>
          <draw:equation draw:name="f334" draw:formula="?f251 / ?f148"/>
          <draw:equation draw:name="f335" draw:formula="?f252 / ?f148"/>
          <draw:equation draw:name="f336" draw:formula="?f253 / ?f149"/>
          <draw:equation draw:name="f337" draw:formula="?f254 / ?f149"/>
          <draw:equation draw:name="f338" draw:formula="?f255 / ?f149"/>
          <draw:equation draw:name="f339" draw:formula="?f256 / ?f148"/>
          <draw:equation draw:name="f340" draw:formula="?f257 / ?f148"/>
          <draw:equation draw:name="f341" draw:formula="?f258 / ?f148"/>
          <draw:equation draw:name="f342" draw:formula="?f259 / ?f149"/>
          <draw:equation draw:name="f343" draw:formula="?f260 / ?f149"/>
          <draw:equation draw:name="f344" draw:formula="?f261 / ?f148"/>
          <draw:equation draw:name="f345" draw:formula="?f262 / ?f148"/>
          <draw:equation draw:name="f346" draw:formula="?f263 / ?f149"/>
          <draw:equation draw:name="f347" draw:formula="?f264 / ?f149"/>
          <draw:equation draw:name="f348" draw:formula="?f265 / ?f148"/>
          <draw:equation draw:name="f349" draw:formula="?f266 / ?f148"/>
          <draw:equation draw:name="f350" draw:formula="?f267 / ?f149"/>
          <draw:equation draw:name="f351" draw:formula="?f268 / ?f149"/>
          <draw:equation draw:name="f352" draw:formula="?f269 / ?f149"/>
          <draw:equation draw:name="f353" draw:formula="?f270 / ?f148"/>
          <draw:equation draw:name="f354" draw:formula="?f271 / ?f148"/>
          <draw:equation draw:name="f355" draw:formula="?f272 / ?f149"/>
          <draw:equation draw:name="f356" draw:formula="?f273 / ?f149"/>
          <draw:equation draw:name="f357" draw:formula="?f274 / ?f148"/>
          <draw:equation draw:name="f358" draw:formula="?f275 / ?f148"/>
          <draw:equation draw:name="f359" draw:formula="?f276 / ?f149"/>
          <draw:equation draw:name="f360" draw:formula="?f277 / ?f149"/>
          <draw:equation draw:name="f361" draw:formula="?f278 / ?f148"/>
          <draw:equation draw:name="f362" draw:formula="?f279 / ?f148"/>
          <draw:equation draw:name="f363" draw:formula="?f280 / ?f149"/>
          <draw:equation draw:name="f364" draw:formula="?f281 / ?f149"/>
          <draw:equation draw:name="f365" draw:formula="?f282 / ?f149"/>
          <draw:equation draw:name="f366" draw:formula="?f283 / ?f148"/>
          <draw:equation draw:name="f367" draw:formula="?f284 / ?f148"/>
          <draw:equation draw:name="f368" draw:formula="?f285 / ?f149"/>
          <draw:equation draw:name="f369" draw:formula="?f286 / ?f149"/>
          <draw:equation draw:name="f370" draw:formula="?f287 / ?f148"/>
          <draw:equation draw:name="f371" draw:formula="?f288 / ?f148"/>
          <draw:equation draw:name="f372" draw:formula="?f289 / ?f149"/>
          <draw:equation draw:name="f373" draw:formula="?f290 / ?f149"/>
          <draw:equation draw:name="f374" draw:formula="?f291 / ?f148"/>
          <draw:equation draw:name="f375" draw:formula="?f292 / ?f148"/>
          <draw:equation draw:name="f376" draw:formula="?f293 / ?f149"/>
          <draw:equation draw:name="f377" draw:formula="?f294 / ?f149"/>
          <draw:equation draw:name="f378" draw:formula="?f295 / ?f149"/>
          <draw:equation draw:name="f379" draw:formula="?f296 / ?f148"/>
          <draw:equation draw:name="f380" draw:formula="?f297 / ?f148"/>
          <draw:equation draw:name="f381" draw:formula="?f298 / ?f149"/>
          <draw:equation draw:name="f382" draw:formula="?f299 / ?f149"/>
          <draw:equation draw:name="f383" draw:formula="?f300 / ?f148"/>
          <draw:equation draw:name="f384" draw:formula="?f301 / ?f148"/>
          <draw:equation draw:name="f385" draw:formula="?f302 / ?f149"/>
          <draw:equation draw:name="f386" draw:formula="?f303 / ?f149"/>
          <draw:equation draw:name="f387" draw:formula="?f304 / ?f148"/>
          <draw:equation draw:name="f388" draw:formula="?f305 / ?f148"/>
          <draw:equation draw:name="f389" draw:formula="?f306 / ?f149"/>
          <draw:equation draw:name="f390" draw:formula="?f307 / ?f149"/>
        </draw:enhanced-geometry>
      </draw:custom-shape>
      <draw:custom-shape svg:x="-0.00609in" svg:y="3.76258in" svg:width="3.76563in" svg:height="3.77083in" draw:id="id44" draw:style-name="a174" draw:name="Image 5">
        <svg:title/>
        <svg:desc/>
        <text:p text:style-name="a173" text:class-names="" text:cond-style-name=""><text:span text:style-name="a172" text:class-names=""/></text:p>
        <draw:enhanced-geometry xmlns:dr3d="urn:oasis:names:tc:opendocument:xmlns:dr3d:1.0" draw:type="non-primitive" svg:viewBox="0 0 3443288 3448050" draw:enhanced-path="M ?f3 ?f4 C ?f5 ?f4 ?f1 ?f6 ?f1 ?f7 ?f1 ?f8 ?f5 ?f0 ?f3 ?f0 ?f9 ?f0 ?f0 ?f8 ?f0 ?f7 ?f0 ?f6 ?f9 ?f4 ?f3 ?f4 Z N" draw:text-areas="?f26 ?f28 ?f27 ?f29" draw:glue-points="?f30 ?f31 ?f32 ?f33 ?f30 ?f34 ?f35 ?f33 ?f30 ?f31" draw:glue-point-leaving-directions="-90, -90, -90, -90, -90">
          <draw:equation draw:name="f0" draw:formula="0"/>
          <draw:equation draw:name="f1" draw:formula="3443288"/>
          <draw:equation draw:name="f2" draw:formula="3448050"/>
          <draw:equation draw:name="f3" draw:formula="1721644"/>
          <draw:equation draw:name="f4" draw:formula="3448051"/>
          <draw:equation draw:name="f5" draw:formula="2672482"/>
          <draw:equation draw:name="f6" draw:formula="2676178"/>
          <draw:equation draw:name="f7" draw:formula="1724025"/>
          <draw:equation draw:name="f8" draw:formula="771873"/>
          <draw:equation draw:name="f9" draw:formula="770806"/>
          <draw:equation draw:name="f10" draw:formula="?f2 - ?f0"/>
          <draw:equation draw:name="f11" draw:formula="?f1 - ?f0"/>
          <draw:equation draw:name="f12" draw:formula="?f11 / 3443288"/>
          <draw:equation draw:name="f13" draw:formula="?f10 / 3448050"/>
          <draw:equation draw:name="f14" draw:formula="1721644 * ?f11"/>
          <draw:equation draw:name="f15" draw:formula="3448051 * ?f10"/>
          <draw:equation draw:name="f16" draw:formula="3443288 * ?f11"/>
          <draw:equation draw:name="f17" draw:formula="1724025 * ?f10"/>
          <draw:equation draw:name="f18" draw:formula="0 * ?f10"/>
          <draw:equation draw:name="f19" draw:formula="0 * ?f11"/>
          <draw:equation draw:name="f20" draw:formula="?f14 / 3443288"/>
          <draw:equation draw:name="f21" draw:formula="?f15 / 3448050"/>
          <draw:equation draw:name="f22" draw:formula="?f16 / 3443288"/>
          <draw:equation draw:name="f23" draw:formula="?f17 / 3448050"/>
          <draw:equation draw:name="f24" draw:formula="?f18 / 3448050"/>
          <draw:equation draw:name="f25" draw:formula="?f19 / 3443288"/>
          <draw:equation draw:name="f26" draw:formula="?f0 / ?f12"/>
          <draw:equation draw:name="f27" draw:formula="?f1 / ?f12"/>
          <draw:equation draw:name="f28" draw:formula="?f0 / ?f13"/>
          <draw:equation draw:name="f29" draw:formula="?f2 / ?f13"/>
          <draw:equation draw:name="f30" draw:formula="?f20 / ?f12"/>
          <draw:equation draw:name="f31" draw:formula="?f21 / ?f13"/>
          <draw:equation draw:name="f32" draw:formula="?f22 / ?f12"/>
          <draw:equation draw:name="f33" draw:formula="?f23 / ?f13"/>
          <draw:equation draw:name="f34" draw:formula="?f24 / ?f13"/>
          <draw:equation draw:name="f35" draw:formula="?f25 / ?f12"/>
        </draw:enhanced-geometry>
      </draw:custom-shape>
      <draw:frame draw:id="id45" draw:style-name="a175" draw:name="Image 6" svg:x="1.87933in" svg:y="3.76258in" svg:width="1.88021in" svg:height="1.88542in" style:rel-width="scale" style:rel-height="scale">
        <draw:image xlink:href="media/image4.svg" xlink:type="simple" xlink:show="embed" xlink:actuate="onLoad"/>
        <svg:title/>
        <svg:desc/>
      </draw:frame>
      <draw:frame draw:id="id46" presentation:style-name="a178" draw:name="Slide Number Placeholder 2" svg:x="11.41566in" svg:y="0.5in" svg:width="1.08in" svg:height="0.51563in" presentation:class="page-number" presentation:placeholder="false">
        <draw:text-box>
          <text:p text:style-name="a177" text:class-names="" text:cond-style-name=""><text:span text:style-name="a176" text:class-names=""><text:page-number style:num-format="1" text:fixed="false"/></text:span></text:p>
        </draw:text-box>
        <svg:title/>
        <svg:desc/>
      </draw:frame>
      <draw:frame draw:id="id47" presentation:style-name="a187" draw:name="Content Placeholder 2" svg:x="4.77341in" svg:y="4.1653in" svg:width="7.70299in" svg:height="2.44229in" presentation:class="object" presentation:placeholder="false">
        <draw:text-box>
          <text:p text:style-name="a180" text:class-names="" text:cond-style-name=""><text:span text:style-name="a179" text:class-names="">Click to add text</text:span></text:p>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draw:text-box>
        <svg:title/>
        <svg:desc/>
      </draw:frame>
      <presentation:notes style:page-layout-name="pageLayout2" draw:style-name="a188"/>
    </style:master-page>
    <style:master-page style:name="Master1-Layout7-cust-Comparison-4" style:page-layout-name="pageLayout1" draw:style-name="a189">
      <draw:custom-shape svg:x="9.83099in" svg:y="3.74818in" svg:width="3.50235in" svg:height="3.75182in" draw:id="id48" draw:style-name="a192" draw:name="Freeform 26">
        <svg:title/>
        <svg:desc/>
        <text:p text:style-name="a191" text:class-names="" text:cond-style-name=""><text:span text:style-name="a190" text:class-names=""/></text:p>
        <draw:enhanced-geometry xmlns:dr3d="urn:oasis:names:tc:opendocument:xmlns:dr3d:1.0" draw:type="non-primitive" svg:viewBox="0 0 3202546 3430665" draw:enhanced-path="M ?f0 ?f0 L ?f1 ?f0 ?f1 ?f2 ?f0 ?f2 Z N" draw:text-areas="?f15 ?f17 ?f16 ?f18" draw:glue-points="?f19 ?f20 ?f21 ?f20 ?f21 ?f22 ?f19 ?f22" draw:glue-point-leaving-directions="-90, -90, -90, -90">
          <draw:equation draw:name="f0" draw:formula="0"/>
          <draw:equation draw:name="f1" draw:formula="3202546"/>
          <draw:equation draw:name="f2" draw:formula="3430665"/>
          <draw:equation draw:name="f3" draw:formula="?f2 - ?f0"/>
          <draw:equation draw:name="f4" draw:formula="?f1 - ?f0"/>
          <draw:equation draw:name="f5" draw:formula="?f4 / 3202546"/>
          <draw:equation draw:name="f6" draw:formula="?f3 / 3430665"/>
          <draw:equation draw:name="f7" draw:formula="0 * ?f4"/>
          <draw:equation draw:name="f8" draw:formula="0 * ?f3"/>
          <draw:equation draw:name="f9" draw:formula="3202546 * ?f4"/>
          <draw:equation draw:name="f10" draw:formula="3430665 * ?f3"/>
          <draw:equation draw:name="f11" draw:formula="?f7 / 3202546"/>
          <draw:equation draw:name="f12" draw:formula="?f8 / 3430665"/>
          <draw:equation draw:name="f13" draw:formula="?f9 / 3202546"/>
          <draw:equation draw:name="f14" draw:formula="?f10 / 34306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83099in" svg:y="3.99623in" svg:width="3.50235in" svg:height="3.50378in" draw:id="id49" draw:style-name="a195" draw:name="Freeform 17">
        <svg:title/>
        <svg:desc/>
        <text:p text:style-name="a194" text:class-names="" text:cond-style-name=""><text:span text:style-name="a193" text:class-names=""/></text:p>
        <draw:enhanced-geometry xmlns:dr3d="urn:oasis:names:tc:opendocument:xmlns:dr3d:1.0" draw:type="non-primitive" svg:viewBox="0 0 3202546 3203852" draw:enhanced-path="M ?f1 ?f0 L ?f1 ?f2 ?f0 ?f2 ?f0 ?f3 Z N" draw:text-areas="?f18 ?f20 ?f19 ?f21" draw:glue-points="?f22 ?f23 ?f22 ?f24 ?f25 ?f24 ?f25 ?f26" draw:glue-point-leaving-directions="-90, -90, -90, -90">
          <draw:equation draw:name="f0" draw:formula="0"/>
          <draw:equation draw:name="f1" draw:formula="3202546"/>
          <draw:equation draw:name="f2" draw:formula="3203852"/>
          <draw:equation draw:name="f3" draw:formula="3190718"/>
          <draw:equation draw:name="f4" draw:formula="?f2 - ?f0"/>
          <draw:equation draw:name="f5" draw:formula="?f1 - ?f0"/>
          <draw:equation draw:name="f6" draw:formula="?f5 / 3202546"/>
          <draw:equation draw:name="f7" draw:formula="?f4 / 3203852"/>
          <draw:equation draw:name="f8" draw:formula="3202546 * ?f5"/>
          <draw:equation draw:name="f9" draw:formula="0 * ?f4"/>
          <draw:equation draw:name="f10" draw:formula="3203852 * ?f4"/>
          <draw:equation draw:name="f11" draw:formula="0 * ?f5"/>
          <draw:equation draw:name="f12" draw:formula="3190718 * ?f4"/>
          <draw:equation draw:name="f13" draw:formula="?f8 / 3202546"/>
          <draw:equation draw:name="f14" draw:formula="?f9 / 3203852"/>
          <draw:equation draw:name="f15" draw:formula="?f10 / 3203852"/>
          <draw:equation draw:name="f16" draw:formula="?f11 / 3202546"/>
          <draw:equation draw:name="f17" draw:formula="?f12 / 320385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draw:custom-shape svg:x="9.83099in" svg:y="0in" svg:width="3.50235in" svg:height="3.75913in" draw:id="id50" draw:style-name="a198" draw:name="Freeform 13">
        <svg:title/>
        <svg:desc/>
        <text:p text:style-name="a197" text:class-names="" text:cond-style-name=""><text:span text:style-name="a196" text:class-names=""/></text:p>
        <draw:enhanced-geometry xmlns:dr3d="urn:oasis:names:tc:opendocument:xmlns:dr3d:1.0" draw:type="non-primitive" svg:viewBox="0 0 3202545 3437345" draw:enhanced-path="M ?f0 ?f0 L ?f1 ?f0 ?f1 ?f2 ?f0 ?f2 Z N" draw:text-areas="?f15 ?f17 ?f16 ?f18" draw:glue-points="?f19 ?f20 ?f21 ?f20 ?f21 ?f22 ?f19 ?f22" draw:glue-point-leaving-directions="-90, -90, -90, -90">
          <draw:equation draw:name="f0" draw:formula="0"/>
          <draw:equation draw:name="f1" draw:formula="3202545"/>
          <draw:equation draw:name="f2" draw:formula="3437345"/>
          <draw:equation draw:name="f3" draw:formula="?f2 - ?f0"/>
          <draw:equation draw:name="f4" draw:formula="?f1 - ?f0"/>
          <draw:equation draw:name="f5" draw:formula="?f4 / 3202545"/>
          <draw:equation draw:name="f6" draw:formula="?f3 / 3437345"/>
          <draw:equation draw:name="f7" draw:formula="0 * ?f4"/>
          <draw:equation draw:name="f8" draw:formula="0 * ?f3"/>
          <draw:equation draw:name="f9" draw:formula="3202545 * ?f4"/>
          <draw:equation draw:name="f10" draw:formula="3437345 * ?f3"/>
          <draw:equation draw:name="f11" draw:formula="?f7 / 3202545"/>
          <draw:equation draw:name="f12" draw:formula="?f8 / 3437345"/>
          <draw:equation draw:name="f13" draw:formula="?f9 / 3202545"/>
          <draw:equation draw:name="f14" draw:formula="?f10 / 343734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83099in" svg:y="0.00731in" svg:width="3.50235in" svg:height="3.75818in" draw:id="id51" draw:style-name="a201" draw:name="Freeform 15">
        <svg:title/>
        <svg:desc/>
        <text:p text:style-name="a200" text:class-names="" text:cond-style-name=""><text:span text:style-name="a199" text:class-names=""/></text:p>
        <draw:enhanced-geometry xmlns:dr3d="urn:oasis:names:tc:opendocument:xmlns:dr3d:1.0" draw:type="non-primitive" svg:viewBox="0 0 3202546 3436477" draw:enhanced-path="M ?f0 ?f0 L ?f1 ?f3 ?f1 ?f2 ?f0 ?f2 Z N" draw:text-areas="?f18 ?f20 ?f19 ?f21" draw:glue-points="?f22 ?f23 ?f24 ?f25 ?f24 ?f26 ?f22 ?f26" draw:glue-point-leaving-directions="-90, -90, -90, -90">
          <draw:equation draw:name="f0" draw:formula="0"/>
          <draw:equation draw:name="f1" draw:formula="3202546"/>
          <draw:equation draw:name="f2" draw:formula="3436477"/>
          <draw:equation draw:name="f3" draw:formula="3214418"/>
          <draw:equation draw:name="f4" draw:formula="?f2 - ?f0"/>
          <draw:equation draw:name="f5" draw:formula="?f1 - ?f0"/>
          <draw:equation draw:name="f6" draw:formula="?f5 / 3202546"/>
          <draw:equation draw:name="f7" draw:formula="?f4 / 3436477"/>
          <draw:equation draw:name="f8" draw:formula="0 * ?f5"/>
          <draw:equation draw:name="f9" draw:formula="0 * ?f4"/>
          <draw:equation draw:name="f10" draw:formula="3202546 * ?f5"/>
          <draw:equation draw:name="f11" draw:formula="3214418 * ?f4"/>
          <draw:equation draw:name="f12" draw:formula="3436477 * ?f4"/>
          <draw:equation draw:name="f13" draw:formula="?f8 / 3202546"/>
          <draw:equation draw:name="f14" draw:formula="?f9 / 3436477"/>
          <draw:equation draw:name="f15" draw:formula="?f10 / 3202546"/>
          <draw:equation draw:name="f16" draw:formula="?f11 / 3436477"/>
          <draw:equation draw:name="f17" draw:formula="?f12 / 3436477"/>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7"/>
          <draw:equation draw:name="f26" draw:formula="?f17 / ?f7"/>
        </draw:enhanced-geometry>
      </draw:custom-shape>
      <draw:frame draw:id="id52" presentation:style-name="a204" draw:name="Title 19" svg:x="1in" svg:y="0.91277in" svg:width="8.52632in" svg:height="1.33682in" presentation:class="title" presentation:placeholder="false">
        <draw:text-box>
          <text:p text:style-name="a203" text:class-names="" text:cond-style-name=""><text:span text:style-name="a202" text:class-names="">Click to add title</text:span></text:p>
        </draw:text-box>
        <svg:title/>
        <svg:desc/>
      </draw:frame>
      <draw:frame draw:id="id53" presentation:style-name="a207" draw:name="Slide Number Placeholder 2" svg:x="11.41566in" svg:y="0.5in" svg:width="1.08in" svg:height="0.51563in" presentation:class="page-number" presentation:placeholder="false">
        <draw:text-box>
          <text:p text:style-name="a206" text:class-names="" text:cond-style-name=""><text:span text:style-name="a205" text:class-names=""><text:page-number style:num-format="1" text:fixed="false"/></text:span></text:p>
        </draw:text-box>
        <svg:title/>
        <svg:desc/>
      </draw:frame>
      <draw:frame draw:id="id54" presentation:style-name="a222" draw:name="Content Placeholder 3" svg:x="1in" svg:y="2.51862in" svg:width="3.59046in" svg:height="4.06861in" presentation:class="object" presentation:placeholder="false">
        <draw:text-box>
          <text:p text:style-name="a209" text:class-names="" text:cond-style-name=""><text:span text:style-name="a208" text:class-names="">Click to add text</text:span></text:p>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Fifth level</text:span></text:p>
                            </text:list-item>
                          </text:list>
                        </text:list-item>
                      </text:list>
                    </text:list-item>
                  </text:list>
                </text:list-item>
              </text:list>
            </text:list-item>
          </text:list>
        </draw:text-box>
        <svg:title/>
        <svg:desc/>
      </draw:frame>
      <draw:frame draw:id="id55" presentation:style-name="a237" draw:name="Content Placeholder 5" svg:x="5.22983in" svg:y="2.51862in" svg:width="3.59247in" svg:height="4.06861in" presentation:class="object" presentation:placeholder="false">
        <draw:text-box>
          <text:p text:style-name="a224" text:class-names="" text:cond-style-name=""><text:span text:style-name="a223" text:class-names="">Click to add text</text:span></text:p>
          <text:list text:style-name="a227">
            <text:list-item>
              <text:list text:style-name="a227">
                <text:list-item>
                  <text:p text:style-name="a226" text:class-names="" text:cond-style-name=""><text:span text:style-name="a225" text:class-names="">Second level</text:span></text:p>
                </text:list-item>
              </text:list>
            </text:list-item>
          </text:list>
          <text:list text:style-name="a230">
            <text:list-item>
              <text:list text:style-name="a230">
                <text:list-item>
                  <text:list text:style-name="a230">
                    <text:list-item>
                      <text:p text:style-name="a229" text:class-names="" text:cond-style-name=""><text:span text:style-name="a228" text:class-names="">Third level</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Fourth level</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Fifth level</text:span></text:p>
                            </text:list-item>
                          </text:list>
                        </text:list-item>
                      </text:list>
                    </text:list-item>
                  </text:list>
                </text:list-item>
              </text:list>
            </text:list-item>
          </text:list>
        </draw:text-box>
        <svg:title/>
        <svg:desc/>
      </draw:frame>
      <presentation:notes style:page-layout-name="pageLayout2" draw:style-name="a238"/>
    </style:master-page>
    <style:master-page style:name="Master1-Layout8-cust-Timeline-1" style:page-layout-name="pageLayout1" draw:style-name="a239">
      <draw:custom-shape svg:x="-0.02632in" svg:y="-0.00044in" svg:width="13.35965in" svg:height="3.79167in" draw:id="id56" draw:style-name="a242" draw:name="Rectangle 32">
        <svg:title/>
        <svg:desc/>
        <text:p text:style-name="a241" text:class-names="" text:cond-style-name=""><text:span text:style-name="a240"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57" draw:style-name="a245" draw:name="Rectangle 33">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frame draw:id="id58" presentation:style-name="a248" draw:name="Title 1" svg:x="1in" svg:y="1.05577in" svg:width="8.34614in" svg:height="1.19382in" presentation:class="title" presentation:placeholder="false">
        <draw:text-box>
          <text:p text:style-name="a247" text:class-names="" text:cond-style-name=""><text:span text:style-name="a246" text:class-names="">Click to add title</text:span></text:p>
        </draw:text-box>
        <svg:title/>
        <svg:desc/>
      </draw:frame>
      <draw:frame draw:id="id59" presentation:style-name="a261" draw:name="Content Placeholder 2" svg:x="1in" svg:y="2.51862in" svg:width="3.59046in" svg:height="4.53214in" presentation:class="object" presentation:placeholder="false">
        <draw:text-box>
          <text:list text:style-name="a251">
            <text:list-item>
              <text:p text:style-name="a250" text:class-names="" text:cond-style-name=""><text:span text:style-name="a249" text:class-names="">Click to add text</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draw:text-box>
        <svg:title/>
        <svg:desc/>
      </draw:frame>
      <draw:frame draw:id="id60" presentation:style-name="a276" draw:name="Content Placeholder 2" svg:x="5.22983in" svg:y="2.51862in" svg:width="4.11631in" svg:height="4.53214in" presentation:class="object" presentation:placeholder="false">
        <draw:text-box>
          <text:p text:style-name="a263" text:class-names="" text:cond-style-name=""><text:span text:style-name="a262" text:class-names="">Click to add text</text:span></text:p>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3" text:class-names="">Fifth level</text:span></text:p>
                            </text:list-item>
                          </text:list>
                        </text:list-item>
                      </text:list>
                    </text:list-item>
                  </text:list>
                </text:list-item>
              </text:list>
            </text:list-item>
          </text:list>
        </draw:text-box>
        <svg:title/>
        <svg:desc/>
      </draw:frame>
      <draw:frame draw:id="id61" presentation:style-name="a279" draw:name="Picture Placeholder 30" svg:x="9.83099in" svg:y="1.05577in" svg:width="3.50235in" svg:height="6.44423in" presentation:class="graphic" presentation:placeholder="false">
        <draw:text-box>
          <text:p text:style-name="a278" text:class-names="" text:cond-style-name=""><text:span text:style-name="a277" text:class-names="">Click to add picture</text:span></text:p>
        </draw:text-box>
        <svg:title/>
        <svg:desc/>
      </draw:frame>
      <draw:g draw:name="Group 31" draw:id="id62">
        <svg:title/>
        <svg:desc/>
        <draw:custom-shape svg:width="3.10417in" svg:height="3.1255in" draw:id="id64" draw:style-name="a285" draw:transform="translate(-1.55208in -1.56275in) rotate(-3.14159) translate(11.78124in 5.93725in)" draw:name="Freeform: Shape 28">
          <svg:title/>
          <svg:desc/>
          <text:p text:style-name="a284" text:class-names="" text:cond-style-name=""><text:span text:style-name="a283" text:class-names=""/></text:p>
          <draw:enhanced-geometry xmlns:dr3d="urn:oasis:names:tc:opendocument:xmlns:dr3d:1.0" draw:type="non-primitive" svg:viewBox="0 0 2838450 2857958" draw:enhanced-path="M ?f3 ?f0 L ?f1 ?f0 ?f1 ?f4 C ?f1 ?f5 ?f6 ?f7 ?f8 ?f9 L ?f0 ?f2 ?f0 ?f10 ?f11 ?f12 C ?f13 ?f14 ?f15 ?f16 ?f17 ?f18 Z N" draw:text-areas="?f49 ?f51 ?f50 ?f52" draw:glue-points="?f53 ?f54 ?f55 ?f54 ?f55 ?f56 ?f57 ?f58 ?f59 ?f60 ?f59 ?f61 ?f62 ?f63 ?f64 ?f65" draw:glue-point-leaving-directions="-90, -90, -90, -90, -90, -90, -90, -90">
            <draw:equation draw:name="f0" draw:formula="0"/>
            <draw:equation draw:name="f1" draw:formula="2838450"/>
            <draw:equation draw:name="f2" draw:formula="2857958"/>
            <draw:equation draw:name="f3" draw:formula="1971005"/>
            <draw:equation draw:name="f4" draw:formula="7240"/>
            <draw:equation draw:name="f5" draw:formula="1484015"/>
            <draw:equation draw:name="f6" draw:formula="1716931"/>
            <draw:equation draw:name="f7" draw:formula="2697914"/>
            <draw:equation draw:name="f8" draw:formula="278890"/>
            <draw:equation draw:name="f9" draw:formula="2843883"/>
            <draw:equation draw:name="f10" draw:formula="1990580"/>
            <draw:equation draw:name="f11" draw:formula="190293"/>
            <draw:equation draw:name="f12" draw:formula="1980883"/>
            <draw:equation draw:name="f13" draw:formula="1124600"/>
            <draw:equation draw:name="f14" draw:formula="1885128"/>
            <draw:equation draw:name="f15" draw:formula="1866185"/>
            <draw:equation draw:name="f16" draw:formula="1135788"/>
            <draw:equation draw:name="f17" draw:formula="1960910"/>
            <draw:equation draw:name="f18" draw:formula="200390"/>
            <draw:equation draw:name="f19" draw:formula="?f2 - ?f0"/>
            <draw:equation draw:name="f20" draw:formula="?f1 - ?f0"/>
            <draw:equation draw:name="f21" draw:formula="?f20 / 2838450"/>
            <draw:equation draw:name="f22" draw:formula="?f19 / 2857958"/>
            <draw:equation draw:name="f23" draw:formula="1971005 * ?f20"/>
            <draw:equation draw:name="f24" draw:formula="0 * ?f19"/>
            <draw:equation draw:name="f25" draw:formula="2838450 * ?f20"/>
            <draw:equation draw:name="f26" draw:formula="7240 * ?f19"/>
            <draw:equation draw:name="f27" draw:formula="278890 * ?f20"/>
            <draw:equation draw:name="f28" draw:formula="2843883 * ?f19"/>
            <draw:equation draw:name="f29" draw:formula="0 * ?f20"/>
            <draw:equation draw:name="f30" draw:formula="2857958 * ?f19"/>
            <draw:equation draw:name="f31" draw:formula="1990580 * ?f19"/>
            <draw:equation draw:name="f32" draw:formula="190293 * ?f20"/>
            <draw:equation draw:name="f33" draw:formula="1980883 * ?f19"/>
            <draw:equation draw:name="f34" draw:formula="1960910 * ?f20"/>
            <draw:equation draw:name="f35" draw:formula="200390 * ?f19"/>
            <draw:equation draw:name="f36" draw:formula="?f23 / 2838450"/>
            <draw:equation draw:name="f37" draw:formula="?f24 / 2857958"/>
            <draw:equation draw:name="f38" draw:formula="?f25 / 2838450"/>
            <draw:equation draw:name="f39" draw:formula="?f26 / 2857958"/>
            <draw:equation draw:name="f40" draw:formula="?f27 / 2838450"/>
            <draw:equation draw:name="f41" draw:formula="?f28 / 2857958"/>
            <draw:equation draw:name="f42" draw:formula="?f29 / 2838450"/>
            <draw:equation draw:name="f43" draw:formula="?f30 / 2857958"/>
            <draw:equation draw:name="f44" draw:formula="?f31 / 2857958"/>
            <draw:equation draw:name="f45" draw:formula="?f32 / 2838450"/>
            <draw:equation draw:name="f46" draw:formula="?f33 / 2857958"/>
            <draw:equation draw:name="f47" draw:formula="?f34 / 2838450"/>
            <draw:equation draw:name="f48" draw:formula="?f35 / 2857958"/>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width="2.1551in" svg:height="2.17658in" draw:id="id65" draw:style-name="a288" draw:transform="translate(-1.07755in -1.08829in) rotate(-3.14159) translate(12.25578in 6.41171in)" draw:name="Freeform: Shape 25">
          <svg:title/>
          <svg:desc/>
          <text:p text:style-name="a287" text:class-names="" text:cond-style-name=""><text:span text:style-name="a286" text:class-names=""/></text:p>
          <draw:enhanced-geometry xmlns:dr3d="urn:oasis:names:tc:opendocument:xmlns:dr3d:1.0" draw:type="non-primitive" svg:viewBox="0 0 1970627 1990267" draw:enhanced-path="M ?f0 ?f0 L ?f1 ?f0 ?f3 ?f4 C ?f5 ?f6 ?f7 ?f8 ?f9 ?f10 L ?f0 ?f2 Z N" draw:text-areas="?f31 ?f33 ?f32 ?f34" draw:glue-points="?f35 ?f36 ?f37 ?f36 ?f38 ?f39 ?f40 ?f41 ?f35 ?f42" draw:glue-point-leaving-directions="-90, -90, -90, -90, -90">
            <draw:equation draw:name="f0" draw:formula="0"/>
            <draw:equation draw:name="f1" draw:formula="1970627"/>
            <draw:equation draw:name="f2" draw:formula="1990267"/>
            <draw:equation draw:name="f3" draw:formula="1960534"/>
            <draw:equation draw:name="f4" draw:formula="200357"/>
            <draw:equation draw:name="f5" draw:formula="1865827"/>
            <draw:equation draw:name="f6" draw:formula="1135608"/>
            <draw:equation draw:name="f7" draw:formula="1124383"/>
            <draw:equation draw:name="f8" draw:formula="1884831"/>
            <draw:equation draw:name="f9" draw:formula="190254"/>
            <draw:equation draw:name="f10" draw:formula="1980571"/>
            <draw:equation draw:name="f11" draw:formula="?f2 - ?f0"/>
            <draw:equation draw:name="f12" draw:formula="?f1 - ?f0"/>
            <draw:equation draw:name="f13" draw:formula="?f12 / 1970627"/>
            <draw:equation draw:name="f14" draw:formula="?f11 / 1990267"/>
            <draw:equation draw:name="f15" draw:formula="0 * ?f12"/>
            <draw:equation draw:name="f16" draw:formula="0 * ?f11"/>
            <draw:equation draw:name="f17" draw:formula="1970627 * ?f12"/>
            <draw:equation draw:name="f18" draw:formula="1960534 * ?f12"/>
            <draw:equation draw:name="f19" draw:formula="200357 * ?f11"/>
            <draw:equation draw:name="f20" draw:formula="190254 * ?f12"/>
            <draw:equation draw:name="f21" draw:formula="1980571 * ?f11"/>
            <draw:equation draw:name="f22" draw:formula="1990267 * ?f11"/>
            <draw:equation draw:name="f23" draw:formula="?f15 / 1970627"/>
            <draw:equation draw:name="f24" draw:formula="?f16 / 1990267"/>
            <draw:equation draw:name="f25" draw:formula="?f17 / 1970627"/>
            <draw:equation draw:name="f26" draw:formula="?f18 / 1970627"/>
            <draw:equation draw:name="f27" draw:formula="?f19 / 1990267"/>
            <draw:equation draw:name="f28" draw:formula="?f20 / 1970627"/>
            <draw:equation draw:name="f29" draw:formula="?f21 / 1990267"/>
            <draw:equation draw:name="f30" draw:formula="?f22 / 1990267"/>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width="1.09739in" svg:height="1.10785in" draw:id="id66" draw:style-name="a291" draw:transform="translate(-0.54869in -0.55392in) rotate(-3.14159) translate(12.78463in 6.94606in)" draw:name="Freeform: Shape 15">
          <svg:title/>
          <svg:desc/>
          <text:p text:style-name="a290" text:class-names="" text:cond-style-name=""><text:span text:style-name="a289" text:class-names=""/></text:p>
          <draw:enhanced-geometry xmlns:dr3d="urn:oasis:names:tc:opendocument:xmlns:dr3d:1.0" draw:type="non-primitive" svg:viewBox="0 0 1003449 1013015" draw:enhanced-path="M ?f0 ?f0 L ?f1 ?f0 ?f3 ?f4 C ?f5 ?f6 ?f7 ?f8 ?f9 ?f10 L ?f0 ?f2 Z N" draw:text-areas="?f31 ?f33 ?f32 ?f34" draw:glue-points="?f35 ?f36 ?f37 ?f36 ?f38 ?f39 ?f40 ?f41 ?f35 ?f42" draw:glue-point-leaving-directions="-90, -90, -90, -90, -90">
            <draw:equation draw:name="f0" draw:formula="0"/>
            <draw:equation draw:name="f1" draw:formula="1003449"/>
            <draw:equation draw:name="f2" draw:formula="1013015"/>
            <draw:equation draw:name="f3" draw:formula="998306"/>
            <draw:equation draw:name="f4" draw:formula="100639"/>
            <draw:equation draw:name="f5" draw:formula="949402"/>
            <draw:equation draw:name="f6" draw:formula="576784"/>
            <draw:equation draw:name="f7" draw:formula="566756"/>
            <draw:equation draw:name="f8" draw:formula="959471"/>
            <draw:equation draw:name="f9" draw:formula="90663"/>
            <draw:equation draw:name="f10" draw:formula="1008380"/>
            <draw:equation draw:name="f11" draw:formula="?f2 - ?f0"/>
            <draw:equation draw:name="f12" draw:formula="?f1 - ?f0"/>
            <draw:equation draw:name="f13" draw:formula="?f12 / 1003449"/>
            <draw:equation draw:name="f14" draw:formula="?f11 / 1013015"/>
            <draw:equation draw:name="f15" draw:formula="0 * ?f12"/>
            <draw:equation draw:name="f16" draw:formula="0 * ?f11"/>
            <draw:equation draw:name="f17" draw:formula="1003449 * ?f12"/>
            <draw:equation draw:name="f18" draw:formula="998306 * ?f12"/>
            <draw:equation draw:name="f19" draw:formula="100639 * ?f11"/>
            <draw:equation draw:name="f20" draw:formula="90663 * ?f12"/>
            <draw:equation draw:name="f21" draw:formula="1008380 * ?f11"/>
            <draw:equation draw:name="f22" draw:formula="1013015 * ?f11"/>
            <draw:equation draw:name="f23" draw:formula="?f15 / 1003449"/>
            <draw:equation draw:name="f24" draw:formula="?f16 / 1013015"/>
            <draw:equation draw:name="f25" draw:formula="?f17 / 1003449"/>
            <draw:equation draw:name="f26" draw:formula="?f18 / 1003449"/>
            <draw:equation draw:name="f27" draw:formula="?f19 / 1013015"/>
            <draw:equation draw:name="f28" draw:formula="?f20 / 1003449"/>
            <draw:equation draw:name="f29" draw:formula="?f21 / 1013015"/>
            <draw:equation draw:name="f30" draw:formula="?f22 / 1013015"/>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width="0.84757in" svg:height="0.84757in" draw:id="id67" draw:style-name="a294" draw:transform="translate(-0.42378in -0.42378in) rotate(-3.14159) translate(11.31469in 6.43083in)" draw:name="Image 2">
          <svg:title/>
          <svg:desc/>
          <text:p text:style-name="a293" text:class-names="" text:cond-style-name=""><text:span text:style-name="a292"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g>
      <draw:frame draw:id="id63" presentation:style-name="a282" draw:name="Slide Number Placeholder 2" svg:x="11.32812in" svg:y="0.5in" svg:width="1.16753in" svg:height="0.51563in" presentation:class="page-number" presentation:placeholder="false">
        <draw:text-box>
          <text:p text:style-name="a281" text:class-names="" text:cond-style-name=""><text:span text:style-name="a280" text:class-names=""><text:page-number style:num-format="1" text:fixed="false"/></text:span></text:p>
        </draw:text-box>
        <svg:title/>
        <svg:desc/>
      </draw:frame>
      <presentation:notes style:page-layout-name="pageLayout2" draw:style-name="a295"/>
    </style:master-page>
    <style:master-page style:name="Master1-Layout9-cust-Summary-2" style:page-layout-name="pageLayout1" draw:style-name="a296">
      <draw:custom-shape svg:x="9.83099in" svg:y="-0.00278in" svg:width="3.50235in" svg:height="3.7632in" draw:id="id68" draw:style-name="a299" draw:name="Freeform 4">
        <svg:title/>
        <svg:desc/>
        <text:p text:style-name="a298" text:class-names="" text:cond-style-name=""><text:span text:style-name="a297" text:class-names=""/></text:p>
        <draw:enhanced-geometry xmlns:dr3d="urn:oasis:names:tc:opendocument:xmlns:dr3d:1.0" draw:type="non-primitive" svg:viewBox="0 0 3202546 3441072" draw:enhanced-path="M ?f1 ?f0 L ?f1 ?f2 ?f0 ?f2 C ?f0 ?f3 ?f4 ?f5 ?f6 ?f7 Z N" draw:text-areas="?f24 ?f26 ?f25 ?f27" draw:glue-points="?f28 ?f29 ?f28 ?f30 ?f31 ?f30 ?f32 ?f33" draw:glue-point-leaving-directions="-90, -90, -90, -90">
          <draw:equation draw:name="f0" draw:formula="0"/>
          <draw:equation draw:name="f1" draw:formula="3202546"/>
          <draw:equation draw:name="f2" draw:formula="3441072"/>
          <draw:equation draw:name="f3" draw:formula="1653352"/>
          <draw:equation draw:name="f4" draw:formula="1351216"/>
          <draw:equation draw:name="f5" draw:formula="182908"/>
          <draw:equation draw:name="f6" draw:formula="3082686"/>
          <draw:equation draw:name="f7" draw:formula="6086"/>
          <draw:equation draw:name="f8" draw:formula="?f2 - ?f0"/>
          <draw:equation draw:name="f9" draw:formula="?f1 - ?f0"/>
          <draw:equation draw:name="f10" draw:formula="?f9 / 3202546"/>
          <draw:equation draw:name="f11" draw:formula="?f8 / 3441072"/>
          <draw:equation draw:name="f12" draw:formula="3202546 * ?f9"/>
          <draw:equation draw:name="f13" draw:formula="0 * ?f8"/>
          <draw:equation draw:name="f14" draw:formula="3441072 * ?f8"/>
          <draw:equation draw:name="f15" draw:formula="0 * ?f9"/>
          <draw:equation draw:name="f16" draw:formula="3082686 * ?f9"/>
          <draw:equation draw:name="f17" draw:formula="6086 * ?f8"/>
          <draw:equation draw:name="f18" draw:formula="?f12 / 3202546"/>
          <draw:equation draw:name="f19" draw:formula="?f13 / 3441072"/>
          <draw:equation draw:name="f20" draw:formula="?f14 / 3441072"/>
          <draw:equation draw:name="f21" draw:formula="?f15 / 3202546"/>
          <draw:equation draw:name="f22" draw:formula="?f16 / 3202546"/>
          <draw:equation draw:name="f23" draw:formula="?f17 / 3441072"/>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1"/>
          <draw:equation draw:name="f31" draw:formula="?f21 / ?f10"/>
          <draw:equation draw:name="f32" draw:formula="?f22 / ?f10"/>
          <draw:equation draw:name="f33" draw:formula="?f23 / ?f11"/>
        </draw:enhanced-geometry>
      </draw:custom-shape>
      <draw:custom-shape svg:x="10.92708in" svg:y="1.36458in" svg:width="2.40625in" svg:height="2.38542in" draw:id="id69" draw:style-name="a302" draw:name="Image 4">
        <svg:title/>
        <svg:desc/>
        <text:p text:style-name="a301" text:class-names="" text:cond-style-name=""><text:span text:style-name="a300" text:class-names=""/></text:p>
        <draw:enhanced-geometry xmlns:dr3d="urn:oasis:names:tc:opendocument:xmlns:dr3d:1.0" draw:type="non-primitive" svg:viewBox="0 0 2200275 2181225" draw:enhanced-path="M ?f0 ?f0 C ?f0 ?f3 ?f4 ?f2 ?f1 ?f2 L ?f1 ?f0 ?f0 ?f0 Z N" draw:text-areas="?f17 ?f19 ?f18 ?f20" draw:glue-points="?f21 ?f22 ?f23 ?f24 ?f23 ?f22 ?f21 ?f22" draw:glue-point-leaving-directions="-90, -90, -90, -90" draw:mirror-vertical="true">
          <draw:equation draw:name="f0" draw:formula="0"/>
          <draw:equation draw:name="f1" draw:formula="2200275"/>
          <draw:equation draw:name="f2" draw:formula="2181225"/>
          <draw:equation draw:name="f3" draw:formula="1204689"/>
          <draw:equation draw:name="f4" draw:formula="985061"/>
          <draw:equation draw:name="f5" draw:formula="?f2 - ?f0"/>
          <draw:equation draw:name="f6" draw:formula="?f1 - ?f0"/>
          <draw:equation draw:name="f7" draw:formula="?f6 / 2200275"/>
          <draw:equation draw:name="f8" draw:formula="?f5 / 2181225"/>
          <draw:equation draw:name="f9" draw:formula="0 * ?f6"/>
          <draw:equation draw:name="f10" draw:formula="0 * ?f5"/>
          <draw:equation draw:name="f11" draw:formula="2200275 * ?f6"/>
          <draw:equation draw:name="f12" draw:formula="2181225 * ?f5"/>
          <draw:equation draw:name="f13" draw:formula="?f9 / 2200275"/>
          <draw:equation draw:name="f14" draw:formula="?f10 / 2181225"/>
          <draw:equation draw:name="f15" draw:formula="?f11 / 2200275"/>
          <draw:equation draw:name="f16" draw:formula="?f12 / 2181225"/>
          <draw:equation draw:name="f17" draw:formula="?f0 / ?f7"/>
          <draw:equation draw:name="f18" draw:formula="?f1 / ?f7"/>
          <draw:equation draw:name="f19" draw:formula="?f0 / ?f8"/>
          <draw:equation draw:name="f20" draw:formula="?f2 / ?f8"/>
          <draw:equation draw:name="f21" draw:formula="?f13 / ?f7"/>
          <draw:equation draw:name="f22" draw:formula="?f14 / ?f8"/>
          <draw:equation draw:name="f23" draw:formula="?f15 / ?f7"/>
          <draw:equation draw:name="f24" draw:formula="?f16 / ?f8"/>
        </draw:enhanced-geometry>
      </draw:custom-shape>
      <draw:custom-shape svg:x="-0.02197in" svg:y="5.83061in" svg:width="2.34954in" svg:height="1.66939in" draw:id="id70" draw:style-name="a305" draw:name="Freeform 13">
        <svg:title/>
        <svg:desc/>
        <text:p text:style-name="a304" text:class-names="" text:cond-style-name=""><text:span text:style-name="a303" text:class-names=""/></text:p>
        <draw:enhanced-geometry xmlns:dr3d="urn:oasis:names:tc:opendocument:xmlns:dr3d:1.0" draw:type="non-primitive" svg:viewBox="0 0 2148416 1526486" draw:enhanced-path="M ?f0 ?f2 C ?f3 ?f2 ?f4 ?f5 ?f6 ?f7 L ?f1 ?f0 ?f0 ?f0 Z N" draw:text-areas="?f24 ?f26 ?f25 ?f27" draw:glue-points="?f28 ?f29 ?f30 ?f31 ?f32 ?f33 ?f28 ?f33" draw:glue-point-leaving-directions="-90, -90, -90, -90" draw:mirror-vertical="true">
          <draw:equation draw:name="f0" draw:formula="0"/>
          <draw:equation draw:name="f1" draw:formula="2148416"/>
          <draw:equation draw:name="f2" draw:formula="1526486"/>
          <draw:equation draw:name="f3" draw:formula="943526"/>
          <draw:equation draw:name="f4" draw:formula="1753109"/>
          <draw:equation draw:name="f5" draw:formula="952785"/>
          <draw:equation draw:name="f6" draw:formula="2098930"/>
          <draw:equation draw:name="f7" draw:formula="135201"/>
          <draw:equation draw:name="f8" draw:formula="?f2 - ?f0"/>
          <draw:equation draw:name="f9" draw:formula="?f1 - ?f0"/>
          <draw:equation draw:name="f10" draw:formula="?f9 / 2148416"/>
          <draw:equation draw:name="f11" draw:formula="?f8 / 1526486"/>
          <draw:equation draw:name="f12" draw:formula="0 * ?f9"/>
          <draw:equation draw:name="f13" draw:formula="1526486 * ?f8"/>
          <draw:equation draw:name="f14" draw:formula="2098930 * ?f9"/>
          <draw:equation draw:name="f15" draw:formula="135201 * ?f8"/>
          <draw:equation draw:name="f16" draw:formula="2148416 * ?f9"/>
          <draw:equation draw:name="f17" draw:formula="0 * ?f8"/>
          <draw:equation draw:name="f18" draw:formula="?f12 / 2148416"/>
          <draw:equation draw:name="f19" draw:formula="?f13 / 1526486"/>
          <draw:equation draw:name="f20" draw:formula="?f14 / 2148416"/>
          <draw:equation draw:name="f21" draw:formula="?f15 / 1526486"/>
          <draw:equation draw:name="f22" draw:formula="?f16 / 2148416"/>
          <draw:equation draw:name="f23" draw:formula="?f17 / 1526486"/>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71" draw:style-name="a306" draw:transform="translate(-1.20303in -1.20303in) rotate(-1.5708) translate(12.1303in 2.56761in)" draw:name="Image 2" svg:width="2.40607in" svg:height="2.40607in" style:rel-width="scale" style:rel-height="scale">
        <draw:image xlink:href="media/image5.svg" xlink:type="simple" xlink:show="embed" xlink:actuate="onLoad"/>
        <svg:title/>
        <svg:desc/>
      </draw:frame>
      <draw:custom-shape svg:x="1.68463in" svg:y="7.07621in" svg:width="0.84757in" svg:height="0.42379in" draw:id="id72" draw:style-name="a309" draw:name="Freeform 11">
        <svg:title/>
        <svg:desc/>
        <text:p text:style-name="a308" text:class-names="" text:cond-style-name=""><text:span text:style-name="a307" text:class-names=""/></text:p>
        <draw:enhanced-geometry xmlns:dr3d="urn:oasis:names:tc:opendocument:xmlns:dr3d:1.0" draw:type="non-primitive" svg:viewBox="0 0 775021 387513" draw:enhanced-path="M ?f3 ?f0 C ?f4 ?f0 ?f1 ?f5 ?f1 ?f3 L ?f1 ?f2 ?f6 ?f2 ?f0 ?f3 C ?f0 ?f5 ?f5 ?f0 ?f3 ?f0 Z N" draw:text-areas="?f25 ?f27 ?f26 ?f28" draw:glue-points="?f29 ?f30 ?f31 ?f32 ?f31 ?f33 ?f34 ?f33 ?f35 ?f32 ?f29 ?f30" draw:glue-point-leaving-directions="-90, -90, -90, -90, -90, -90">
          <draw:equation draw:name="f0" draw:formula="0"/>
          <draw:equation draw:name="f1" draw:formula="775021"/>
          <draw:equation draw:name="f2" draw:formula="387513"/>
          <draw:equation draw:name="f3" draw:formula="387511"/>
          <draw:equation draw:name="f4" draw:formula="601527"/>
          <draw:equation draw:name="f5" draw:formula="173494"/>
          <draw:equation draw:name="f6" draw:formula="1"/>
          <draw:equation draw:name="f7" draw:formula="?f2 - ?f0"/>
          <draw:equation draw:name="f8" draw:formula="?f1 - ?f0"/>
          <draw:equation draw:name="f9" draw:formula="?f8 / 775021"/>
          <draw:equation draw:name="f10" draw:formula="?f7 / 387513"/>
          <draw:equation draw:name="f11" draw:formula="387511 * ?f8"/>
          <draw:equation draw:name="f12" draw:formula="0 * ?f7"/>
          <draw:equation draw:name="f13" draw:formula="775021 * ?f8"/>
          <draw:equation draw:name="f14" draw:formula="387511 * ?f7"/>
          <draw:equation draw:name="f15" draw:formula="387513 * ?f7"/>
          <draw:equation draw:name="f16" draw:formula="1 * ?f8"/>
          <draw:equation draw:name="f17" draw:formula="0 * ?f8"/>
          <draw:equation draw:name="f18" draw:formula="?f11 / 775021"/>
          <draw:equation draw:name="f19" draw:formula="?f12 / 387513"/>
          <draw:equation draw:name="f20" draw:formula="?f13 / 775021"/>
          <draw:equation draw:name="f21" draw:formula="?f14 / 387513"/>
          <draw:equation draw:name="f22" draw:formula="?f15 / 387513"/>
          <draw:equation draw:name="f23" draw:formula="?f16 / 775021"/>
          <draw:equation draw:name="f24" draw:formula="?f17 / 775021"/>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10"/>
          <draw:equation draw:name="f33" draw:formula="?f22 / ?f10"/>
          <draw:equation draw:name="f34" draw:formula="?f23 / ?f9"/>
          <draw:equation draw:name="f35" draw:formula="?f24 / ?f9"/>
        </draw:enhanced-geometry>
      </draw:custom-shape>
      <draw:frame draw:id="id73" presentation:style-name="a312" draw:name="Title 1" svg:x="1in" svg:y="1.15625in" svg:width="8.57812in" svg:height="1.10759in" presentation:class="title" presentation:placeholder="false">
        <draw:text-box>
          <text:p text:style-name="a311" text:class-names="" text:cond-style-name=""><text:span text:style-name="a310" text:class-names="">Click to edit Master title style</text:span></text:p>
        </draw:text-box>
        <svg:title/>
        <svg:desc/>
      </draw:frame>
      <draw:frame draw:id="id74" presentation:style-name="a321" draw:name="Content Placeholder 2" svg:x="1in" svg:y="2.55008in" svg:width="7.5493in" svg:height="4.07023in" presentation:class="object" presentation:placeholder="false">
        <draw:text-box>
          <text:p text:style-name="a314" text:class-names="" text:cond-style-name=""><text:span text:style-name="a313" text:class-names="">Click to add text</text:span></text:p>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draw:text-box>
        <svg:title/>
        <svg:desc/>
      </draw:frame>
      <draw:frame draw:id="id75" presentation:style-name="a324" draw:name="Picture Placeholder 9" svg:x="9.83099in" svg:y="3.72396in" svg:width="3.50235in" svg:height="3.77604in" presentation:class="graphic" presentation:placeholder="false">
        <draw:text-box>
          <text:p text:style-name="a323" text:class-names="" text:cond-style-name=""><text:span text:style-name="a322" text:class-names="">Click icon to add picture</text:span></text:p>
        </draw:text-box>
        <svg:title/>
        <svg:desc/>
      </draw:frame>
      <draw:frame draw:id="id76" presentation:style-name="a327" draw:name="Slide Number Placeholder 2" svg:x="11.41566in" svg:y="0.5in" svg:width="1.08in" svg:height="0.51563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page-layout-name="pageLayout2" draw:style-name="a328"/>
    </style:master-page>
    <style:master-page style:name="Master1-Layout10-cust-Timeline-3" style:page-layout-name="pageLayout1" draw:style-name="a329">
      <draw:custom-shape svg:x="0in" svg:y="0in" svg:width="1.69572in" svg:height="2.78366in" draw:id="id77" draw:style-name="a332" draw:name="Freeform 11">
        <svg:title/>
        <svg:desc/>
        <text:p text:style-name="a331" text:class-names="" text:cond-style-name=""><text:span text:style-name="a330" text:class-names=""/></text:p>
        <draw:enhanced-geometry xmlns:dr3d="urn:oasis:names:tc:opendocument:xmlns:dr3d:1.0" draw:type="non-primitive" svg:viewBox="0 0 1550562 2545382" draw:enhanced-path="M ?f3 ?f0 L ?f1 ?f0 ?f1 ?f4 C ?f1 ?f5 ?f6 ?f7 ?f8 ?f9 L ?f0 ?f2 ?f0 ?f10 ?f11 ?f12 C ?f13 ?f14 ?f15 ?f16 ?f17 ?f18 Z N" draw:text-areas="?f49 ?f51 ?f50 ?f52" draw:glue-points="?f53 ?f54 ?f55 ?f54 ?f55 ?f56 ?f57 ?f58 ?f59 ?f60 ?f59 ?f61 ?f62 ?f63 ?f64 ?f65" draw:glue-point-leaving-directions="-90, -90, -90, -90, -90, -90, -90, -90">
          <draw:equation draw:name="f0" draw:formula="0"/>
          <draw:equation draw:name="f1" draw:formula="1550562"/>
          <draw:equation draw:name="f2" draw:formula="2545382"/>
          <draw:equation draw:name="f3" draw:formula="683117"/>
          <draw:equation draw:name="f4" draw:formula="7240"/>
          <draw:equation draw:name="f5" draw:formula="1022523"/>
          <draw:equation draw:name="f6" draw:formula="1020469"/>
          <draw:equation draw:name="f7" draw:formula="1913556"/>
          <draw:equation draw:name="f8" draw:formula="221868"/>
          <draw:equation draw:name="f9" draw:formula="2418735"/>
          <draw:equation draw:name="f10" draw:formula="1500516"/>
          <draw:equation draw:name="f11" draw:formula="102557"/>
          <draw:equation draw:name="f12" draw:formula="1405503"/>
          <draw:equation draw:name="f13" draw:formula="416582"/>
          <draw:equation draw:name="f14" draw:formula="1089274"/>
          <draw:equation draw:name="f15" draw:formula="625660"/>
          <draw:equation draw:name="f16" draw:formula="668089"/>
          <draw:equation draw:name="f17" draw:formula="673022"/>
          <draw:equation draw:name="f18" draw:formula="200390"/>
          <draw:equation draw:name="f19" draw:formula="?f2 - ?f0"/>
          <draw:equation draw:name="f20" draw:formula="?f1 - ?f0"/>
          <draw:equation draw:name="f21" draw:formula="?f20 / 1550562"/>
          <draw:equation draw:name="f22" draw:formula="?f19 / 2545382"/>
          <draw:equation draw:name="f23" draw:formula="683117 * ?f20"/>
          <draw:equation draw:name="f24" draw:formula="0 * ?f19"/>
          <draw:equation draw:name="f25" draw:formula="1550562 * ?f20"/>
          <draw:equation draw:name="f26" draw:formula="7240 * ?f19"/>
          <draw:equation draw:name="f27" draw:formula="221868 * ?f20"/>
          <draw:equation draw:name="f28" draw:formula="2418735 * ?f19"/>
          <draw:equation draw:name="f29" draw:formula="0 * ?f20"/>
          <draw:equation draw:name="f30" draw:formula="2545382 * ?f19"/>
          <draw:equation draw:name="f31" draw:formula="1500516 * ?f19"/>
          <draw:equation draw:name="f32" draw:formula="102557 * ?f20"/>
          <draw:equation draw:name="f33" draw:formula="1405503 * ?f19"/>
          <draw:equation draw:name="f34" draw:formula="673022 * ?f20"/>
          <draw:equation draw:name="f35" draw:formula="200390 * ?f19"/>
          <draw:equation draw:name="f36" draw:formula="?f23 / 1550562"/>
          <draw:equation draw:name="f37" draw:formula="?f24 / 2545382"/>
          <draw:equation draw:name="f38" draw:formula="?f25 / 1550562"/>
          <draw:equation draw:name="f39" draw:formula="?f26 / 2545382"/>
          <draw:equation draw:name="f40" draw:formula="?f27 / 1550562"/>
          <draw:equation draw:name="f41" draw:formula="?f28 / 2545382"/>
          <draw:equation draw:name="f42" draw:formula="?f29 / 1550562"/>
          <draw:equation draw:name="f43" draw:formula="?f30 / 2545382"/>
          <draw:equation draw:name="f44" draw:formula="?f31 / 2545382"/>
          <draw:equation draw:name="f45" draw:formula="?f32 / 1550562"/>
          <draw:equation draw:name="f46" draw:formula="?f33 / 2545382"/>
          <draw:equation draw:name="f47" draw:formula="?f34 / 1550562"/>
          <draw:equation draw:name="f48" draw:formula="?f35 / 2545382"/>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x="0in" svg:y="0in" svg:width="0.74665in" svg:height="1.64047in" draw:id="id78" draw:style-name="a335" draw:name="Freeform 9">
        <svg:title/>
        <svg:desc/>
        <text:p text:style-name="a334" text:class-names="" text:cond-style-name=""><text:span text:style-name="a333" text:class-names=""/></text:p>
        <draw:enhanced-geometry xmlns:dr3d="urn:oasis:names:tc:opendocument:xmlns:dr3d:1.0" draw:type="non-primitive" svg:viewBox="0 0 682740 1500050" draw:enhanced-path="M ?f0 ?f0 L ?f1 ?f0 ?f3 ?f4 C ?f5 ?f6 ?f7 ?f8 ?f9 ?f10 L ?f0 ?f2 Z N" draw:text-areas="?f31 ?f33 ?f32 ?f34" draw:glue-points="?f35 ?f36 ?f37 ?f36 ?f38 ?f39 ?f40 ?f41 ?f35 ?f42" draw:glue-point-leaving-directions="-90, -90, -90, -90, -90">
          <draw:equation draw:name="f0" draw:formula="0"/>
          <draw:equation draw:name="f1" draw:formula="682740"/>
          <draw:equation draw:name="f2" draw:formula="1500050"/>
          <draw:equation draw:name="f3" draw:formula="672647"/>
          <draw:equation draw:name="f4" draw:formula="200357"/>
          <draw:equation draw:name="f5" draw:formula="625294"/>
          <draw:equation draw:name="f6" draw:formula="667983"/>
          <draw:equation draw:name="f7" draw:formula="416256"/>
          <draw:equation draw:name="f8" draw:formula="1089101"/>
          <draw:equation draw:name="f9" draw:formula="102290"/>
          <draw:equation draw:name="f10" draw:formula="1405281"/>
          <draw:equation draw:name="f11" draw:formula="?f2 - ?f0"/>
          <draw:equation draw:name="f12" draw:formula="?f1 - ?f0"/>
          <draw:equation draw:name="f13" draw:formula="?f12 / 682740"/>
          <draw:equation draw:name="f14" draw:formula="?f11 / 1500050"/>
          <draw:equation draw:name="f15" draw:formula="0 * ?f12"/>
          <draw:equation draw:name="f16" draw:formula="0 * ?f11"/>
          <draw:equation draw:name="f17" draw:formula="682740 * ?f12"/>
          <draw:equation draw:name="f18" draw:formula="672647 * ?f12"/>
          <draw:equation draw:name="f19" draw:formula="200357 * ?f11"/>
          <draw:equation draw:name="f20" draw:formula="102290 * ?f12"/>
          <draw:equation draw:name="f21" draw:formula="1405281 * ?f11"/>
          <draw:equation draw:name="f22" draw:formula="1500050 * ?f11"/>
          <draw:equation draw:name="f23" draw:formula="?f15 / 682740"/>
          <draw:equation draw:name="f24" draw:formula="?f16 / 1500050"/>
          <draw:equation draw:name="f25" draw:formula="?f17 / 682740"/>
          <draw:equation draw:name="f26" draw:formula="?f18 / 682740"/>
          <draw:equation draw:name="f27" draw:formula="?f19 / 1500050"/>
          <draw:equation draw:name="f28" draw:formula="?f20 / 682740"/>
          <draw:equation draw:name="f29" draw:formula="?f21 / 1500050"/>
          <draw:equation draw:name="f30" draw:formula="?f22 / 1500050"/>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x="0.1864in" svg:y="0.3436in" svg:width="0.84757in" svg:height="0.84757in" draw:id="id79" draw:style-name="a338" draw:name="Image 2">
        <svg:title/>
        <svg:desc/>
        <text:p text:style-name="a337" text:class-names="" text:cond-style-name=""><text:span text:style-name="a336"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80" presentation:style-name="a341" draw:name="Title 1" svg:x="1.69572in" svg:y="1.19118in" svg:width="10.80428in" svg:height="1.07266in" presentation:class="title" presentation:placeholder="false">
        <draw:text-box>
          <text:p text:style-name="a340" text:class-names="" text:cond-style-name=""><text:span text:style-name="a339" text:class-names="">Click to add title</text:span></text:p>
        </draw:text-box>
        <svg:title/>
        <svg:desc/>
      </draw:frame>
      <draw:frame draw:id="id81" presentation:style-name="a345" draw:name="Text Placeholder 54" svg:x="1.69572in" svg:y="2.55026in" svg:width="3.25374in" svg:height="4.05103in" presentation:class="outline" presentation:placeholder="false">
        <draw:text-box>
          <text:list text:style-name="a344">
            <text:list-item>
              <text:p text:style-name="a343" text:class-names="" text:cond-style-name=""><text:span text:style-name="a342" text:class-names="">Click to add subtitle</text:span></text:p>
            </text:list-item>
          </text:list>
        </draw:text-box>
        <svg:title/>
        <svg:desc/>
      </draw:frame>
      <draw:frame draw:id="id82" presentation:style-name="a361" draw:name="Content Placeholder 2" svg:x="5.56338in" svg:y="2.55008in" svg:width="6.93995in" svg:height="4.07023in" presentation:class="object" presentation:placeholder="false">
        <draw:text-box>
          <text:list text:style-name="a348">
            <text:list-item>
              <text:p text:style-name="a347" text:class-names="" text:cond-style-name=""><text:span text:style-name="a346" text:class-names="">Click to add text</text:span></text:p>
            </text:list-item>
          </text:list>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ifth level</text:span></text:p>
                            </text:list-item>
                          </text:list>
                        </text:list-item>
                      </text:list>
                    </text:list-item>
                  </text:list>
                </text:list-item>
              </text:list>
            </text:list-item>
          </text:list>
        </draw:text-box>
        <svg:title/>
        <svg:desc/>
      </draw:frame>
      <draw:frame draw:id="id83" presentation:style-name="a364" draw:name="Slide Number Placeholder 2" svg:x="11.32812in" svg:y="0.5in" svg:width="1.16753in" svg:height="0.51563in" presentation:class="page-number" presentation:placeholder="false">
        <draw:text-box>
          <text:p text:style-name="a363" text:class-names="" text:cond-style-name=""><text:span text:style-name="a362" text:class-names=""><text:page-number style:num-format="1" text:fixed="false"/></text:span></text:p>
        </draw:text-box>
        <svg:title/>
        <svg:desc/>
      </draw:frame>
      <presentation:notes style:page-layout-name="pageLayout2" draw:style-name="a365"/>
    </style:master-page>
    <style:master-page style:name="Master1-Layout11-cust-Summary-3" style:page-layout-name="pageLayout1" draw:style-name="a366">
      <draw:frame draw:id="id84" draw:style-name="a367" draw:name="Graphic 28" svg:x="0in" svg:y="0in" svg:width="0.48485in" svg:height="7.49784in" style:rel-width="scale" style:rel-height="scale">
        <draw:image xlink:href="media/image6.svg" xlink:type="simple" xlink:show="embed" xlink:actuate="onLoad"/>
        <svg:title/>
        <svg:desc/>
      </draw:frame>
      <draw:frame draw:id="id85" presentation:style-name="a370" draw:name="Title 1" svg:x="1.69572in" svg:y="1.15625in" svg:width="10.79994in" svg:height="1.09334in" presentation:class="title" presentation:placeholder="false">
        <draw:text-box>
          <text:p text:style-name="a369" text:class-names="" text:cond-style-name=""><text:span text:style-name="a368" text:class-names="">Click to add title</text:span></text:p>
        </draw:text-box>
        <svg:title/>
        <svg:desc/>
      </draw:frame>
      <draw:custom-shape svg:x="0in" svg:y="4.83392in" svg:width="1.4143in" svg:height="2.66608in" draw:id="id86" draw:style-name="a373" draw:name="Freeform 48">
        <svg:title/>
        <svg:desc/>
        <text:p text:style-name="a372" text:class-names="" text:cond-style-name=""><text:span text:style-name="a371" text:class-names=""/></text:p>
        <draw:enhanced-geometry xmlns:dr3d="urn:oasis:names:tc:opendocument:xmlns:dr3d:1.0" draw:type="non-primitive" svg:viewBox="0 0 1293237 2437866" draw:enhanced-path="M ?f1 ?f2 L ?f3 ?f4 C ?f5 ?f6 ?f0 ?f7 ?f0 ?f0 L ?f1 ?f0 Z N" draw:text-areas="?f24 ?f26 ?f25 ?f27" draw:glue-points="?f28 ?f29 ?f30 ?f31 ?f32 ?f33 ?f28 ?f33" draw:glue-point-leaving-directions="-90, -90, -90, -90" draw:mirror-vertical="true" draw:mirror-horizontal="true">
          <draw:equation draw:name="f0" draw:formula="0"/>
          <draw:equation draw:name="f1" draw:formula="1293237"/>
          <draw:equation draw:name="f2" draw:formula="2437866"/>
          <draw:equation draw:name="f3" draw:formula="1292465"/>
          <draw:equation draw:name="f4" draw:formula="2437373"/>
          <draw:equation draw:name="f5" draw:formula="511725"/>
          <draw:equation draw:name="f6" draw:formula="1903845"/>
          <draw:equation draw:name="f7" draw:formula="1011184"/>
          <draw:equation draw:name="f8" draw:formula="?f2 - ?f0"/>
          <draw:equation draw:name="f9" draw:formula="?f1 - ?f0"/>
          <draw:equation draw:name="f10" draw:formula="?f9 / 1293237"/>
          <draw:equation draw:name="f11" draw:formula="?f8 / 2437866"/>
          <draw:equation draw:name="f12" draw:formula="1293237 * ?f9"/>
          <draw:equation draw:name="f13" draw:formula="2437866 * ?f8"/>
          <draw:equation draw:name="f14" draw:formula="1292465 * ?f9"/>
          <draw:equation draw:name="f15" draw:formula="2437373 * ?f8"/>
          <draw:equation draw:name="f16" draw:formula="0 * ?f9"/>
          <draw:equation draw:name="f17" draw:formula="0 * ?f8"/>
          <draw:equation draw:name="f18" draw:formula="?f12 / 1293237"/>
          <draw:equation draw:name="f19" draw:formula="?f13 / 2437866"/>
          <draw:equation draw:name="f20" draw:formula="?f14 / 1293237"/>
          <draw:equation draw:name="f21" draw:formula="?f15 / 2437866"/>
          <draw:equation draw:name="f22" draw:formula="?f16 / 1293237"/>
          <draw:equation draw:name="f23" draw:formula="?f17 / 2437866"/>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87" presentation:style-name="a389" draw:name="Content Placeholder 3" svg:x="1.69572in" svg:y="2.51862in" svg:width="6.37483in" svg:height="4.33245in" presentation:class="object" presentation:placeholder="false">
        <draw:text-box>
          <text:list text:style-name="a376">
            <text:list-item>
              <text:p text:style-name="a375" text:class-names="" text:cond-style-name=""><text:span text:style-name="a374" text:class-names="">Click to add text</text:span></text:p>
            </text:list-item>
          </text:list>
          <text:list text:style-name="a379">
            <text:list-item>
              <text:list text:style-name="a379">
                <text:list-item>
                  <text:p text:style-name="a378" text:class-names="" text:cond-style-name=""><text:span text:style-name="a377" text:class-names="">Second level</text:span></text:p>
                </text:list-item>
              </text:list>
            </text:list-item>
          </text:list>
          <text:list text:style-name="a382">
            <text:list-item>
              <text:list text:style-name="a382">
                <text:list-item>
                  <text:list text:style-name="a382">
                    <text:list-item>
                      <text:p text:style-name="a381" text:class-names="" text:cond-style-name=""><text:span text:style-name="a380" text:class-names="">Third level</text:span></text:p>
                    </text:list-item>
                  </text:list>
                </text:list-item>
              </text:list>
            </text:list-item>
          </text:list>
          <text:list text:style-name="a385">
            <text:list-item>
              <text:list text:style-name="a385">
                <text:list-item>
                  <text:list text:style-name="a385">
                    <text:list-item>
                      <text:list text:style-name="a385">
                        <text:list-item>
                          <text:p text:style-name="a384" text:class-names="" text:cond-style-name=""><text:span text:style-name="a383" text:class-names="">Fourth level</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6" text:class-names="">Fifth level</text:span></text:p>
                            </text:list-item>
                          </text:list>
                        </text:list-item>
                      </text:list>
                    </text:list-item>
                  </text:list>
                </text:list-item>
              </text:list>
            </text:list-item>
          </text:list>
        </draw:text-box>
        <svg:title/>
        <svg:desc/>
      </draw:frame>
      <draw:frame draw:id="id88" presentation:style-name="a405" draw:name="Content Placeholder 3" svg:x="8.68421in" svg:y="2.51862in" svg:width="3.81144in" svg:height="4.33245in" presentation:class="object" presentation:placeholder="false">
        <draw:text-box>
          <text:list text:style-name="a392">
            <text:list-item>
              <text:p text:style-name="a391" text:class-names="" text:cond-style-name=""><text:span text:style-name="a390" text:class-names="">Click to add text</text:span></text:p>
            </text:list-item>
          </text:list>
          <text:list text:style-name="a395">
            <text:list-item>
              <text:list text:style-name="a395">
                <text:list-item>
                  <text:p text:style-name="a394" text:class-names="" text:cond-style-name=""><text:span text:style-name="a393" text:class-names="">Second level</text:span></text:p>
                </text:list-item>
              </text:list>
            </text:list-item>
          </text:list>
          <text:list text:style-name="a398">
            <text:list-item>
              <text:list text:style-name="a398">
                <text:list-item>
                  <text:list text:style-name="a398">
                    <text:list-item>
                      <text:p text:style-name="a397" text:class-names="" text:cond-style-name=""><text:span text:style-name="a396" text:class-names="">Third level</text:span></text:p>
                    </text:list-item>
                  </text:list>
                </text:list-item>
              </text:list>
            </text:list-item>
          </text:list>
          <text:list text:style-name="a401">
            <text:list-item>
              <text:list text:style-name="a401">
                <text:list-item>
                  <text:list text:style-name="a401">
                    <text:list-item>
                      <text:list text:style-name="a401">
                        <text:list-item>
                          <text:p text:style-name="a400" text:class-names="" text:cond-style-name=""><text:span text:style-name="a399" text:class-names="">Fourth level</text:span></text:p>
                        </text:list-item>
                      </text:list>
                    </text:list-item>
                  </text:list>
                </text:list-item>
              </text:list>
            </text:list-item>
          </text:list>
          <text:list text:style-name="a404">
            <text:list-item>
              <text:list text:style-name="a404">
                <text:list-item>
                  <text:list text:style-name="a404">
                    <text:list-item>
                      <text:list text:style-name="a404">
                        <text:list-item>
                          <text:list text:style-name="a404">
                            <text:list-item>
                              <text:p text:style-name="a403" text:class-names="" text:cond-style-name=""><text:span text:style-name="a402" text:class-names="">Fifth level</text:span></text:p>
                            </text:list-item>
                          </text:list>
                        </text:list-item>
                      </text:list>
                    </text:list-item>
                  </text:list>
                </text:list-item>
              </text:list>
            </text:list-item>
          </text:list>
        </draw:text-box>
        <svg:title/>
        <svg:desc/>
      </draw:frame>
      <draw:frame draw:id="id89" presentation:style-name="a408" draw:name="Slide Number Placeholder 2" svg:x="11.41566in" svg:y="0.5in" svg:width="1.08in" svg:height="0.51563in" presentation:class="page-number" presentation:placeholder="false">
        <draw:text-box>
          <text:p text:style-name="a407" text:class-names="" text:cond-style-name=""><text:span text:style-name="a406" text:class-names=""><text:page-number style:num-format="1" text:fixed="false"/></text:span></text:p>
        </draw:text-box>
        <svg:title/>
        <svg:desc/>
      </draw:frame>
      <draw:frame draw:id="id90" draw:style-name="a409" draw:transform="translate(-0.24242in -6.44979in) rotate(-1.5708) translate(6.88354in 0.24242in)" draw:name="Graphic 42" svg:width="0.48485in" svg:height="12.89958in" style:rel-width="scale" style:rel-height="scale">
        <draw:image xlink:href="media/image6.svg" xlink:type="simple" xlink:show="embed" xlink:actuate="onLoad"/>
        <svg:title/>
        <svg:desc/>
      </draw:frame>
      <draw:frame draw:id="id91" draw:style-name="a410" draw:transform="translate(-1.07242in -1.06538in) rotate(-4.71239) translate(1.06538in 1.07243in)" draw:name="Graphic 53" svg:width="2.14485in" svg:height="2.13076in" style:rel-width="scale" style:rel-height="scale">
        <draw:image xlink:href="media/image7.svg" xlink:type="simple" xlink:show="embed" xlink:actuate="onLoad"/>
        <svg:title/>
        <svg:desc/>
      </draw:frame>
      <draw:custom-shape svg:x="0.43376in" svg:y="5.39105in" svg:width="0.84757in" svg:height="0.84757in" draw:id="id92" draw:style-name="a413" draw:name="Image 2">
        <svg:title/>
        <svg:desc/>
        <text:p text:style-name="a412" text:class-names="" text:cond-style-name=""><text:span text:style-name="a411"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presentation:notes style:page-layout-name="pageLayout2" draw:style-name="a414"/>
    </style:master-page>
    <style:master-page style:name="Master1-Layout12-cust-Timeline-2" style:page-layout-name="pageLayout1" draw:style-name="a415">
      <draw:custom-shape svg:x="-0.02632in" svg:y="0in" svg:width="13.35965in" svg:height="3.79167in" draw:id="id93" draw:style-name="a418" draw:name="Rectangle 32">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94" draw:style-name="a421" draw:name="Rectangle 33">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frame draw:id="id95" presentation:style-name="a424" draw:name="Title 1" svg:x="1in" svg:y="1.15625in" svg:width="11.49566in" svg:height="1.1076in" presentation:class="title" presentation:placeholder="false">
        <draw:text-box>
          <text:p text:style-name="a423" text:class-names="" text:cond-style-name=""><text:span text:style-name="a422" text:class-names="">Click to add title</text:span></text:p>
        </draw:text-box>
        <svg:title/>
        <svg:desc/>
      </draw:frame>
      <draw:frame draw:id="id96" presentation:style-name="a440" draw:name="Content Placeholder 5" svg:x="1in" svg:y="2.53288in" svg:width="11.49566in" svg:height="4.31819in" presentation:class="object" presentation:placeholder="false">
        <draw:text-box>
          <text:list text:style-name="a427">
            <text:list-item>
              <text:p text:style-name="a426" text:class-names="" text:cond-style-name=""><text:span text:style-name="a425" text:class-names="">Click to add text</text:span></text:p>
            </text:list-item>
          </text:list>
          <text:list text:style-name="a430">
            <text:list-item>
              <text:list text:style-name="a430">
                <text:list-item>
                  <text:p text:style-name="a429" text:class-names="" text:cond-style-name=""><text:span text:style-name="a428" text:class-names="">Second level</text:span></text:p>
                </text:list-item>
              </text:list>
            </text:list-item>
          </text:list>
          <text:list text:style-name="a433">
            <text:list-item>
              <text:list text:style-name="a433">
                <text:list-item>
                  <text:list text:style-name="a433">
                    <text:list-item>
                      <text:p text:style-name="a432" text:class-names="" text:cond-style-name=""><text:span text:style-name="a431" text:class-names="">Third level</text:span></text:p>
                    </text:list-item>
                  </text:list>
                </text:list-item>
              </text:list>
            </text:list-item>
          </text:list>
          <text:list text:style-name="a436">
            <text:list-item>
              <text:list text:style-name="a436">
                <text:list-item>
                  <text:list text:style-name="a436">
                    <text:list-item>
                      <text:list text:style-name="a436">
                        <text:list-item>
                          <text:p text:style-name="a435" text:class-names="" text:cond-style-name=""><text:span text:style-name="a434" text:class-names="">Fourth level</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7" text:class-names="">Fifth level</text:span></text:p>
                            </text:list-item>
                          </text:list>
                        </text:list-item>
                      </text:list>
                    </text:list-item>
                  </text:list>
                </text:list-item>
              </text:list>
            </text:list-item>
          </text:list>
        </draw:text-box>
        <svg:title/>
        <svg:desc/>
      </draw:frame>
      <draw:frame draw:id="id97" presentation:style-name="a443" draw:name="Slide Number Placeholder 2" svg:x="11.32812in" svg:y="0.5in" svg:width="1.16753in" svg:height="0.51563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page-layout-name="pageLayout2" draw:style-name="a444"/>
    </style:master-page>
    <style:master-page style:name="Master1-Layout13-cust-Closing" style:page-layout-name="pageLayout1" draw:style-name="a445">
      <draw:custom-shape svg:x="0in" svg:y="0in" svg:width="9.78646in" svg:height="7.5in" draw:id="id98" draw:style-name="a448" draw:name="Freeform: Shape 12">
        <svg:title/>
        <svg:desc/>
        <text:p text:style-name="a447" text:class-names="" text:cond-style-name=""><text:span text:style-name="a446" text:class-names=""/></text:p>
        <draw:enhanced-geometry xmlns:dr3d="urn:oasis:names:tc:opendocument:xmlns:dr3d:1.0" draw:type="non-primitive" svg:viewBox="0 0 8948738 6858000" draw:enhanced-path="M ?f0 ?f0 L ?f3 ?f0 ?f4 ?f5 C ?f6 ?f7 ?f1 ?f8 ?f1 ?f9 ?f1 ?f10 ?f11 ?f12 ?f13 ?f14 L ?f15 ?f2 ?f0 ?f2 Z N" draw:text-areas="?f42 ?f44 ?f43 ?f45" draw:glue-points="?f46 ?f47 ?f48 ?f47 ?f49 ?f50 ?f51 ?f52 ?f53 ?f54 ?f55 ?f56 ?f46 ?f56" draw:glue-point-leaving-directions="-90, -90, -90, -90, -90, -90, -90">
          <draw:equation draw:name="f0" draw:formula="0"/>
          <draw:equation draw:name="f1" draw:formula="8948738"/>
          <draw:equation draw:name="f2" draw:formula="6858000"/>
          <draw:equation draw:name="f3" draw:formula="5932941"/>
          <draw:equation draw:name="f4" draw:formula="6047310"/>
          <draw:equation draw:name="f5" draw:formula="14613"/>
          <draw:equation draw:name="f6" draw:formula="7690210"/>
          <draw:equation draw:name="f7" draw:formula="267026"/>
          <draw:equation draw:name="f8" draw:formula="1693971"/>
          <draw:equation draw:name="f9" draw:formula="3416480"/>
          <draw:equation draw:name="f10" draw:formula="5257788"/>
          <draw:equation draw:name="f11" draw:formula="7510634"/>
          <draw:equation draw:name="f12" draw:formula="6761349"/>
          <draw:equation draw:name="f13" draw:formula="5702202"/>
          <draw:equation draw:name="f14" draw:formula="6853523"/>
          <draw:equation draw:name="f15" draw:formula="5526113"/>
          <draw:equation draw:name="f16" draw:formula="?f2 - ?f0"/>
          <draw:equation draw:name="f17" draw:formula="?f1 - ?f0"/>
          <draw:equation draw:name="f18" draw:formula="?f17 / 8948738"/>
          <draw:equation draw:name="f19" draw:formula="?f16 / 6858000"/>
          <draw:equation draw:name="f20" draw:formula="0 * ?f17"/>
          <draw:equation draw:name="f21" draw:formula="0 * ?f16"/>
          <draw:equation draw:name="f22" draw:formula="5932941 * ?f17"/>
          <draw:equation draw:name="f23" draw:formula="6047310 * ?f17"/>
          <draw:equation draw:name="f24" draw:formula="14613 * ?f16"/>
          <draw:equation draw:name="f25" draw:formula="8948738 * ?f17"/>
          <draw:equation draw:name="f26" draw:formula="3416480 * ?f16"/>
          <draw:equation draw:name="f27" draw:formula="5702202 * ?f17"/>
          <draw:equation draw:name="f28" draw:formula="6853523 * ?f16"/>
          <draw:equation draw:name="f29" draw:formula="5526113 * ?f17"/>
          <draw:equation draw:name="f30" draw:formula="6858000 * ?f16"/>
          <draw:equation draw:name="f31" draw:formula="?f20 / 8948738"/>
          <draw:equation draw:name="f32" draw:formula="?f21 / 6858000"/>
          <draw:equation draw:name="f33" draw:formula="?f22 / 8948738"/>
          <draw:equation draw:name="f34" draw:formula="?f23 / 8948738"/>
          <draw:equation draw:name="f35" draw:formula="?f24 / 6858000"/>
          <draw:equation draw:name="f36" draw:formula="?f25 / 8948738"/>
          <draw:equation draw:name="f37" draw:formula="?f26 / 6858000"/>
          <draw:equation draw:name="f38" draw:formula="?f27 / 8948738"/>
          <draw:equation draw:name="f39" draw:formula="?f28 / 6858000"/>
          <draw:equation draw:name="f40" draw:formula="?f29 / 8948738"/>
          <draw:equation draw:name="f41" draw:formula="?f30 / 6858000"/>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8"/>
          <draw:equation draw:name="f50" draw:formula="?f35 / ?f19"/>
          <draw:equation draw:name="f51" draw:formula="?f36 / ?f18"/>
          <draw:equation draw:name="f52" draw:formula="?f37 / ?f19"/>
          <draw:equation draw:name="f53" draw:formula="?f38 / ?f18"/>
          <draw:equation draw:name="f54" draw:formula="?f39 / ?f19"/>
          <draw:equation draw:name="f55" draw:formula="?f40 / ?f18"/>
          <draw:equation draw:name="f56" draw:formula="?f41 / ?f19"/>
        </draw:enhanced-geometry>
      </draw:custom-shape>
      <draw:custom-shape svg:x="8.23218in" svg:y="0in" svg:width="5.10857in" svg:height="7.5in" draw:id="id99" draw:style-name="a451" draw:name="Freeform: Shape 18">
        <svg:title/>
        <svg:desc/>
        <text:p text:style-name="a450" text:class-names="" text:cond-style-name=""><text:span text:style-name="a449" text:class-names=""/></text:p>
        <draw:enhanced-geometry xmlns:dr3d="urn:oasis:names:tc:opendocument:xmlns:dr3d:1.0" draw:type="non-primitive" svg:viewBox="0 0 4653374 6831717" draw:enhanced-path="M ?f3 ?f0 L ?f1 ?f0 ?f1 ?f2 ?f3 ?f2 C ?f4 ?f2 ?f0 ?f5 ?f0 ?f6 ?f0 ?f7 ?f8 ?f0 ?f3 ?f0 Z N" draw:text-areas="?f25 ?f27 ?f26 ?f28" draw:glue-points="?f29 ?f30 ?f31 ?f30 ?f31 ?f32 ?f29 ?f32 ?f33 ?f34 ?f29 ?f30" draw:glue-point-leaving-directions="-90, -90, -90, -90, -90, -90">
          <draw:equation draw:name="f0" draw:formula="0"/>
          <draw:equation draw:name="f1" draw:formula="4653374"/>
          <draw:equation draw:name="f2" draw:formula="6831717"/>
          <draw:equation draw:name="f3" draw:formula="3416476"/>
          <draw:equation draw:name="f4" draw:formula="1529612"/>
          <draw:equation draw:name="f5" draw:formula="5302406"/>
          <draw:equation draw:name="f6" draw:formula="3415863"/>
          <draw:equation draw:name="f7" draw:formula="1529335"/>
          <draw:equation draw:name="f8" draw:formula="1529607"/>
          <draw:equation draw:name="f9" draw:formula="?f2 - ?f0"/>
          <draw:equation draw:name="f10" draw:formula="?f1 - ?f0"/>
          <draw:equation draw:name="f11" draw:formula="?f10 / 4653374"/>
          <draw:equation draw:name="f12" draw:formula="?f9 / 6831717"/>
          <draw:equation draw:name="f13" draw:formula="3416476 * ?f10"/>
          <draw:equation draw:name="f14" draw:formula="0 * ?f9"/>
          <draw:equation draw:name="f15" draw:formula="4653374 * ?f10"/>
          <draw:equation draw:name="f16" draw:formula="6831717 * ?f9"/>
          <draw:equation draw:name="f17" draw:formula="0 * ?f10"/>
          <draw:equation draw:name="f18" draw:formula="3415863 * ?f9"/>
          <draw:equation draw:name="f19" draw:formula="?f13 / 4653374"/>
          <draw:equation draw:name="f20" draw:formula="?f14 / 6831717"/>
          <draw:equation draw:name="f21" draw:formula="?f15 / 4653374"/>
          <draw:equation draw:name="f22" draw:formula="?f16 / 6831717"/>
          <draw:equation draw:name="f23" draw:formula="?f17 / 4653374"/>
          <draw:equation draw:name="f24" draw:formula="?f18 / 6831717"/>
          <draw:equation draw:name="f25" draw:formula="?f0 / ?f11"/>
          <draw:equation draw:name="f26" draw:formula="?f1 / ?f11"/>
          <draw:equation draw:name="f27" draw:formula="?f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frame draw:id="id100" draw:style-name="a452" draw:name="Image 2" svg:x="9.58726in" svg:y="0in" svg:width="3.75349in" svg:height="3.75349in" style:rel-width="scale" style:rel-height="scale">
        <draw:image xlink:href="media/image8.svg" xlink:type="simple" xlink:show="embed" xlink:actuate="onLoad"/>
        <svg:title/>
        <svg:desc/>
      </draw:frame>
      <draw:frame draw:id="id101" presentation:style-name="a455" draw:name="Title 1" svg:x="1in" svg:y="0.92933in" svg:width="6.25in" svg:height="2.98306in" presentation:class="title" presentation:placeholder="false">
        <draw:text-box>
          <text:p text:style-name="a454" text:class-names="" text:cond-style-name=""><text:span text:style-name="a453" text:class-names="">Click to add title</text:span></text:p>
        </draw:text-box>
        <svg:title/>
        <svg:desc/>
      </draw:frame>
      <draw:frame draw:id="id102" presentation:style-name="a458" draw:name="Subtitle 2" svg:x="1in" svg:y="4.17061in" svg:width="6.25in" svg:height="2.44383in" presentation:class="subtitle" presentation:placeholder="false">
        <draw:text-box>
          <text:p text:style-name="a457" text:class-names="" text:cond-style-name=""><text:span text:style-name="a456" text:class-names="">Click to add subtitle</text:span></text:p>
        </draw:text-box>
        <svg:title/>
        <svg:desc/>
      </draw:frame>
      <presentation:notes style:page-layout-name="pageLayout2" draw:style-name="a459"/>
    </style:master-page>
    <style:master-page style:name="Master1-Layout14-titleOnly-Title-Only" style:page-layout-name="pageLayout1" draw:style-name="a460">
      <draw:custom-shape svg:x="0in" svg:y="0in" svg:width="2.45279in" svg:height="2.29983in" draw:id="id103" draw:style-name="a463" draw:name="Freeform: Shape 6">
        <svg:title/>
        <svg:desc/>
        <text:p text:style-name="a462" text:class-names="" text:cond-style-name=""><text:span text:style-name="a461"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custom-shape svg:x="10.88055in" svg:y="5.20017in" svg:width="2.45279in" svg:height="2.29983in" draw:id="id104" draw:style-name="a466" draw:name="Freeform: Shape 8">
        <svg:title/>
        <svg:desc/>
        <text:p text:style-name="a465" text:class-names="" text:cond-style-name=""><text:span text:style-name="a464"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05" presentation:style-name="a469" draw:name="Title 1" svg:x="0.83in" svg:y="0.8in" svg:width="11.67in" svg:height="1.48956in" presentation:class="title" presentation:placeholder="false">
        <draw:text-box>
          <text:p text:style-name="a468" text:class-names="" text:cond-style-name=""><text:span text:style-name="a467" text:class-names="">Click to add title</text:span></text:p>
        </draw:text-box>
        <svg:title/>
        <svg:desc/>
      </draw:frame>
      <draw:frame draw:id="id106" presentation:style-name="a472" draw:name="Slide Number Placeholder 4" svg:x="11.41566in" svg:y="0.5in" svg:width="1.08in" svg:height="0.26739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page-layout-name="pageLayout2" draw:style-name="a473"/>
    </style:master-page>
    <style:master-page style:name="Master1-Layout15-blank-Blank" style:page-layout-name="pageLayout1" draw:style-name="a474">
      <draw:custom-shape svg:x="0in" svg:y="0in" svg:width="2.45279in" svg:height="2.29983in" draw:id="id107" draw:style-name="a477" draw:name="Freeform: Shape 5">
        <svg:title/>
        <svg:desc/>
        <text:p text:style-name="a476" text:class-names="" text:cond-style-name=""><text:span text:style-name="a475"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custom-shape svg:x="10.88055in" svg:y="5.20017in" svg:width="2.45279in" svg:height="2.29983in" draw:id="id108" draw:style-name="a480" draw:name="Freeform: Shape 7">
        <svg:title/>
        <svg:desc/>
        <text:p text:style-name="a479" text:class-names="" text:cond-style-name=""><text:span text:style-name="a478"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09" presentation:style-name="a483" draw:name="Slide Number Placeholder 3" svg:x="11.41566in" svg:y="0.5in" svg:width="1.08in" svg:height="0.26739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page-layout-name="pageLayout2" draw:style-name="a484"/>
    </style:master-page>
    <style:master-page style:name="Master1-Layout16-objTx-Content-with-Caption" style:page-layout-name="pageLayout1" draw:style-name="a485">
      <draw:custom-shape svg:x="10.88055in" svg:y="5.20017in" svg:width="2.45279in" svg:height="2.29983in" draw:id="id110" draw:style-name="a488" draw:name="Freeform: Shape 10">
        <svg:title/>
        <svg:desc/>
        <text:p text:style-name="a487" text:class-names="" text:cond-style-name=""><text:span text:style-name="a486"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11" presentation:style-name="a491" draw:name="Title 1" svg:x="0.83in" svg:y="0.83in" svg:width="4.30035in" svg:height="1.66739in" presentation:class="title" presentation:placeholder="false">
        <draw:text-box>
          <text:p text:style-name="a490" text:class-names="" text:cond-style-name=""><text:span text:style-name="a489" text:class-names="">Click to add title</text:span></text:p>
        </draw:text-box>
        <svg:title/>
        <svg:desc/>
      </draw:frame>
      <draw:frame draw:id="id112" presentation:style-name="a494" draw:name="Slide Number Placeholder 6" svg:x="11.41566in" svg:y="0.5in" svg:width="1.08in" svg:height="0.26739in" presentation:class="page-number" presentation:placeholder="false">
        <draw:text-box>
          <text:p text:style-name="a493" text:class-names="" text:cond-style-name=""><text:span text:style-name="a492" text:class-names=""><text:page-number style:num-format="1" text:fixed="false"/></text:span></text:p>
        </draw:text-box>
        <svg:title/>
        <svg:desc/>
      </draw:frame>
      <draw:frame draw:id="id113" presentation:style-name="a498" draw:name="Text Placeholder 3" svg:x="0.83in" svg:y="2.5in" svg:width="4.30035in" svg:height="3.90101in" presentation:class="outline" presentation:placeholder="false">
        <draw:text-box>
          <text:list text:style-name="a497">
            <text:list-item>
              <text:p text:style-name="a496" text:class-names="" text:cond-style-name=""><text:span text:style-name="a495" text:class-names="">Click to add text</text:span></text:p>
            </text:list-item>
          </text:list>
        </draw:text-box>
        <svg:title/>
        <svg:desc/>
      </draw:frame>
      <draw:frame draw:id="id114" presentation:style-name="a514" draw:name="Content Placeholder 2" svg:x="5.6684in" svg:y="0.81087in" svg:width="6.82725in" svg:height="5.59885in" presentation:class="object" presentation:placeholder="false">
        <draw:text-box>
          <text:list text:style-name="a501">
            <text:list-item>
              <text:p text:style-name="a500" text:class-names="" text:cond-style-name=""><text:span text:style-name="a499" text:class-names="">Click to add text</text:span></text:p>
            </text:list-item>
          </text:list>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Fifth level</text:span></text:p>
                            </text:list-item>
                          </text:list>
                        </text:list-item>
                      </text:list>
                    </text:list-item>
                  </text:list>
                </text:list-item>
              </text:list>
            </text:list-item>
          </text:list>
        </draw:text-box>
        <svg:title/>
        <svg:desc/>
      </draw:frame>
      <presentation:notes style:page-layout-name="pageLayout2" draw:style-name="a515"/>
    </style:master-page>
    <style:master-page style:name="Master1-Layout17-picTx-Picture-with-Caption" style:page-layout-name="pageLayout1" draw:style-name="a516">
      <draw:custom-shape svg:x="10.88055in" svg:y="5.20017in" svg:width="2.45279in" svg:height="2.29983in" draw:id="id115" draw:style-name="a519" draw:name="Freeform: Shape 10">
        <svg:title/>
        <svg:desc/>
        <text:p text:style-name="a518" text:class-names="" text:cond-style-name=""><text:span text:style-name="a517"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16" presentation:style-name="a522" draw:name="Title 1" svg:x="0.83217in" svg:y="0.82608in" svg:width="4.3in" svg:height="1.67in" presentation:class="title" presentation:placeholder="false">
        <draw:text-box>
          <text:p text:style-name="a521" text:class-names="" text:cond-style-name=""><text:span text:style-name="a520" text:class-names="">Click to add title</text:span></text:p>
        </draw:text-box>
        <svg:title/>
        <svg:desc/>
      </draw:frame>
      <draw:frame draw:id="id117" presentation:style-name="a525" draw:name="Slide Number Placeholder 6" svg:x="11.41566in" svg:y="0.5in" svg:width="1.08in" svg:height="0.26739in" presentation:class="page-number" presentation:placeholder="false">
        <draw:text-box>
          <text:p text:style-name="a524" text:class-names="" text:cond-style-name=""><text:span text:style-name="a523" text:class-names=""><text:page-number style:num-format="1" text:fixed="false"/></text:span></text:p>
        </draw:text-box>
        <svg:title/>
        <svg:desc/>
      </draw:frame>
      <draw:frame draw:id="id118" presentation:style-name="a529" draw:name="Text Placeholder 3" svg:x="0.83217in" svg:y="2.5in" svg:width="4.3in" svg:height="4.1684in" presentation:class="outline" presentation:placeholder="false">
        <draw:text-box>
          <text:list text:style-name="a528">
            <text:list-item>
              <text:p text:style-name="a527" text:class-names="" text:cond-style-name=""><text:span text:style-name="a526" text:class-names="">Click to add text</text:span></text:p>
            </text:list-item>
          </text:list>
        </draw:text-box>
        <svg:title/>
        <svg:desc/>
      </draw:frame>
      <draw:frame draw:id="id119" presentation:style-name="a532" draw:name="Picture Placeholder 2" svg:x="5.75536in" svg:y="1.07986in" svg:width="6.75in" svg:height="5.32986in" presentation:class="graphic" presentation:placeholder="false">
        <draw:text-box>
          <text:p text:style-name="a531" text:class-names="" text:cond-style-name=""><text:span text:style-name="a530" text:class-names="">Click to add picture</text:span></text:p>
        </draw:text-box>
        <svg:title/>
        <svg:desc/>
      </draw:frame>
      <presentation:notes style:page-layout-name="pageLayout2" draw:style-name="a533"/>
    </style:master-page>
    <style:handout-master style:page-layout-name="pageLayout3" draw:style-name="a534">
      <draw:frame draw:id="id120" presentation:style-name="a537" draw:name="Header Placeholder 1" svg:x="0in" svg:y="0in" svg:width="6.5in" svg:height="1.33681in" presentation:class="header" presentation:placeholder="false">
        <draw:text-box>
          <text:p text:style-name="a536" text:class-names="" text:cond-style-name=""><text:span text:style-name="a535" text:class-names=""/></text:p>
        </draw:text-box>
        <svg:title/>
        <svg:desc/>
      </draw:frame>
      <draw:frame draw:id="id121" presentation:style-name="a541" draw:name="Date Placeholder 2" svg:x="8.49653in" svg:y="0in" svg:width="6.5in" svg:height="1.33681in" presentation:class="date-time" presentation:placeholder="false">
        <draw:text-box>
          <text:p text:style-name="a540" text:class-names="" text:cond-style-name=""><text:span text:style-name="a538" text:class-names=""><text:date text:fixed="false" style:data-style-name="a539">2024</text:date></text:span></text:p>
        </draw:text-box>
        <svg:title/>
        <svg:desc/>
      </draw:frame>
      <draw:frame draw:id="id122" presentation:style-name="a544" draw:name="Footer Placeholder 3" svg:x="0in" svg:y="25.32986in" svg:width="6.5in" svg:height="1.33681in" presentation:class="footer" presentation:placeholder="false">
        <draw:text-box>
          <text:p text:style-name="a543" text:class-names="" text:cond-style-name=""><text:span text:style-name="a542" text:class-names=""/></text:p>
        </draw:text-box>
        <svg:title/>
        <svg:desc/>
      </draw:frame>
      <draw:frame draw:id="id123" presentation:style-name="a547" draw:name="Slide Number Placeholder 4" svg:x="8.49653in" svg:y="25.32986in" svg:width="6.5in" svg:height="1.33681in" presentation:class="page-number" presentation:placeholder="false">
        <draw:text-box>
          <text:p text:style-name="a546" text:class-names="" text:cond-style-name=""><text:span text:style-name="a545" text:class-names=""><text:page-number style:num-format="1" text:fixed="false"/></text:span></text:p>
        </draw:text-box>
        <svg:title/>
        <svg:desc/>
      </draw:frame>
      <draw:page-thumbnail draw:page-number="1" svg:x="1.05035in" svg:y="3.86979in" svg:width="6.14931in" svg:height="3.45833in"/>
      <draw:page-thumbnail draw:page-number="2" svg:x="7.80035in" svg:y="3.86979in" svg:width="6.14931in" svg:height="3.45833in"/>
      <draw:page-thumbnail draw:page-number="3" svg:x="1.05035in" svg:y="11.60243in" svg:width="6.14931in" svg:height="3.45833in"/>
      <draw:page-thumbnail draw:page-number="4" svg:x="7.80035in" svg:y="11.60243in" svg:width="6.14931in" svg:height="3.45833in"/>
      <draw:page-thumbnail draw:page-number="5" svg:x="1.05035in" svg:y="19.33507in" svg:width="6.14931in" svg:height="3.45833in"/>
      <draw:page-thumbnail draw:page-number="6" svg:x="7.80035in" svg:y="19.33507in" svg:width="6.14931in" svg:height="3.45833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FINAL PROJECT</dc:title>
    <dc:subject/>
    <meta:initial-creator>Bruno Maleš</meta:initial-creator>
    <dc:creator>Bruno Maleš</dc:creator>
    <meta:creation-date>2024-04-23T19:19:34Z</meta:creation-date>
    <dc:date>2024-04-24T07:14:41Z</dc:date>
    <meta:template xlink:href="%7bEA1D9E53-42E1-4BEB-B772-0A5BEE9E3CF7%7dtf78438558_win32" xlink:type="simple"/>
    <meta:editing-cycles>1</meta:editing-cycles>
    <meta:editing-duration>PT1507S</meta:editing-duration>
    <meta:user-defined meta:name="ContentTypeId">0x01010079F111ED35F8CC479449609E8A0923A6</meta:user-defined>
    <meta:document-statistic meta:paragraph-count="19" meta:word-count="28"/>
  </office:meta>
</office:document-meta>
</file>